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6" table:formula="of:=2*[.H3]" office:value-type="float" office:value="1024" calcext:value-type="float">
            <text:p>1024</text:p>
          </table:table-cell>
          <table:table-cell table:style-name="ce6" table:formula="of:=2*[.I3]" office:value-type="float" office:value="2048" calcext:value-type="float">
            <text:p>2048</text:p>
          </table:table-cell>
          <table:table-cell table:style-name="ce6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6" table:formula="of:=2*[.R3]" office:value-type="float" office:value="1024" calcext:value-type="float">
            <text:p>1024</text:p>
          </table:table-cell>
          <table:table-cell table:style-name="ce6" table:formula="of:=2*[.S3]" office:value-type="float" office:value="2048" calcext:value-type="float">
            <text:p>2048</text:p>
          </table:table-cell>
          <table:table-cell table:style-name="ce6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4.295E-06</text:p>
          </table:table-cell>
          <table:table-cell office:value-type="string" calcext:value-type="string">
            <text:p>test_cpp_std_unordered_map_to_py_dict_string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6.7E-07</text:p>
          </table:table-cell>
          <table:table-cell office:value-type="string" calcext:value-type="string">
            <text:p>test_cpp_std_unordered_map_to_py_dict_string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1.087E-06</text:p>
          </table:table-cell>
          <table:table-cell office:value-type="string" calcext:value-type="string">
            <text:p>test_cpp_std_unordered_map_to_py_dict_string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1.989E-06</text:p>
          </table:table-cell>
          <table:table-cell office:value-type="string" calcext:value-type="string">
            <text:p>test_cpp_std_unordered_map_to_py_dict_string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5.284E-06</text:p>
          </table:table-cell>
          <table:table-cell office:value-type="string" calcext:value-type="string">
            <text:p>test_cpp_std_unordered_map_to_py_dict_string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7.959E-06</text:p>
          </table:table-cell>
          <table:table-cell office:value-type="string" calcext:value-type="string">
            <text:p>test_cpp_std_unordered_map_to_py_dict_string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1.6132E-05</text:p>
          </table:table-cell>
          <table:table-cell office:value-type="string" calcext:value-type="string">
            <text:p>test_cpp_std_unordered_map_to_py_dict_string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3.4747E-05</text:p>
          </table:table-cell>
          <table:table-cell office:value-type="string" calcext:value-type="string">
            <text:p>test_cpp_std_unordered_map_to_py_dict_string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6.5157E-05</text:p>
          </table:table-cell>
          <table:table-cell office:value-type="string" calcext:value-type="string">
            <text:p>test_cpp_std_unordered_map_to_py_dict_string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</text:p>
          </table:table-cell>
          <table:table-cell office:value-type="string" calcext:value-type="string">
            <text:p>test_cpp_std_unordered_map_to_py_dict_string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string" calcext:value-type="string">
            <text:p>test_cpp_std_unordered_map_to_py_dict_string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string" calcext:value-type="string">
            <text:p>test_cpp_std_unordered_map_to_py_dict_string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string" calcext:value-type="string">
            <text:p>test_cpp_std_unordered_map_to_py_dict_string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string" calcext:value-type="string">
            <text:p>test_cpp_std_unordered_map_to_py_dict_string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</text:p>
          </table:table-cell>
          <table:table-cell office:value-type="string" calcext:value-type="string">
            <text:p>test_cpp_std_unordered_map_to_py_dict_string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string" calcext:value-type="string">
            <text:p>test_cpp_std_unordered_map_to_py_dict_string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string" calcext:value-type="string">
            <text:p>test_cpp_std_unordered_map_to_py_dict_string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string" calcext:value-type="string">
            <text:p>test_cpp_std_unordered_map_to_py_dict_string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string" calcext:value-type="string">
            <text:p>test_cpp_std_unordered_map_to_py_dict_string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string" calcext:value-type="string">
            <text:p>test_cpp_std_unordered_map_to_py_dict_string&lt;std::string[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string" calcext:value-type="string">
            <text:p>test_cpp_std_unordered_map_to_py_dict_string&lt;std::string[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99" calcext:value-type="float">
            <text:p>5.199E-06</text:p>
          </table:table-cell>
          <table:table-cell office:value-type="string" calcext:value-type="string">
            <text:p>test_cpp_std_unordered_map_to_py_dict_string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67" calcext:value-type="float">
            <text:p>1.467E-06</text:p>
          </table:table-cell>
          <table:table-cell office:value-type="string" calcext:value-type="string">
            <text:p>test_cpp_std_unordered_map_to_py_dict_string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88" calcext:value-type="float">
            <text:p>1.588E-06</text:p>
          </table:table-cell>
          <table:table-cell office:value-type="string" calcext:value-type="string">
            <text:p>test_cpp_std_unordered_map_to_py_dict_string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463" calcext:value-type="float">
            <text:p>2.463E-06</text:p>
          </table:table-cell>
          <table:table-cell office:value-type="string" calcext:value-type="string">
            <text:p>test_cpp_std_unordered_map_to_py_dict_string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795" calcext:value-type="float">
            <text:p>5.795E-06</text:p>
          </table:table-cell>
          <table:table-cell office:value-type="string" calcext:value-type="string">
            <text:p>test_cpp_std_unordered_map_to_py_dict_string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601" calcext:value-type="float">
            <text:p>7.601E-06</text:p>
          </table:table-cell>
          <table:table-cell office:value-type="string" calcext:value-type="string">
            <text:p>test_cpp_std_unordered_map_to_py_dict_string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391" calcext:value-type="float">
            <text:p>1.4391E-05</text:p>
          </table:table-cell>
          <table:table-cell office:value-type="string" calcext:value-type="string">
            <text:p>test_cpp_std_unordered_map_to_py_dict_string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7602" calcext:value-type="float">
            <text:p>2.7602E-05</text:p>
          </table:table-cell>
          <table:table-cell office:value-type="string" calcext:value-type="string">
            <text:p>test_cpp_std_unordered_map_to_py_dict_string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533" calcext:value-type="float">
            <text:p>5.4533E-05</text:p>
          </table:table-cell>
          <table:table-cell office:value-type="string" calcext:value-type="string">
            <text:p>test_cpp_std_unordered_map_to_py_dict_string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5212" calcext:value-type="float">
            <text:p>0.000125212</text:p>
          </table:table-cell>
          <table:table-cell office:value-type="string" calcext:value-type="string">
            <text:p>test_cpp_std_unordered_map_to_py_dict_string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52887" calcext:value-type="float">
            <text:p>0.000252887</text:p>
          </table:table-cell>
          <table:table-cell office:value-type="string" calcext:value-type="string">
            <text:p>test_cpp_std_unordered_map_to_py_dict_string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85341" calcext:value-type="float">
            <text:p>0.000485341</text:p>
          </table:table-cell>
          <table:table-cell office:value-type="string" calcext:value-type="string">
            <text:p>test_cpp_std_unordered_map_to_py_dict_string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074397" calcext:value-type="float">
            <text:p>0.001074397</text:p>
          </table:table-cell>
          <table:table-cell office:value-type="string" calcext:value-type="string">
            <text:p>test_cpp_std_unordered_map_to_py_dict_string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134781" calcext:value-type="float">
            <text:p>0.002134781</text:p>
          </table:table-cell>
          <table:table-cell office:value-type="string" calcext:value-type="string">
            <text:p>test_cpp_std_unordered_map_to_py_dict_string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415573" calcext:value-type="float">
            <text:p>0.005415573</text:p>
          </table:table-cell>
          <table:table-cell office:value-type="string" calcext:value-type="string">
            <text:p>test_cpp_std_unordered_map_to_py_dict_string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038214" calcext:value-type="float">
            <text:p>0.014038214</text:p>
          </table:table-cell>
          <table:table-cell office:value-type="string" calcext:value-type="string">
            <text:p>test_cpp_std_unordered_map_to_py_dict_string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9946054" calcext:value-type="float">
            <text:p>0.029946054</text:p>
          </table:table-cell>
          <table:table-cell office:value-type="string" calcext:value-type="string">
            <text:p>test_cpp_std_unordered_map_to_py_dict_string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7790873" calcext:value-type="float">
            <text:p>0.067790873</text:p>
          </table:table-cell>
          <table:table-cell office:value-type="string" calcext:value-type="string">
            <text:p>test_cpp_std_unordered_map_to_py_dict_string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6654265" calcext:value-type="float">
            <text:p>0.146654265</text:p>
          </table:table-cell>
          <table:table-cell office:value-type="string" calcext:value-type="string">
            <text:p>test_cpp_std_unordered_map_to_py_dict_string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31140017" calcext:value-type="float">
            <text:p>0.331140017</text:p>
          </table:table-cell>
          <table:table-cell office:value-type="string" calcext:value-type="string">
            <text:p>test_cpp_std_unordered_map_to_py_dict_string&lt;std::string[1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38490727" calcext:value-type="float">
            <text:p>0.738490727</text:p>
          </table:table-cell>
          <table:table-cell office:value-type="string" calcext:value-type="string">
            <text:p>test_cpp_std_unordered_map_to_py_dict_string&lt;std::string[1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995" calcext:value-type="float">
            <text:p>4.995E-06</text:p>
          </table:table-cell>
          <table:table-cell office:value-type="string" calcext:value-type="string">
            <text:p>test_cpp_std_unordered_map_to_py_dict_string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2" calcext:value-type="float">
            <text:p>8.2E-07</text:p>
          </table:table-cell>
          <table:table-cell office:value-type="string" calcext:value-type="string">
            <text:p>test_cpp_std_unordered_map_to_py_dict_string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8" calcext:value-type="float">
            <text:p>1.538E-06</text:p>
          </table:table-cell>
          <table:table-cell office:value-type="string" calcext:value-type="string">
            <text:p>test_cpp_std_unordered_map_to_py_dict_string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55" calcext:value-type="float">
            <text:p>2.355E-06</text:p>
          </table:table-cell>
          <table:table-cell office:value-type="string" calcext:value-type="string">
            <text:p>test_cpp_std_unordered_map_to_py_dict_string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651" calcext:value-type="float">
            <text:p>5.651E-06</text:p>
          </table:table-cell>
          <table:table-cell office:value-type="string" calcext:value-type="string">
            <text:p>test_cpp_std_unordered_map_to_py_dict_string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861" calcext:value-type="float">
            <text:p>7.861E-06</text:p>
          </table:table-cell>
          <table:table-cell office:value-type="string" calcext:value-type="string">
            <text:p>test_cpp_std_unordered_map_to_py_dict_string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435" calcext:value-type="float">
            <text:p>1.4435E-05</text:p>
          </table:table-cell>
          <table:table-cell office:value-type="string" calcext:value-type="string">
            <text:p>test_cpp_std_unordered_map_to_py_dict_string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8631" calcext:value-type="float">
            <text:p>2.8631E-05</text:p>
          </table:table-cell>
          <table:table-cell office:value-type="string" calcext:value-type="string">
            <text:p>test_cpp_std_unordered_map_to_py_dict_string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8363" calcext:value-type="float">
            <text:p>5.8363E-05</text:p>
          </table:table-cell>
          <table:table-cell office:value-type="string" calcext:value-type="string">
            <text:p>test_cpp_std_unordered_map_to_py_dict_string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7531" calcext:value-type="float">
            <text:p>0.000127531</text:p>
          </table:table-cell>
          <table:table-cell office:value-type="string" calcext:value-type="string">
            <text:p>test_cpp_std_unordered_map_to_py_dict_string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5303" calcext:value-type="float">
            <text:p>0.000235303</text:p>
          </table:table-cell>
          <table:table-cell office:value-type="string" calcext:value-type="string">
            <text:p>test_cpp_std_unordered_map_to_py_dict_string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2136" calcext:value-type="float">
            <text:p>0.00042136</text:p>
          </table:table-cell>
          <table:table-cell office:value-type="string" calcext:value-type="string">
            <text:p>test_cpp_std_unordered_map_to_py_dict_string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20475" calcext:value-type="float">
            <text:p>0.000920475</text:p>
          </table:table-cell>
          <table:table-cell office:value-type="string" calcext:value-type="string">
            <text:p>test_cpp_std_unordered_map_to_py_dict_string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202808" calcext:value-type="float">
            <text:p>0.002202808</text:p>
          </table:table-cell>
          <table:table-cell office:value-type="string" calcext:value-type="string">
            <text:p>test_cpp_std_unordered_map_to_py_dict_string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93769" calcext:value-type="float">
            <text:p>0.00593769</text:p>
          </table:table-cell>
          <table:table-cell office:value-type="string" calcext:value-type="string">
            <text:p>test_cpp_std_unordered_map_to_py_dict_string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775356" calcext:value-type="float">
            <text:p>0.014775356</text:p>
          </table:table-cell>
          <table:table-cell office:value-type="string" calcext:value-type="string">
            <text:p>test_cpp_std_unordered_map_to_py_dict_string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3894384" calcext:value-type="float">
            <text:p>0.033894384</text:p>
          </table:table-cell>
          <table:table-cell office:value-type="string" calcext:value-type="string">
            <text:p>test_cpp_std_unordered_map_to_py_dict_string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2386527" calcext:value-type="float">
            <text:p>0.082386527</text:p>
          </table:table-cell>
          <table:table-cell office:value-type="string" calcext:value-type="string">
            <text:p>test_cpp_std_unordered_map_to_py_dict_string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3305846" calcext:value-type="float">
            <text:p>0.193305846</text:p>
          </table:table-cell>
          <table:table-cell office:value-type="string" calcext:value-type="string">
            <text:p>test_cpp_std_unordered_map_to_py_dict_string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29241531" calcext:value-type="float">
            <text:p>0.429241531</text:p>
          </table:table-cell>
          <table:table-cell office:value-type="string" calcext:value-type="string">
            <text:p>test_cpp_std_unordered_map_to_py_dict_string&lt;std::string[3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47478117" calcext:value-type="float">
            <text:p>1.047478117</text:p>
          </table:table-cell>
          <table:table-cell office:value-type="string" calcext:value-type="string">
            <text:p>test_cpp_std_unordered_map_to_py_dict_string&lt;std::string[3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32" calcext:value-type="float">
            <text:p>5.032E-06</text:p>
          </table:table-cell>
          <table:table-cell office:value-type="string" calcext:value-type="string">
            <text:p>test_cpp_std_unordered_map_to_py_dict_string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32" calcext:value-type="float">
            <text:p>6.32E-07</text:p>
          </table:table-cell>
          <table:table-cell office:value-type="string" calcext:value-type="string">
            <text:p>test_cpp_std_unordered_map_to_py_dict_string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45" calcext:value-type="float">
            <text:p>1.645E-06</text:p>
          </table:table-cell>
          <table:table-cell office:value-type="string" calcext:value-type="string">
            <text:p>test_cpp_std_unordered_map_to_py_dict_string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2" calcext:value-type="float">
            <text:p>2.892E-06</text:p>
          </table:table-cell>
          <table:table-cell office:value-type="string" calcext:value-type="string">
            <text:p>test_cpp_std_unordered_map_to_py_dict_string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961" calcext:value-type="float">
            <text:p>5.961E-06</text:p>
          </table:table-cell>
          <table:table-cell office:value-type="string" calcext:value-type="string">
            <text:p>test_cpp_std_unordered_map_to_py_dict_string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659" calcext:value-type="float">
            <text:p>8.659E-06</text:p>
          </table:table-cell>
          <table:table-cell office:value-type="string" calcext:value-type="string">
            <text:p>test_cpp_std_unordered_map_to_py_dict_string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15" calcext:value-type="float">
            <text:p>1.7315E-05</text:p>
          </table:table-cell>
          <table:table-cell office:value-type="string" calcext:value-type="string">
            <text:p>test_cpp_std_unordered_map_to_py_dict_string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077" calcext:value-type="float">
            <text:p>4.077E-05</text:p>
          </table:table-cell>
          <table:table-cell office:value-type="string" calcext:value-type="string">
            <text:p>test_cpp_std_unordered_map_to_py_dict_string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7019" calcext:value-type="float">
            <text:p>6.7019E-05</text:p>
          </table:table-cell>
          <table:table-cell office:value-type="string" calcext:value-type="string">
            <text:p>test_cpp_std_unordered_map_to_py_dict_string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56581" calcext:value-type="float">
            <text:p>0.000156581</text:p>
          </table:table-cell>
          <table:table-cell office:value-type="string" calcext:value-type="string">
            <text:p>test_cpp_std_unordered_map_to_py_dict_string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05357" calcext:value-type="float">
            <text:p>0.000305357</text:p>
          </table:table-cell>
          <table:table-cell office:value-type="string" calcext:value-type="string">
            <text:p>test_cpp_std_unordered_map_to_py_dict_string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6771" calcext:value-type="float">
            <text:p>0.000606771</text:p>
          </table:table-cell>
          <table:table-cell office:value-type="string" calcext:value-type="string">
            <text:p>test_cpp_std_unordered_map_to_py_dict_string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79642" calcext:value-type="float">
            <text:p>0.001179642</text:p>
          </table:table-cell>
          <table:table-cell office:value-type="string" calcext:value-type="string">
            <text:p>test_cpp_std_unordered_map_to_py_dict_string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816972" calcext:value-type="float">
            <text:p>0.002816972</text:p>
          </table:table-cell>
          <table:table-cell office:value-type="string" calcext:value-type="string">
            <text:p>test_cpp_std_unordered_map_to_py_dict_string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7799701" calcext:value-type="float">
            <text:p>0.007799701</text:p>
          </table:table-cell>
          <table:table-cell office:value-type="string" calcext:value-type="string">
            <text:p>test_cpp_std_unordered_map_to_py_dict_string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8375402" calcext:value-type="float">
            <text:p>0.018375402</text:p>
          </table:table-cell>
          <table:table-cell office:value-type="string" calcext:value-type="string">
            <text:p>test_cpp_std_unordered_map_to_py_dict_string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606892" calcext:value-type="float">
            <text:p>0.040606892</text:p>
          </table:table-cell>
          <table:table-cell office:value-type="string" calcext:value-type="string">
            <text:p>test_cpp_std_unordered_map_to_py_dict_string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98610297" calcext:value-type="float">
            <text:p>0.098610297</text:p>
          </table:table-cell>
          <table:table-cell office:value-type="string" calcext:value-type="string">
            <text:p>test_cpp_std_unordered_map_to_py_dict_string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917323" calcext:value-type="float">
            <text:p>0.23917323</text:p>
          </table:table-cell>
          <table:table-cell office:value-type="string" calcext:value-type="string">
            <text:p>test_cpp_std_unordered_map_to_py_dict_string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20134682" calcext:value-type="float">
            <text:p>0.520134682</text:p>
          </table:table-cell>
          <table:table-cell office:value-type="string" calcext:value-type="string">
            <text:p>test_cpp_std_unordered_map_to_py_dict_string&lt;std::string[6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138807136" calcext:value-type="float">
            <text:p>1.138807136</text:p>
          </table:table-cell>
          <table:table-cell office:value-type="string" calcext:value-type="string">
            <text:p>test_cpp_std_unordered_map_to_py_dict_string&lt;std::string[6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5209" calcext:value-type="float">
            <text:p>3.5209E-05</text:p>
          </table:table-cell>
          <table:table-cell office:value-type="string" calcext:value-type="string">
            <text:p>test_cpp_std_unordered_map_to_py_dict_string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553" calcext:value-type="float">
            <text:p>7.553E-06</text:p>
          </table:table-cell>
          <table:table-cell office:value-type="string" calcext:value-type="string">
            <text:p>test_cpp_std_unordered_map_to_py_dict_string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56" calcext:value-type="float">
            <text:p>1.656E-06</text:p>
          </table:table-cell>
          <table:table-cell office:value-type="string" calcext:value-type="string">
            <text:p>test_cpp_std_unordered_map_to_py_dict_string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252" calcext:value-type="float">
            <text:p>3.252E-06</text:p>
          </table:table-cell>
          <table:table-cell office:value-type="string" calcext:value-type="string">
            <text:p>test_cpp_std_unordered_map_to_py_dict_string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466" calcext:value-type="float">
            <text:p>7.466E-06</text:p>
          </table:table-cell>
          <table:table-cell office:value-type="string" calcext:value-type="string">
            <text:p>test_cpp_std_unordered_map_to_py_dict_string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802" calcext:value-type="float">
            <text:p>1.1802E-05</text:p>
          </table:table-cell>
          <table:table-cell office:value-type="string" calcext:value-type="string">
            <text:p>test_cpp_std_unordered_map_to_py_dict_string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928" calcext:value-type="float">
            <text:p>2.2928E-05</text:p>
          </table:table-cell>
          <table:table-cell office:value-type="string" calcext:value-type="string">
            <text:p>test_cpp_std_unordered_map_to_py_dict_string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2756" calcext:value-type="float">
            <text:p>4.2756E-05</text:p>
          </table:table-cell>
          <table:table-cell office:value-type="string" calcext:value-type="string">
            <text:p>test_cpp_std_unordered_map_to_py_dict_string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3191" calcext:value-type="float">
            <text:p>9.3191E-05</text:p>
          </table:table-cell>
          <table:table-cell office:value-type="string" calcext:value-type="string">
            <text:p>test_cpp_std_unordered_map_to_py_dict_string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50614" calcext:value-type="float">
            <text:p>0.000250614</text:p>
          </table:table-cell>
          <table:table-cell office:value-type="string" calcext:value-type="string">
            <text:p>test_cpp_std_unordered_map_to_py_dict_string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5863" calcext:value-type="float">
            <text:p>0.000755863</text:p>
          </table:table-cell>
          <table:table-cell office:value-type="string" calcext:value-type="string">
            <text:p>test_cpp_std_unordered_map_to_py_dict_string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98108" calcext:value-type="float">
            <text:p>0.000798108</text:p>
          </table:table-cell>
          <table:table-cell office:value-type="string" calcext:value-type="string">
            <text:p>test_cpp_std_unordered_map_to_py_dict_string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89258" calcext:value-type="float">
            <text:p>0.001489258</text:p>
          </table:table-cell>
          <table:table-cell office:value-type="string" calcext:value-type="string">
            <text:p>test_cpp_std_unordered_map_to_py_dict_string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416914" calcext:value-type="float">
            <text:p>0.004416914</text:p>
          </table:table-cell>
          <table:table-cell office:value-type="string" calcext:value-type="string">
            <text:p>test_cpp_std_unordered_map_to_py_dict_string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1026657" calcext:value-type="float">
            <text:p>0.011026657</text:p>
          </table:table-cell>
          <table:table-cell office:value-type="string" calcext:value-type="string">
            <text:p>test_cpp_std_unordered_map_to_py_dict_string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5855782" calcext:value-type="float">
            <text:p>0.025855782</text:p>
          </table:table-cell>
          <table:table-cell office:value-type="string" calcext:value-type="string">
            <text:p>test_cpp_std_unordered_map_to_py_dict_string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58641019" calcext:value-type="float">
            <text:p>0.058641019</text:p>
          </table:table-cell>
          <table:table-cell office:value-type="string" calcext:value-type="string">
            <text:p>test_cpp_std_unordered_map_to_py_dict_string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317977" calcext:value-type="float">
            <text:p>0.13317977</text:p>
          </table:table-cell>
          <table:table-cell office:value-type="string" calcext:value-type="string">
            <text:p>test_cpp_std_unordered_map_to_py_dict_string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9613583" calcext:value-type="float">
            <text:p>0.29613583</text:p>
          </table:table-cell>
          <table:table-cell office:value-type="string" calcext:value-type="string">
            <text:p>test_cpp_std_unordered_map_to_py_dict_string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2019634" calcext:value-type="float">
            <text:p>0.662019634</text:p>
          </table:table-cell>
          <table:table-cell office:value-type="string" calcext:value-type="string">
            <text:p>test_cpp_std_unordered_map_to_py_dict_string&lt;std::string[12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18574518" calcext:value-type="float">
            <text:p>1.318574518</text:p>
          </table:table-cell>
          <table:table-cell office:value-type="string" calcext:value-type="string">
            <text:p>test_cpp_std_unordered_map_to_py_dict_string&lt;std::string[12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423" calcext:value-type="float">
            <text:p>5.423E-06</text:p>
          </table:table-cell>
          <table:table-cell office:value-type="string" calcext:value-type="string">
            <text:p>test_cpp_std_unordered_map_to_py_dict_string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216" calcext:value-type="float">
            <text:p>1.216E-06</text:p>
          </table:table-cell>
          <table:table-cell office:value-type="string" calcext:value-type="string">
            <text:p>test_cpp_std_unordered_map_to_py_dict_string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871" calcext:value-type="float">
            <text:p>2.871E-06</text:p>
          </table:table-cell>
          <table:table-cell office:value-type="string" calcext:value-type="string">
            <text:p>test_cpp_std_unordered_map_to_py_dict_string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17" calcext:value-type="float">
            <text:p>4.917E-06</text:p>
          </table:table-cell>
          <table:table-cell office:value-type="string" calcext:value-type="string">
            <text:p>test_cpp_std_unordered_map_to_py_dict_string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2859" calcext:value-type="float">
            <text:p>1.2859E-05</text:p>
          </table:table-cell>
          <table:table-cell office:value-type="string" calcext:value-type="string">
            <text:p>test_cpp_std_unordered_map_to_py_dict_string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7413" calcext:value-type="float">
            <text:p>3.7413E-05</text:p>
          </table:table-cell>
          <table:table-cell office:value-type="string" calcext:value-type="string">
            <text:p>test_cpp_std_unordered_map_to_py_dict_string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78" calcext:value-type="float">
            <text:p>3.5878E-05</text:p>
          </table:table-cell>
          <table:table-cell office:value-type="string" calcext:value-type="string">
            <text:p>test_cpp_std_unordered_map_to_py_dict_string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617" calcext:value-type="float">
            <text:p>7.0617E-05</text:p>
          </table:table-cell>
          <table:table-cell office:value-type="string" calcext:value-type="string">
            <text:p>test_cpp_std_unordered_map_to_py_dict_string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38726" calcext:value-type="float">
            <text:p>0.000138726</text:p>
          </table:table-cell>
          <table:table-cell office:value-type="string" calcext:value-type="string">
            <text:p>test_cpp_std_unordered_map_to_py_dict_string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16912" calcext:value-type="float">
            <text:p>0.000316912</text:p>
          </table:table-cell>
          <table:table-cell office:value-type="string" calcext:value-type="string">
            <text:p>test_cpp_std_unordered_map_to_py_dict_string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803805" calcext:value-type="float">
            <text:p>0.000803805</text:p>
          </table:table-cell>
          <table:table-cell office:value-type="string" calcext:value-type="string">
            <text:p>test_cpp_std_unordered_map_to_py_dict_string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508337" calcext:value-type="float">
            <text:p>0.001508337</text:p>
          </table:table-cell>
          <table:table-cell office:value-type="string" calcext:value-type="string">
            <text:p>test_cpp_std_unordered_map_to_py_dict_string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21004" calcext:value-type="float">
            <text:p>0.003321004</text:p>
          </table:table-cell>
          <table:table-cell office:value-type="string" calcext:value-type="string">
            <text:p>test_cpp_std_unordered_map_to_py_dict_string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8244576" calcext:value-type="float">
            <text:p>0.008244576</text:p>
          </table:table-cell>
          <table:table-cell office:value-type="string" calcext:value-type="string">
            <text:p>test_cpp_std_unordered_map_to_py_dict_string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675448" calcext:value-type="float">
            <text:p>0.020675448</text:p>
          </table:table-cell>
          <table:table-cell office:value-type="string" calcext:value-type="string">
            <text:p>test_cpp_std_unordered_map_to_py_dict_string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7502189" calcext:value-type="float">
            <text:p>0.047502189</text:p>
          </table:table-cell>
          <table:table-cell office:value-type="string" calcext:value-type="string">
            <text:p>test_cpp_std_unordered_map_to_py_dict_string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06790518" calcext:value-type="float">
            <text:p>0.106790518</text:p>
          </table:table-cell>
          <table:table-cell office:value-type="string" calcext:value-type="string">
            <text:p>test_cpp_std_unordered_map_to_py_dict_string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24382264" calcext:value-type="float">
            <text:p>0.224382264</text:p>
          </table:table-cell>
          <table:table-cell office:value-type="string" calcext:value-type="string">
            <text:p>test_cpp_std_unordered_map_to_py_dict_string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9688295" calcext:value-type="float">
            <text:p>0.489688295</text:p>
          </table:table-cell>
          <table:table-cell office:value-type="string" calcext:value-type="string">
            <text:p>test_cpp_std_unordered_map_to_py_dict_string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6203333" calcext:value-type="float">
            <text:p>0.96203333</text:p>
          </table:table-cell>
          <table:table-cell office:value-type="string" calcext:value-type="string">
            <text:p>test_cpp_std_unordered_map_to_py_dict_string&lt;std::string[25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157149369" calcext:value-type="float">
            <text:p>2.157149369</text:p>
          </table:table-cell>
          <table:table-cell office:value-type="string" calcext:value-type="string">
            <text:p>test_cpp_std_unordered_map_to_py_dict_string&lt;std::string[25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92" calcext:value-type="float">
            <text:p>5.092E-06</text:p>
          </table:table-cell>
          <table:table-cell office:value-type="string" calcext:value-type="string">
            <text:p>test_cpp_std_unordered_map_to_py_dict_string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035" calcext:value-type="float">
            <text:p>2.035E-06</text:p>
          </table:table-cell>
          <table:table-cell office:value-type="string" calcext:value-type="string">
            <text:p>test_cpp_std_unordered_map_to_py_dict_string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429" calcext:value-type="float">
            <text:p>4.429E-06</text:p>
          </table:table-cell>
          <table:table-cell office:value-type="string" calcext:value-type="string">
            <text:p>test_cpp_std_unordered_map_to_py_dict_string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7671" calcext:value-type="float">
            <text:p>7.671E-06</text:p>
          </table:table-cell>
          <table:table-cell office:value-type="string" calcext:value-type="string">
            <text:p>test_cpp_std_unordered_map_to_py_dict_string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6111" calcext:value-type="float">
            <text:p>1.6111E-05</text:p>
          </table:table-cell>
          <table:table-cell office:value-type="string" calcext:value-type="string">
            <text:p>test_cpp_std_unordered_map_to_py_dict_string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9835" calcext:value-type="float">
            <text:p>2.9835E-05</text:p>
          </table:table-cell>
          <table:table-cell office:value-type="string" calcext:value-type="string">
            <text:p>test_cpp_std_unordered_map_to_py_dict_string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1177" calcext:value-type="float">
            <text:p>6.1177E-05</text:p>
          </table:table-cell>
          <table:table-cell office:value-type="string" calcext:value-type="string">
            <text:p>test_cpp_std_unordered_map_to_py_dict_string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1036" calcext:value-type="float">
            <text:p>0.000121036</text:p>
          </table:table-cell>
          <table:table-cell office:value-type="string" calcext:value-type="string">
            <text:p>test_cpp_std_unordered_map_to_py_dict_string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56991" calcext:value-type="float">
            <text:p>0.000256991</text:p>
          </table:table-cell>
          <table:table-cell office:value-type="string" calcext:value-type="string">
            <text:p>test_cpp_std_unordered_map_to_py_dict_string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9437" calcext:value-type="float">
            <text:p>0.00059437</text:p>
          </table:table-cell>
          <table:table-cell office:value-type="string" calcext:value-type="string">
            <text:p>test_cpp_std_unordered_map_to_py_dict_string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143682" calcext:value-type="float">
            <text:p>0.001143682</text:p>
          </table:table-cell>
          <table:table-cell office:value-type="string" calcext:value-type="string">
            <text:p>test_cpp_std_unordered_map_to_py_dict_string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2654919" calcext:value-type="float">
            <text:p>0.002654919</text:p>
          </table:table-cell>
          <table:table-cell office:value-type="string" calcext:value-type="string">
            <text:p>test_cpp_std_unordered_map_to_py_dict_string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6110086" calcext:value-type="float">
            <text:p>0.006110086</text:p>
          </table:table-cell>
          <table:table-cell office:value-type="string" calcext:value-type="string">
            <text:p>test_cpp_std_unordered_map_to_py_dict_string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575141" calcext:value-type="float">
            <text:p>0.012575141</text:p>
          </table:table-cell>
          <table:table-cell office:value-type="string" calcext:value-type="string">
            <text:p>test_cpp_std_unordered_map_to_py_dict_string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8880554" calcext:value-type="float">
            <text:p>0.028880554</text:p>
          </table:table-cell>
          <table:table-cell office:value-type="string" calcext:value-type="string">
            <text:p>test_cpp_std_unordered_map_to_py_dict_string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3020937" calcext:value-type="float">
            <text:p>0.083020937</text:p>
          </table:table-cell>
          <table:table-cell office:value-type="string" calcext:value-type="string">
            <text:p>test_cpp_std_unordered_map_to_py_dict_string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8657944" calcext:value-type="float">
            <text:p>0.178657944</text:p>
          </table:table-cell>
          <table:table-cell office:value-type="string" calcext:value-type="string">
            <text:p>test_cpp_std_unordered_map_to_py_dict_string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89854015" calcext:value-type="float">
            <text:p>0.389854015</text:p>
          </table:table-cell>
          <table:table-cell office:value-type="string" calcext:value-type="string">
            <text:p>test_cpp_std_unordered_map_to_py_dict_string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748334769" calcext:value-type="float">
            <text:p>0.748334769</text:p>
          </table:table-cell>
          <table:table-cell office:value-type="string" calcext:value-type="string">
            <text:p>test_cpp_std_unordered_map_to_py_dict_string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641462297" calcext:value-type="float">
            <text:p>1.641462297</text:p>
          </table:table-cell>
          <table:table-cell office:value-type="string" calcext:value-type="string">
            <text:p>test_cpp_std_unordered_map_to_py_dict_string&lt;std::string[51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.16164139" calcext:value-type="float">
            <text:p>3.16164139</text:p>
          </table:table-cell>
          <table:table-cell office:value-type="string" calcext:value-type="string">
            <text:p>test_cpp_std_unordered_map_to_py_dict_string&lt;std::string[51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968" calcext:value-type="float">
            <text:p>9.968E-06</text:p>
          </table:table-cell>
          <table:table-cell office:value-type="string" calcext:value-type="string">
            <text:p>test_cpp_std_unordered_map_to_py_dict_string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602" calcext:value-type="float">
            <text:p>3.602E-06</text:p>
          </table:table-cell>
          <table:table-cell office:value-type="string" calcext:value-type="string">
            <text:p>test_cpp_std_unordered_map_to_py_dict_string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test_cpp_std_unordered_map_to_py_dict_string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7639" calcext:value-type="float">
            <text:p>3.7639E-05</text:p>
          </table:table-cell>
          <table:table-cell office:value-type="string" calcext:value-type="string">
            <text:p>test_cpp_std_unordered_map_to_py_dict_string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8161" calcext:value-type="float">
            <text:p>6.8161E-05</text:p>
          </table:table-cell>
          <table:table-cell office:value-type="string" calcext:value-type="string">
            <text:p>test_cpp_std_unordered_map_to_py_dict_string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15116" calcext:value-type="float">
            <text:p>0.000115116</text:p>
          </table:table-cell>
          <table:table-cell office:value-type="string" calcext:value-type="string">
            <text:p>test_cpp_std_unordered_map_to_py_dict_string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3711" calcext:value-type="float">
            <text:p>0.00023711</text:p>
          </table:table-cell>
          <table:table-cell office:value-type="string" calcext:value-type="string">
            <text:p>test_cpp_std_unordered_map_to_py_dict_string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82769" calcext:value-type="float">
            <text:p>0.000482769</text:p>
          </table:table-cell>
          <table:table-cell office:value-type="string" calcext:value-type="string">
            <text:p>test_cpp_std_unordered_map_to_py_dict_string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8206" calcext:value-type="float">
            <text:p>0.001028206</text:p>
          </table:table-cell>
          <table:table-cell office:value-type="string" calcext:value-type="string">
            <text:p>test_cpp_std_unordered_map_to_py_dict_string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276449" calcext:value-type="float">
            <text:p>0.002276449</text:p>
          </table:table-cell>
          <table:table-cell office:value-type="string" calcext:value-type="string">
            <text:p>test_cpp_std_unordered_map_to_py_dict_string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3859567" calcext:value-type="float">
            <text:p>0.003859567</text:p>
          </table:table-cell>
          <table:table-cell office:value-type="string" calcext:value-type="string">
            <text:p>test_cpp_std_unordered_map_to_py_dict_string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7624387" calcext:value-type="float">
            <text:p>0.007624387</text:p>
          </table:table-cell>
          <table:table-cell office:value-type="string" calcext:value-type="string">
            <text:p>test_cpp_std_unordered_map_to_py_dict_string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7735125" calcext:value-type="float">
            <text:p>0.017735125</text:p>
          </table:table-cell>
          <table:table-cell office:value-type="string" calcext:value-type="string">
            <text:p>test_cpp_std_unordered_map_to_py_dict_string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36227192" calcext:value-type="float">
            <text:p>0.036227192</text:p>
          </table:table-cell>
          <table:table-cell office:value-type="string" calcext:value-type="string">
            <text:p>test_cpp_std_unordered_map_to_py_dict_string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9305751" calcext:value-type="float">
            <text:p>0.069305751</text:p>
          </table:table-cell>
          <table:table-cell office:value-type="string" calcext:value-type="string">
            <text:p>test_cpp_std_unordered_map_to_py_dict_string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44358775" calcext:value-type="float">
            <text:p>0.144358775</text:p>
          </table:table-cell>
          <table:table-cell office:value-type="string" calcext:value-type="string">
            <text:p>test_cpp_std_unordered_map_to_py_dict_string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305943637" calcext:value-type="float">
            <text:p>0.305943637</text:p>
          </table:table-cell>
          <table:table-cell office:value-type="string" calcext:value-type="string">
            <text:p>test_cpp_std_unordered_map_to_py_dict_string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38497115" calcext:value-type="float">
            <text:p>0.638497115</text:p>
          </table:table-cell>
          <table:table-cell office:value-type="string" calcext:value-type="string">
            <text:p>test_cpp_std_unordered_map_to_py_dict_string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13841779" calcext:value-type="float">
            <text:p>1.313841779</text:p>
          </table:table-cell>
          <table:table-cell office:value-type="string" calcext:value-type="string">
            <text:p>test_cpp_std_unordered_map_to_py_dict_string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940476933" calcext:value-type="float">
            <text:p>2.940476933</text:p>
          </table:table-cell>
          <table:table-cell office:value-type="string" calcext:value-type="string">
            <text:p>test_cpp_std_unordered_map_to_py_dict_string&lt;std::string[102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720958033" calcext:value-type="float">
            <text:p>6.720958033</text:p>
          </table:table-cell>
          <table:table-cell office:value-type="string" calcext:value-type="string">
            <text:p>test_cpp_std_unordered_map_to_py_dict_string&lt;std::string[102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4839" calcext:value-type="float">
            <text:p>3.4839E-05</text:p>
          </table:table-cell>
          <table:table-cell office:value-type="string" calcext:value-type="string">
            <text:p>test_cpp_std_unordered_map_to_py_dict_string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113" calcext:value-type="float">
            <text:p>6.113E-06</text:p>
          </table:table-cell>
          <table:table-cell office:value-type="string" calcext:value-type="string">
            <text:p>test_cpp_std_unordered_map_to_py_dict_string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024" calcext:value-type="float">
            <text:p>2.024E-05</text:p>
          </table:table-cell>
          <table:table-cell office:value-type="string" calcext:value-type="string">
            <text:p>test_cpp_std_unordered_map_to_py_dict_string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6331" calcext:value-type="float">
            <text:p>3.6331E-05</text:p>
          </table:table-cell>
          <table:table-cell office:value-type="string" calcext:value-type="string">
            <text:p>test_cpp_std_unordered_map_to_py_dict_string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55" calcext:value-type="float">
            <text:p>5.7355E-05</text:p>
          </table:table-cell>
          <table:table-cell office:value-type="string" calcext:value-type="string">
            <text:p>test_cpp_std_unordered_map_to_py_dict_string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03658" calcext:value-type="float">
            <text:p>0.000103658</text:p>
          </table:table-cell>
          <table:table-cell office:value-type="string" calcext:value-type="string">
            <text:p>test_cpp_std_unordered_map_to_py_dict_string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26203" calcext:value-type="float">
            <text:p>0.000226203</text:p>
          </table:table-cell>
          <table:table-cell office:value-type="string" calcext:value-type="string">
            <text:p>test_cpp_std_unordered_map_to_py_dict_string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06581" calcext:value-type="float">
            <text:p>0.000506581</text:p>
          </table:table-cell>
          <table:table-cell office:value-type="string" calcext:value-type="string">
            <text:p>test_cpp_std_unordered_map_to_py_dict_string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74258" calcext:value-type="float">
            <text:p>0.000874258</text:p>
          </table:table-cell>
          <table:table-cell office:value-type="string" calcext:value-type="string">
            <text:p>test_cpp_std_unordered_map_to_py_dict_string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05065" calcext:value-type="float">
            <text:p>0.002105065</text:p>
          </table:table-cell>
          <table:table-cell office:value-type="string" calcext:value-type="string">
            <text:p>test_cpp_std_unordered_map_to_py_dict_string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5235228" calcext:value-type="float">
            <text:p>0.005235228</text:p>
          </table:table-cell>
          <table:table-cell office:value-type="string" calcext:value-type="string">
            <text:p>test_cpp_std_unordered_map_to_py_dict_string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882694" calcext:value-type="float">
            <text:p>0.00882694</text:p>
          </table:table-cell>
          <table:table-cell office:value-type="string" calcext:value-type="string">
            <text:p>test_cpp_std_unordered_map_to_py_dict_string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23288885" calcext:value-type="float">
            <text:p>0.023288885</text:p>
          </table:table-cell>
          <table:table-cell office:value-type="string" calcext:value-type="string">
            <text:p>test_cpp_std_unordered_map_to_py_dict_string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57847049" calcext:value-type="float">
            <text:p>0.057847049</text:p>
          </table:table-cell>
          <table:table-cell office:value-type="string" calcext:value-type="string">
            <text:p>test_cpp_std_unordered_map_to_py_dict_string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12965505" calcext:value-type="float">
            <text:p>0.112965505</text:p>
          </table:table-cell>
          <table:table-cell office:value-type="string" calcext:value-type="string">
            <text:p>test_cpp_std_unordered_map_to_py_dict_string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38019144" calcext:value-type="float">
            <text:p>0.238019144</text:p>
          </table:table-cell>
          <table:table-cell office:value-type="string" calcext:value-type="string">
            <text:p>test_cpp_std_unordered_map_to_py_dict_string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50711737" calcext:value-type="float">
            <text:p>0.450711737</text:p>
          </table:table-cell>
          <table:table-cell office:value-type="string" calcext:value-type="string">
            <text:p>test_cpp_std_unordered_map_to_py_dict_string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33531698" calcext:value-type="float">
            <text:p>0.933531698</text:p>
          </table:table-cell>
          <table:table-cell office:value-type="string" calcext:value-type="string">
            <text:p>test_cpp_std_unordered_map_to_py_dict_string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912953958" calcext:value-type="float">
            <text:p>1.912953958</text:p>
          </table:table-cell>
          <table:table-cell office:value-type="string" calcext:value-type="string">
            <text:p>test_cpp_std_unordered_map_to_py_dict_string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.242936182" calcext:value-type="float">
            <text:p>4.242936182</text:p>
          </table:table-cell>
          <table:table-cell office:value-type="string" calcext:value-type="string">
            <text:p>test_cpp_std_unordered_map_to_py_dict_string&lt;std::string[204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.628717564" calcext:value-type="float">
            <text:p>27.628717564</text:p>
          </table:table-cell>
          <table:table-cell office:value-type="string" calcext:value-type="string">
            <text:p>test_cpp_std_unordered_map_to_py_dict_string&lt;std::string[204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3527" calcext:value-type="float">
            <text:p>5.3527E-05</text:p>
          </table:table-cell>
          <table:table-cell office:value-type="string" calcext:value-type="string">
            <text:p>test_cpp_std_unordered_map_to_py_dict_string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673" calcext:value-type="float">
            <text:p>2.2673E-05</text:p>
          </table:table-cell>
          <table:table-cell office:value-type="string" calcext:value-type="string">
            <text:p>test_cpp_std_unordered_map_to_py_dict_string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3886" calcext:value-type="float">
            <text:p>6.3886E-05</text:p>
          </table:table-cell>
          <table:table-cell office:value-type="string" calcext:value-type="string">
            <text:p>test_cpp_std_unordered_map_to_py_dict_string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278" calcext:value-type="float">
            <text:p>0.00012278</text:p>
          </table:table-cell>
          <table:table-cell office:value-type="string" calcext:value-type="string">
            <text:p>test_cpp_std_unordered_map_to_py_dict_string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5503" calcext:value-type="float">
            <text:p>0.000275503</text:p>
          </table:table-cell>
          <table:table-cell office:value-type="string" calcext:value-type="string">
            <text:p>test_cpp_std_unordered_map_to_py_dict_string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04668" calcext:value-type="float">
            <text:p>0.000504668</text:p>
          </table:table-cell>
          <table:table-cell office:value-type="string" calcext:value-type="string">
            <text:p>test_cpp_std_unordered_map_to_py_dict_string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7983" calcext:value-type="float">
            <text:p>0.001667983</text:p>
          </table:table-cell>
          <table:table-cell office:value-type="string" calcext:value-type="string">
            <text:p>test_cpp_std_unordered_map_to_py_dict_string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796201" calcext:value-type="float">
            <text:p>0.004796201</text:p>
          </table:table-cell>
          <table:table-cell office:value-type="string" calcext:value-type="string">
            <text:p>test_cpp_std_unordered_map_to_py_dict_string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94733" calcext:value-type="float">
            <text:p>0.00594733</text:p>
          </table:table-cell>
          <table:table-cell office:value-type="string" calcext:value-type="string">
            <text:p>test_cpp_std_unordered_map_to_py_dict_string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746732" calcext:value-type="float">
            <text:p>0.007746732</text:p>
          </table:table-cell>
          <table:table-cell office:value-type="string" calcext:value-type="string">
            <text:p>test_cpp_std_unordered_map_to_py_dict_string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4213072" calcext:value-type="float">
            <text:p>0.014213072</text:p>
          </table:table-cell>
          <table:table-cell office:value-type="string" calcext:value-type="string">
            <text:p>test_cpp_std_unordered_map_to_py_dict_string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8979287" calcext:value-type="float">
            <text:p>0.018979287</text:p>
          </table:table-cell>
          <table:table-cell office:value-type="string" calcext:value-type="string">
            <text:p>test_cpp_std_unordered_map_to_py_dict_string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4677727" calcext:value-type="float">
            <text:p>0.04677727</text:p>
          </table:table-cell>
          <table:table-cell office:value-type="string" calcext:value-type="string">
            <text:p>test_cpp_std_unordered_map_to_py_dict_string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98967956" calcext:value-type="float">
            <text:p>0.098967956</text:p>
          </table:table-cell>
          <table:table-cell office:value-type="string" calcext:value-type="string">
            <text:p>test_cpp_std_unordered_map_to_py_dict_string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94548161" calcext:value-type="float">
            <text:p>0.194548161</text:p>
          </table:table-cell>
          <table:table-cell office:value-type="string" calcext:value-type="string">
            <text:p>test_cpp_std_unordered_map_to_py_dict_string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92098558" calcext:value-type="float">
            <text:p>0.392098558</text:p>
          </table:table-cell>
          <table:table-cell office:value-type="string" calcext:value-type="string">
            <text:p>test_cpp_std_unordered_map_to_py_dict_string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81165233" calcext:value-type="float">
            <text:p>0.781165233</text:p>
          </table:table-cell>
          <table:table-cell office:value-type="string" calcext:value-type="string">
            <text:p>test_cpp_std_unordered_map_to_py_dict_string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610157406" calcext:value-type="float">
            <text:p>1.610157406</text:p>
          </table:table-cell>
          <table:table-cell office:value-type="string" calcext:value-type="string">
            <text:p>test_cpp_std_unordered_map_to_py_dict_string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.515145937" calcext:value-type="float">
            <text:p>3.515145937</text:p>
          </table:table-cell>
          <table:table-cell office:value-type="string" calcext:value-type="string">
            <text:p>test_cpp_std_unordered_map_to_py_dict_string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.78816185" calcext:value-type="float">
            <text:p>17.78816185</text:p>
          </table:table-cell>
          <table:table-cell office:value-type="string" calcext:value-type="string">
            <text:p>test_cpp_std_unordered_map_to_py_dict_string&lt;std::string[409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6.066346264" calcext:value-type="float">
            <text:p>66.066346264</text:p>
          </table:table-cell>
          <table:table-cell office:value-type="string" calcext:value-type="string">
            <text:p>test_cpp_std_unordered_map_to_py_dict_string&lt;std::string[4096]&gt;():[2097152]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test_cpp_std_unordered_map_to_py_dict_string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6" table:formula="of:=2*[.B1]" office:value-type="float" office:value="16" calcext:value-type="float">
            <text:p>16</text:p>
          </table:table-cell>
          <table:table-cell table:style-name="ce6" table:formula="of:=2*[.C1]" office:value-type="float" office:value="32" calcext:value-type="float">
            <text:p>32</text:p>
          </table:table-cell>
          <table:table-cell table:style-name="ce6" table:formula="of:=2*[.D1]" office:value-type="float" office:value="64" calcext:value-type="float">
            <text:p>64</text:p>
          </table:table-cell>
          <table:table-cell table:style-name="ce6" table:formula="of:=2*[.E1]" office:value-type="float" office:value="128" calcext:value-type="float">
            <text:p>128</text:p>
          </table:table-cell>
          <table:table-cell table:style-name="ce6" table:formula="of:=2*[.F1]" office:value-type="float" office:value="256" calcext:value-type="float">
            <text:p>256</text:p>
          </table:table-cell>
          <table:table-cell table:style-name="ce6" table:formula="of:=2*[.G1]" office:value-type="float" office:value="512" calcext:value-type="float">
            <text:p>512</text:p>
          </table:table-cell>
          <table:table-cell table:style-name="ce6" table:formula="of:=2*[.H1]" office:value-type="float" office:value="1024" calcext:value-type="float">
            <text:p>1024</text:p>
          </table:table-cell>
          <table:table-cell table:style-name="ce6" table:formula="of:=2*[.I1]" office:value-type="float" office:value="2048" calcext:value-type="float">
            <text:p>2048</text:p>
          </table:table-cell>
          <table:table-cell table:style-name="ce6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0.000004295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4995" calcext:value-type="float">
            <text:p>0.000004995</text:p>
          </table:table-cell>
          <table:table-cell office:value-type="float" office:value="0.000005032" calcext:value-type="float">
            <text:p>0.000005032</text:p>
          </table:table-cell>
          <table:table-cell office:value-type="float" office:value="0.000035209" calcext:value-type="float">
            <text:p>0.000035209</text:p>
          </table:table-cell>
          <table:table-cell office:value-type="float" office:value="0.000005423" calcext:value-type="float">
            <text:p>0.000005423</text:p>
          </table:table-cell>
          <table:table-cell office:value-type="float" office:value="0.000005092" calcext:value-type="float">
            <text:p>0.000005092</text:p>
          </table:table-cell>
          <table:table-cell office:value-type="float" office:value="0.000009968" calcext:value-type="float">
            <text:p>0.000009968</text:p>
          </table:table-cell>
          <table:table-cell office:value-type="float" office:value="0.000034839" calcext:value-type="float">
            <text:p>0.000034839</text:p>
          </table:table-cell>
          <table:table-cell office:value-type="float" office:value="0.000053527" calcext:value-type="float">
            <text:p>0.00005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0.000000670</text:p>
          </table:table-cell>
          <table:table-cell office:value-type="float" office:value="0.000001467" calcext:value-type="float">
            <text:p>0.000001467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07553" calcext:value-type="float">
            <text:p>0.000007553</text:p>
          </table:table-cell>
          <table:table-cell office:value-type="float" office:value="0.000001216" calcext:value-type="float">
            <text:p>0.000001216</text:p>
          </table:table-cell>
          <table:table-cell office:value-type="float" office:value="0.000002035" calcext:value-type="float">
            <text:p>0.000002035</text:p>
          </table:table-cell>
          <table:table-cell office:value-type="float" office:value="0.000003602" calcext:value-type="float">
            <text:p>0.000003602</text:p>
          </table:table-cell>
          <table:table-cell office:value-type="float" office:value="0.000006113" calcext:value-type="float">
            <text:p>0.000006113</text:p>
          </table:table-cell>
          <table:table-cell office:value-type="float" office:value="0.000022673" calcext:value-type="float">
            <text:p>0.00002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0.000001087</text:p>
          </table:table-cell>
          <table:table-cell office:value-type="float" office:value="0.000001588" calcext:value-type="float">
            <text:p>0.000001588</text:p>
          </table:table-cell>
          <table:table-cell office:value-type="float" office:value="0.000001538" calcext:value-type="float">
            <text:p>0.000001538</text:p>
          </table:table-cell>
          <table:table-cell office:value-type="float" office:value="0.000001645" calcext:value-type="float">
            <text:p>0.000001645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02871" calcext:value-type="float">
            <text:p>0.000002871</text:p>
          </table:table-cell>
          <table:table-cell office:value-type="float" office:value="0.000004429" calcext:value-type="float">
            <text:p>0.000004429</text:p>
          </table:table-cell>
          <table:table-cell office:value-type="float" office:value="0.000008" calcext:value-type="float">
            <text:p>0.000008000</text:p>
          </table:table-cell>
          <table:table-cell office:value-type="float" office:value="0.00002024" calcext:value-type="float">
            <text:p>0.000020240</text:p>
          </table:table-cell>
          <table:table-cell office:value-type="float" office:value="0.000063886" calcext:value-type="float">
            <text:p>0.00006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0.000001989</text:p>
          </table:table-cell>
          <table:table-cell office:value-type="float" office:value="0.000002463" calcext:value-type="float">
            <text:p>0.000002463</text:p>
          </table:table-cell>
          <table:table-cell office:value-type="float" office:value="0.000002355" calcext:value-type="float">
            <text:p>0.000002355</text:p>
          </table:table-cell>
          <table:table-cell office:value-type="float" office:value="0.000002892" calcext:value-type="float">
            <text:p>0.000002892</text:p>
          </table:table-cell>
          <table:table-cell office:value-type="float" office:value="0.000003252" calcext:value-type="float">
            <text:p>0.000003252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7671" calcext:value-type="float">
            <text:p>0.000007671</text:p>
          </table:table-cell>
          <table:table-cell office:value-type="float" office:value="0.000037639" calcext:value-type="float">
            <text:p>0.000037639</text:p>
          </table:table-cell>
          <table:table-cell office:value-type="float" office:value="0.000036331" calcext:value-type="float">
            <text:p>0.000036331</text:p>
          </table:table-cell>
          <table:table-cell office:value-type="float" office:value="0.00012278" calcext:value-type="float">
            <text:p>0.000122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0.000005284</text:p>
          </table:table-cell>
          <table:table-cell office:value-type="float" office:value="0.000005795" calcext:value-type="float">
            <text:p>0.000005795</text:p>
          </table:table-cell>
          <table:table-cell office:value-type="float" office:value="0.000005651" calcext:value-type="float">
            <text:p>0.000005651</text:p>
          </table:table-cell>
          <table:table-cell office:value-type="float" office:value="0.000005961" calcext:value-type="float">
            <text:p>0.000005961</text:p>
          </table:table-cell>
          <table:table-cell office:value-type="float" office:value="0.000007466" calcext:value-type="float">
            <text:p>0.000007466</text:p>
          </table:table-cell>
          <table:table-cell office:value-type="float" office:value="0.000012859" calcext:value-type="float">
            <text:p>0.000012859</text:p>
          </table:table-cell>
          <table:table-cell office:value-type="float" office:value="0.000016111" calcext:value-type="float">
            <text:p>0.000016111</text:p>
          </table:table-cell>
          <table:table-cell office:value-type="float" office:value="0.000068161" calcext:value-type="float">
            <text:p>0.000068161</text:p>
          </table:table-cell>
          <table:table-cell office:value-type="float" office:value="0.000057355" calcext:value-type="float">
            <text:p>0.000057355</text:p>
          </table:table-cell>
          <table:table-cell office:value-type="float" office:value="0.000275503" calcext:value-type="float">
            <text:p>0.00027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0.000007959</text:p>
          </table:table-cell>
          <table:table-cell office:value-type="float" office:value="0.000007601" calcext:value-type="float">
            <text:p>0.000007601</text:p>
          </table:table-cell>
          <table:table-cell office:value-type="float" office:value="0.000007861" calcext:value-type="float">
            <text:p>0.000007861</text:p>
          </table:table-cell>
          <table:table-cell office:value-type="float" office:value="0.000008659" calcext:value-type="float">
            <text:p>0.000008659</text:p>
          </table:table-cell>
          <table:table-cell office:value-type="float" office:value="0.000011802" calcext:value-type="float">
            <text:p>0.000011802</text:p>
          </table:table-cell>
          <table:table-cell office:value-type="float" office:value="0.000037413" calcext:value-type="float">
            <text:p>0.000037413</text:p>
          </table:table-cell>
          <table:table-cell office:value-type="float" office:value="0.000029835" calcext:value-type="float">
            <text:p>0.000029835</text:p>
          </table:table-cell>
          <table:table-cell office:value-type="float" office:value="0.000115116" calcext:value-type="float">
            <text:p>0.000115116</text:p>
          </table:table-cell>
          <table:table-cell office:value-type="float" office:value="0.000103658" calcext:value-type="float">
            <text:p>0.000103658</text:p>
          </table:table-cell>
          <table:table-cell office:value-type="float" office:value="0.000504668" calcext:value-type="float">
            <text:p>0.000504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0.000016132</text:p>
          </table:table-cell>
          <table:table-cell office:value-type="float" office:value="0.000014391" calcext:value-type="float">
            <text:p>0.000014391</text:p>
          </table:table-cell>
          <table:table-cell office:value-type="float" office:value="0.000014435" calcext:value-type="float">
            <text:p>0.000014435</text:p>
          </table:table-cell>
          <table:table-cell office:value-type="float" office:value="0.000017315" calcext:value-type="float">
            <text:p>0.000017315</text:p>
          </table:table-cell>
          <table:table-cell office:value-type="float" office:value="0.000022928" calcext:value-type="float">
            <text:p>0.000022928</text:p>
          </table:table-cell>
          <table:table-cell office:value-type="float" office:value="0.000035878" calcext:value-type="float">
            <text:p>0.000035878</text:p>
          </table:table-cell>
          <table:table-cell office:value-type="float" office:value="0.000061177" calcext:value-type="float">
            <text:p>0.000061177</text:p>
          </table:table-cell>
          <table:table-cell office:value-type="float" office:value="0.00023711" calcext:value-type="float">
            <text:p>0.000237110</text:p>
          </table:table-cell>
          <table:table-cell office:value-type="float" office:value="0.000226203" calcext:value-type="float">
            <text:p>0.000226203</text:p>
          </table:table-cell>
          <table:table-cell office:value-type="float" office:value="0.001667983" calcext:value-type="float">
            <text:p>0.001667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0.000034747</text:p>
          </table:table-cell>
          <table:table-cell office:value-type="float" office:value="0.000027602" calcext:value-type="float">
            <text:p>0.000027602</text:p>
          </table:table-cell>
          <table:table-cell office:value-type="float" office:value="0.000028631" calcext:value-type="float">
            <text:p>0.000028631</text:p>
          </table:table-cell>
          <table:table-cell office:value-type="float" office:value="0.00004077" calcext:value-type="float">
            <text:p>0.000040770</text:p>
          </table:table-cell>
          <table:table-cell office:value-type="float" office:value="0.000042756" calcext:value-type="float">
            <text:p>0.000042756</text:p>
          </table:table-cell>
          <table:table-cell office:value-type="float" office:value="0.000070617" calcext:value-type="float">
            <text:p>0.000070617</text:p>
          </table:table-cell>
          <table:table-cell office:value-type="float" office:value="0.000121036" calcext:value-type="float">
            <text:p>0.000121036</text:p>
          </table:table-cell>
          <table:table-cell office:value-type="float" office:value="0.000482769" calcext:value-type="float">
            <text:p>0.000482769</text:p>
          </table:table-cell>
          <table:table-cell office:value-type="float" office:value="0.000506581" calcext:value-type="float">
            <text:p>0.000506581</text:p>
          </table:table-cell>
          <table:table-cell office:value-type="float" office:value="0.004796201" calcext:value-type="float">
            <text:p>0.00479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0.000065157</text:p>
          </table:table-cell>
          <table:table-cell office:value-type="float" office:value="0.000054533" calcext:value-type="float">
            <text:p>0.000054533</text:p>
          </table:table-cell>
          <table:table-cell office:value-type="float" office:value="0.000058363" calcext:value-type="float">
            <text:p>0.000058363</text:p>
          </table:table-cell>
          <table:table-cell office:value-type="float" office:value="0.000067019" calcext:value-type="float">
            <text:p>0.000067019</text:p>
          </table:table-cell>
          <table:table-cell office:value-type="float" office:value="0.000093191" calcext:value-type="float">
            <text:p>0.000093191</text:p>
          </table:table-cell>
          <table:table-cell office:value-type="float" office:value="0.000138726" calcext:value-type="float">
            <text:p>0.000138726</text:p>
          </table:table-cell>
          <table:table-cell office:value-type="float" office:value="0.000256991" calcext:value-type="float">
            <text:p>0.000256991</text:p>
          </table:table-cell>
          <table:table-cell office:value-type="float" office:value="0.001028206" calcext:value-type="float">
            <text:p>0.001028206</text:p>
          </table:table-cell>
          <table:table-cell office:value-type="float" office:value="0.000874258" calcext:value-type="float">
            <text:p>0.000874258</text:p>
          </table:table-cell>
          <table:table-cell office:value-type="float" office:value="0.00594733" calcext:value-type="float">
            <text:p>0.0059473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0</text:p>
          </table:table-cell>
          <table:table-cell office:value-type="float" office:value="0.000125212" calcext:value-type="float">
            <text:p>0.000125212</text:p>
          </table:table-cell>
          <table:table-cell office:value-type="float" office:value="0.000127531" calcext:value-type="float">
            <text:p>0.000127531</text:p>
          </table:table-cell>
          <table:table-cell office:value-type="float" office:value="0.000156581" calcext:value-type="float">
            <text:p>0.000156581</text:p>
          </table:table-cell>
          <table:table-cell office:value-type="float" office:value="0.000250614" calcext:value-type="float">
            <text:p>0.000250614</text:p>
          </table:table-cell>
          <table:table-cell office:value-type="float" office:value="0.000316912" calcext:value-type="float">
            <text:p>0.000316912</text:p>
          </table:table-cell>
          <table:table-cell office:value-type="float" office:value="0.00059437" calcext:value-type="float">
            <text:p>0.000594370</text:p>
          </table:table-cell>
          <table:table-cell office:value-type="float" office:value="0.002276449" calcext:value-type="float">
            <text:p>0.002276449</text:p>
          </table:table-cell>
          <table:table-cell office:value-type="float" office:value="0.002105065" calcext:value-type="float">
            <text:p>0.002105065</text:p>
          </table:table-cell>
          <table:table-cell office:value-type="float" office:value="0.007746732" calcext:value-type="float">
            <text:p>0.007746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float" office:value="0.000252887" calcext:value-type="float">
            <text:p>0.000252887</text:p>
          </table:table-cell>
          <table:table-cell office:value-type="float" office:value="0.000235303" calcext:value-type="float">
            <text:p>0.000235303</text:p>
          </table:table-cell>
          <table:table-cell office:value-type="float" office:value="0.000305357" calcext:value-type="float">
            <text:p>0.000305357</text:p>
          </table:table-cell>
          <table:table-cell office:value-type="float" office:value="0.000755863" calcext:value-type="float">
            <text:p>0.000755863</text:p>
          </table:table-cell>
          <table:table-cell office:value-type="float" office:value="0.000803805" calcext:value-type="float">
            <text:p>0.000803805</text:p>
          </table:table-cell>
          <table:table-cell office:value-type="float" office:value="0.001143682" calcext:value-type="float">
            <text:p>0.001143682</text:p>
          </table:table-cell>
          <table:table-cell office:value-type="float" office:value="0.003859567" calcext:value-type="float">
            <text:p>0.003859567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.014213072" calcext:value-type="float">
            <text:p>0.0142130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float" office:value="0.000485341" calcext:value-type="float">
            <text:p>0.000485341</text:p>
          </table:table-cell>
          <table:table-cell office:value-type="float" office:value="0.00042136" calcext:value-type="float">
            <text:p>0.000421360</text:p>
          </table:table-cell>
          <table:table-cell office:value-type="float" office:value="0.000606771" calcext:value-type="float">
            <text:p>0.000606771</text:p>
          </table:table-cell>
          <table:table-cell office:value-type="float" office:value="0.000798108" calcext:value-type="float">
            <text:p>0.000798108</text:p>
          </table:table-cell>
          <table:table-cell office:value-type="float" office:value="0.001508337" calcext:value-type="float">
            <text:p>0.001508337</text:p>
          </table:table-cell>
          <table:table-cell office:value-type="float" office:value="0.002654919" calcext:value-type="float">
            <text:p>0.002654919</text:p>
          </table:table-cell>
          <table:table-cell office:value-type="float" office:value="0.007624387" calcext:value-type="float">
            <text:p>0.007624387</text:p>
          </table:table-cell>
          <table:table-cell office:value-type="float" office:value="0.00882694" calcext:value-type="float">
            <text:p>0.008826940</text:p>
          </table:table-cell>
          <table:table-cell office:value-type="float" office:value="0.018979287" calcext:value-type="float">
            <text:p>0.018979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float" office:value="0.001074397" calcext:value-type="float">
            <text:p>0.001074397</text:p>
          </table:table-cell>
          <table:table-cell office:value-type="float" office:value="0.000920475" calcext:value-type="float">
            <text:p>0.000920475</text:p>
          </table:table-cell>
          <table:table-cell office:value-type="float" office:value="0.001179642" calcext:value-type="float">
            <text:p>0.001179642</text:p>
          </table:table-cell>
          <table:table-cell office:value-type="float" office:value="0.001489258" calcext:value-type="float">
            <text:p>0.001489258</text:p>
          </table:table-cell>
          <table:table-cell office:value-type="float" office:value="0.003321004" calcext:value-type="float">
            <text:p>0.003321004</text:p>
          </table:table-cell>
          <table:table-cell office:value-type="float" office:value="0.006110086" calcext:value-type="float">
            <text:p>0.006110086</text:p>
          </table:table-cell>
          <table:table-cell office:value-type="float" office:value="0.017735125" calcext:value-type="float">
            <text:p>0.017735125</text:p>
          </table:table-cell>
          <table:table-cell office:value-type="float" office:value="0.023288885" calcext:value-type="float">
            <text:p>0.023288885</text:p>
          </table:table-cell>
          <table:table-cell office:value-type="float" office:value="0.04677727" calcext:value-type="float">
            <text:p>0.04677727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float" office:value="0.002134781" calcext:value-type="float">
            <text:p>0.002134781</text:p>
          </table:table-cell>
          <table:table-cell office:value-type="float" office:value="0.002202808" calcext:value-type="float">
            <text:p>0.002202808</text:p>
          </table:table-cell>
          <table:table-cell office:value-type="float" office:value="0.002816972" calcext:value-type="float">
            <text:p>0.002816972</text:p>
          </table:table-cell>
          <table:table-cell office:value-type="float" office:value="0.004416914" calcext:value-type="float">
            <text:p>0.004416914</text:p>
          </table:table-cell>
          <table:table-cell office:value-type="float" office:value="0.008244576" calcext:value-type="float">
            <text:p>0.008244576</text:p>
          </table:table-cell>
          <table:table-cell office:value-type="float" office:value="0.012575141" calcext:value-type="float">
            <text:p>0.012575141</text:p>
          </table:table-cell>
          <table:table-cell office:value-type="float" office:value="0.036227192" calcext:value-type="float">
            <text:p>0.036227192</text:p>
          </table:table-cell>
          <table:table-cell office:value-type="float" office:value="0.057847049" calcext:value-type="float">
            <text:p>0.057847049</text:p>
          </table:table-cell>
          <table:table-cell office:value-type="float" office:value="0.098967956" calcext:value-type="float">
            <text:p>0.0989679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0</text:p>
          </table:table-cell>
          <table:table-cell office:value-type="float" office:value="0.005415573" calcext:value-type="float">
            <text:p>0.005415573</text:p>
          </table:table-cell>
          <table:table-cell office:value-type="float" office:value="0.00593769" calcext:value-type="float">
            <text:p>0.005937690</text:p>
          </table:table-cell>
          <table:table-cell office:value-type="float" office:value="0.007799701" calcext:value-type="float">
            <text:p>0.007799701</text:p>
          </table:table-cell>
          <table:table-cell office:value-type="float" office:value="0.011026657" calcext:value-type="float">
            <text:p>0.011026657</text:p>
          </table:table-cell>
          <table:table-cell office:value-type="float" office:value="0.020675448" calcext:value-type="float">
            <text:p>0.020675448</text:p>
          </table:table-cell>
          <table:table-cell office:value-type="float" office:value="0.028880554" calcext:value-type="float">
            <text:p>0.028880554</text:p>
          </table:table-cell>
          <table:table-cell office:value-type="float" office:value="0.069305751" calcext:value-type="float">
            <text:p>0.069305751</text:p>
          </table:table-cell>
          <table:table-cell office:value-type="float" office:value="0.112965505" calcext:value-type="float">
            <text:p>0.112965505</text:p>
          </table:table-cell>
          <table:table-cell office:value-type="float" office:value="0.194548161" calcext:value-type="float">
            <text:p>0.1945481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float" office:value="0.014038214" calcext:value-type="float">
            <text:p>0.014038214</text:p>
          </table:table-cell>
          <table:table-cell office:value-type="float" office:value="0.014775356" calcext:value-type="float">
            <text:p>0.014775356</text:p>
          </table:table-cell>
          <table:table-cell office:value-type="float" office:value="0.018375402" calcext:value-type="float">
            <text:p>0.018375402</text:p>
          </table:table-cell>
          <table:table-cell office:value-type="float" office:value="0.025855782" calcext:value-type="float">
            <text:p>0.025855782</text:p>
          </table:table-cell>
          <table:table-cell office:value-type="float" office:value="0.047502189" calcext:value-type="float">
            <text:p>0.047502189</text:p>
          </table:table-cell>
          <table:table-cell office:value-type="float" office:value="0.083020937" calcext:value-type="float">
            <text:p>0.083020937</text:p>
          </table:table-cell>
          <table:table-cell office:value-type="float" office:value="0.144358775" calcext:value-type="float">
            <text:p>0.144358775</text:p>
          </table:table-cell>
          <table:table-cell office:value-type="float" office:value="0.238019144" calcext:value-type="float">
            <text:p>0.238019144</text:p>
          </table:table-cell>
          <table:table-cell office:value-type="float" office:value="0.392098558" calcext:value-type="float">
            <text:p>0.3920985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float" office:value="0.029946054" calcext:value-type="float">
            <text:p>0.029946054</text:p>
          </table:table-cell>
          <table:table-cell office:value-type="float" office:value="0.033894384" calcext:value-type="float">
            <text:p>0.033894384</text:p>
          </table:table-cell>
          <table:table-cell office:value-type="float" office:value="0.040606892" calcext:value-type="float">
            <text:p>0.040606892</text:p>
          </table:table-cell>
          <table:table-cell office:value-type="float" office:value="0.058641019" calcext:value-type="float">
            <text:p>0.058641019</text:p>
          </table:table-cell>
          <table:table-cell office:value-type="float" office:value="0.106790518" calcext:value-type="float">
            <text:p>0.106790518</text:p>
          </table:table-cell>
          <table:table-cell office:value-type="float" office:value="0.178657944" calcext:value-type="float">
            <text:p>0.178657944</text:p>
          </table:table-cell>
          <table:table-cell office:value-type="float" office:value="0.305943637" calcext:value-type="float">
            <text:p>0.305943637</text:p>
          </table:table-cell>
          <table:table-cell office:value-type="float" office:value="0.450711737" calcext:value-type="float">
            <text:p>0.450711737</text:p>
          </table:table-cell>
          <table:table-cell office:value-type="float" office:value="0.781165233" calcext:value-type="float">
            <text:p>0.7811652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float" office:value="0.067790873" calcext:value-type="float">
            <text:p>0.067790873</text:p>
          </table:table-cell>
          <table:table-cell office:value-type="float" office:value="0.082386527" calcext:value-type="float">
            <text:p>0.082386527</text:p>
          </table:table-cell>
          <table:table-cell office:value-type="float" office:value="0.098610297" calcext:value-type="float">
            <text:p>0.098610297</text:p>
          </table:table-cell>
          <table:table-cell office:value-type="float" office:value="0.13317977" calcext:value-type="float">
            <text:p>0.133179770</text:p>
          </table:table-cell>
          <table:table-cell office:value-type="float" office:value="0.224382264" calcext:value-type="float">
            <text:p>0.224382264</text:p>
          </table:table-cell>
          <table:table-cell office:value-type="float" office:value="0.389854015" calcext:value-type="float">
            <text:p>0.389854015</text:p>
          </table:table-cell>
          <table:table-cell office:value-type="float" office:value="0.638497115" calcext:value-type="float">
            <text:p>0.638497115</text:p>
          </table:table-cell>
          <table:table-cell office:value-type="float" office:value="0.933531698" calcext:value-type="float">
            <text:p>0.933531698</text:p>
          </table:table-cell>
          <table:table-cell office:value-type="float" office:value="1.610157406" calcext:value-type="float">
            <text:p>1.6101574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float" office:value="0.146654265" calcext:value-type="float">
            <text:p>0.146654265</text:p>
          </table:table-cell>
          <table:table-cell office:value-type="float" office:value="0.193305846" calcext:value-type="float">
            <text:p>0.193305846</text:p>
          </table:table-cell>
          <table:table-cell office:value-type="float" office:value="0.23917323" calcext:value-type="float">
            <text:p>0.239173230</text:p>
          </table:table-cell>
          <table:table-cell office:value-type="float" office:value="0.29613583" calcext:value-type="float">
            <text:p>0.296135830</text:p>
          </table:table-cell>
          <table:table-cell office:value-type="float" office:value="0.489688295" calcext:value-type="float">
            <text:p>0.489688295</text:p>
          </table:table-cell>
          <table:table-cell office:value-type="float" office:value="0.748334769" calcext:value-type="float">
            <text:p>0.748334769</text:p>
          </table:table-cell>
          <table:table-cell office:value-type="float" office:value="1.313841779" calcext:value-type="float">
            <text:p>1.313841779</text:p>
          </table:table-cell>
          <table:table-cell office:value-type="float" office:value="1.912953958" calcext:value-type="float">
            <text:p>1.912953958</text:p>
          </table:table-cell>
          <table:table-cell office:value-type="float" office:value="3.515145937" calcext:value-type="float">
            <text:p>3.51514593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float" office:value="0.331140017" calcext:value-type="float">
            <text:p>0.331140017</text:p>
          </table:table-cell>
          <table:table-cell office:value-type="float" office:value="0.429241531" calcext:value-type="float">
            <text:p>0.429241531</text:p>
          </table:table-cell>
          <table:table-cell office:value-type="float" office:value="0.520134682" calcext:value-type="float">
            <text:p>0.520134682</text:p>
          </table:table-cell>
          <table:table-cell office:value-type="float" office:value="0.662019634" calcext:value-type="float">
            <text:p>0.662019634</text:p>
          </table:table-cell>
          <table:table-cell office:value-type="float" office:value="0.96203333" calcext:value-type="float">
            <text:p>0.962033330</text:p>
          </table:table-cell>
          <table:table-cell office:value-type="float" office:value="1.641462297" calcext:value-type="float">
            <text:p>1.641462297</text:p>
          </table:table-cell>
          <table:table-cell office:value-type="float" office:value="2.940476933" calcext:value-type="float">
            <text:p>2.940476933</text:p>
          </table:table-cell>
          <table:table-cell office:value-type="float" office:value="4.242936182" calcext:value-type="float">
            <text:p>4.242936182</text:p>
          </table:table-cell>
          <table:table-cell office:value-type="float" office:value="17.78816185" calcext:value-type="float">
            <text:p>17.788161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float" office:value="0.738490727" calcext:value-type="float">
            <text:p>0.738490727</text:p>
          </table:table-cell>
          <table:table-cell office:value-type="float" office:value="1.047478117" calcext:value-type="float">
            <text:p>1.047478117</text:p>
          </table:table-cell>
          <table:table-cell office:value-type="float" office:value="1.138807136" calcext:value-type="float">
            <text:p>1.138807136</text:p>
          </table:table-cell>
          <table:table-cell office:value-type="float" office:value="1.318574518" calcext:value-type="float">
            <text:p>1.318574518</text:p>
          </table:table-cell>
          <table:table-cell office:value-type="float" office:value="2.157149369" calcext:value-type="float">
            <text:p>2.157149369</text:p>
          </table:table-cell>
          <table:table-cell office:value-type="float" office:value="3.16164139" calcext:value-type="float">
            <text:p>3.161641390</text:p>
          </table:table-cell>
          <table:table-cell office:value-type="float" office:value="6.720958033" calcext:value-type="float">
            <text:p>6.720958033</text:p>
          </table:table-cell>
          <table:table-cell office:value-type="float" office:value="27.628717564" calcext:value-type="float">
            <text:p>27.628717564</text:p>
          </table:table-cell>
          <table:table-cell office:value-type="float" office:value="66.066346264" calcext:value-type="float">
            <text:p>66.066346264</text:p>
          </table:table-cell>
        </table:table-row>
      </table:table>
      <table:table table:name="Sheet8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743672" calcext:value-type="float">
            <text:p>0.002743672</text:p>
          </table:table-cell>
          <table:table-cell office:value-type="float" office:value="0.000000979" calcext:value-type="float">
            <text:p>0.000000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53" calcext:value-type="float">
            <text:p>0.000001053</text:p>
          </table:table-cell>
          <table:table-cell office:value-type="float" office:value="0.000000976" calcext:value-type="float">
            <text:p>0.000000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337" calcext:value-type="float">
            <text:p>0.000001337</text:p>
          </table:table-cell>
          <table:table-cell office:value-type="float" office:value="0.000001436" calcext:value-type="float">
            <text:p>0.00000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396" calcext:value-type="float">
            <text:p>0.000001396</text:p>
          </table:table-cell>
          <table:table-cell office:value-type="float" office:value="0.000002281" calcext:value-type="float">
            <text:p>0.000002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204" calcext:value-type="float">
            <text:p>0.000003204</text:p>
          </table:table-cell>
          <table:table-cell office:value-type="float" office:value="0.000004428" calcext:value-type="float">
            <text:p>0.000004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6965" calcext:value-type="float">
            <text:p>0.001566965</text:p>
          </table:table-cell>
          <table:table-cell office:value-type="float" office:value="0.00000722" calcext:value-type="float">
            <text:p>0.0000072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951" calcext:value-type="float">
            <text:p>0.000009951</text:p>
          </table:table-cell>
          <table:table-cell office:value-type="float" office:value="0.000013827" calcext:value-type="float">
            <text:p>0.0000138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4734" calcext:value-type="float">
            <text:p>0.000014734</text:p>
          </table:table-cell>
          <table:table-cell office:value-type="float" office:value="0.000025045" calcext:value-type="float">
            <text:p>0.000025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7885" calcext:value-type="float">
            <text:p>0.000027885</text:p>
          </table:table-cell>
          <table:table-cell office:value-type="float" office:value="0.000050025" calcext:value-type="float">
            <text:p>0.000050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4265" calcext:value-type="float">
            <text:p>0.000054265</text:p>
          </table:table-cell>
          <table:table-cell office:value-type="float" office:value="0.000097116" calcext:value-type="float">
            <text:p>0.0000971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902391" calcext:value-type="float">
            <text:p>0.000902391</text:p>
          </table:table-cell>
          <table:table-cell office:value-type="float" office:value="0.000189842" calcext:value-type="float">
            <text:p>0.0001898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6234" calcext:value-type="float">
            <text:p>0.000262340</text:p>
          </table:table-cell>
          <table:table-cell office:value-type="float" office:value="0.000381798" calcext:value-type="float">
            <text:p>0.0003817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84022" calcext:value-type="float">
            <text:p>0.000484022</text:p>
          </table:table-cell>
          <table:table-cell office:value-type="float" office:value="0.000800759" calcext:value-type="float">
            <text:p>0.0008007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49924" calcext:value-type="float">
            <text:p>0.000949924</text:p>
          </table:table-cell>
          <table:table-cell office:value-type="float" office:value="0.00158457" calcext:value-type="float">
            <text:p>0.0015845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141611" calcext:value-type="float">
            <text:p>0.002141611</text:p>
          </table:table-cell>
          <table:table-cell office:value-type="float" office:value="0.003267913" calcext:value-type="float">
            <text:p>0.00326791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526126" calcext:value-type="float">
            <text:p>0.005526126</text:p>
          </table:table-cell>
          <table:table-cell office:value-type="float" office:value="0.007595233" calcext:value-type="float">
            <text:p>0.0075952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811434" calcext:value-type="float">
            <text:p>0.012811434</text:p>
          </table:table-cell>
          <table:table-cell office:value-type="float" office:value="0.014623515" calcext:value-type="float">
            <text:p>0.01462351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182582" calcext:value-type="float">
            <text:p>0.026182582</text:p>
          </table:table-cell>
          <table:table-cell office:value-type="float" office:value="0.031434907" calcext:value-type="float">
            <text:p>0.03143490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7416318" calcext:value-type="float">
            <text:p>0.057416318</text:p>
          </table:table-cell>
          <table:table-cell office:value-type="float" office:value="0.075009421" calcext:value-type="float">
            <text:p>0.0750094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7401907" calcext:value-type="float">
            <text:p>0.117401907</text:p>
          </table:table-cell>
          <table:table-cell office:value-type="float" office:value="0.18894296" calcext:value-type="float">
            <text:p>0.188942960</text:p>
          </table:table-cell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1.34E-06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4.88E-07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6.41E-07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8.6E-0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1.19E-06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2.182E-06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9.227E-0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1.8592E-05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5.2948E-05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6" calcext:value-type="float">
            <text:p>7.6E-07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59" calcext:value-type="float">
            <text:p>6.59E-07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91" calcext:value-type="float">
            <text:p>8.91E-07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233" calcext:value-type="float">
            <text:p>1.233E-0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068" calcext:value-type="float">
            <text:p>3.068E-06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781" calcext:value-type="float">
            <text:p>4.781E-06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8745" calcext:value-type="float">
            <text:p>8.745E-06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6503" calcext:value-type="float">
            <text:p>1.6503E-05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144" calcext:value-type="float">
            <text:p>5.144E-0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09134" calcext:value-type="float">
            <text:p>0.000109134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5807" calcext:value-type="float">
            <text:p>0.00015807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76691" calcext:value-type="float">
            <text:p>0.000376691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86058" calcext:value-type="float">
            <text:p>0.00086058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2006362" calcext:value-type="float">
            <text:p>0.002006362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025725" calcext:value-type="float">
            <text:p>0.004025725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30972" calcext:value-type="float">
            <text:p>0.007830972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8973225" calcext:value-type="float">
            <text:p>0.01897322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4920795" calcext:value-type="float">
            <text:p>0.034920795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45" calcext:value-type="float">
            <text:p>7.45E-07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49" calcext:value-type="float">
            <text:p>6.49E-07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997" calcext:value-type="float">
            <text:p>9.97E-07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39" calcext:value-type="float">
            <text:p>1.639E-06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787" calcext:value-type="float">
            <text:p>2.787E-06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169" calcext:value-type="float">
            <text:p>1.2169E-05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012" calcext:value-type="float">
            <text:p>9.012E-0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2888" calcext:value-type="float">
            <text:p>2.2888E-05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9864" calcext:value-type="float">
            <text:p>3.9864E-05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81868" calcext:value-type="float">
            <text:p>8.1868E-05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74967" calcext:value-type="float">
            <text:p>0.000174967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55108" calcext:value-type="float">
            <text:p>0.000355108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96775" calcext:value-type="float">
            <text:p>0.000596775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35128" calcext:value-type="float">
            <text:p>0.001235128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6333674" calcext:value-type="float">
            <text:p>0.006333674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403217" calcext:value-type="float">
            <text:p>0.006403217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930022" calcext:value-type="float">
            <text:p>0.011930022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2984984" calcext:value-type="float">
            <text:p>0.022984984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7337281" calcext:value-type="float">
            <text:p>0.047337281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4645693" calcext:value-type="float">
            <text:p>0.094645693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7" calcext:value-type="float">
            <text:p>8.17E-07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196" calcext:value-type="float">
            <text:p>1.196E-06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7" calcext:value-type="float">
            <text:p>1.67E-06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823" calcext:value-type="float">
            <text:p>2.823E-0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919" calcext:value-type="float">
            <text:p>5.919E-06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371" calcext:value-type="float">
            <text:p>9.371E-06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7874" calcext:value-type="float">
            <text:p>1.7874E-05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3717" calcext:value-type="float">
            <text:p>3.3717E-05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67307" calcext:value-type="float">
            <text:p>6.7307E-05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58867" calcext:value-type="float">
            <text:p>0.000158867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32119" calcext:value-type="float">
            <text:p>0.000332119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36736" calcext:value-type="float">
            <text:p>0.000536736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25865" calcext:value-type="float">
            <text:p>0.001225865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631762" calcext:value-type="float">
            <text:p>0.002631762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204765" calcext:value-type="float">
            <text:p>0.005204765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526371" calcext:value-type="float">
            <text:p>0.011526371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53136" calcext:value-type="float">
            <text:p>0.0253136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4371149" calcext:value-type="float">
            <text:p>0.044371149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04341442" calcext:value-type="float">
            <text:p>0.10434144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35" calcext:value-type="float">
            <text:p>8.35E-07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284" calcext:value-type="float">
            <text:p>1.284E-06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131" calcext:value-type="float">
            <text:p>2.131E-06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585" calcext:value-type="float">
            <text:p>3.585E-06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21" calcext:value-type="float">
            <text:p>9.21E-06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5084" calcext:value-type="float">
            <text:p>1.5084E-05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5963" calcext:value-type="float">
            <text:p>2.5963E-05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1525" calcext:value-type="float">
            <text:p>5.1525E-05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423" calcext:value-type="float">
            <text:p>0.000101423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789" calcext:value-type="float">
            <text:p>0.000222789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41601" calcext:value-type="float">
            <text:p>0.000441601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766813" calcext:value-type="float">
            <text:p>0.000766813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332112" calcext:value-type="float">
            <text:p>0.003332112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748633" calcext:value-type="float">
            <text:p>0.002748633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856447" calcext:value-type="float">
            <text:p>0.005856447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612201" calcext:value-type="float">
            <text:p>0.012612201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4785683" calcext:value-type="float">
            <text:p>0.024785683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6737386" calcext:value-type="float">
            <text:p>0.056737386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24785277" calcext:value-type="float">
            <text:p>0.124785277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59" calcext:value-type="float">
            <text:p>1.159E-06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24" calcext:value-type="float">
            <text:p>1.024E-06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5" calcext:value-type="float">
            <text:p>1.605E-06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595" calcext:value-type="float">
            <text:p>2.595E-06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268" calcext:value-type="float">
            <text:p>4.268E-06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501" calcext:value-type="float">
            <text:p>8.501E-06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3838" calcext:value-type="float">
            <text:p>1.3838E-0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623" calcext:value-type="float">
            <text:p>2.623E-05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0998" calcext:value-type="float">
            <text:p>5.0998E-05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726" calcext:value-type="float">
            <text:p>0.000101726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9233" calcext:value-type="float">
            <text:p>0.000229233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26119" calcext:value-type="float">
            <text:p>0.000526119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35846" calcext:value-type="float">
            <text:p>0.001435846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029059" calcext:value-type="float">
            <text:p>0.002029059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3899482" calcext:value-type="float">
            <text:p>0.003899482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7347795" calcext:value-type="float">
            <text:p>0.007347795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4428547" calcext:value-type="float">
            <text:p>0.014428547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31560431" calcext:value-type="float">
            <text:p>0.031560431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77116986" calcext:value-type="float">
            <text:p>0.077116986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70791829" calcext:value-type="float">
            <text:p>0.170791829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456" calcext:value-type="float">
            <text:p>1.456E-06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81" calcext:value-type="float">
            <text:p>1.081E-06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8" calcext:value-type="float">
            <text:p>1.608E-06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" calcext:value-type="float">
            <text:p>2.89E-06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861" calcext:value-type="float">
            <text:p>4.861E-06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903" calcext:value-type="float">
            <text:p>9.903E-06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92" calcext:value-type="float">
            <text:p>1.7392E-05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3241" calcext:value-type="float">
            <text:p>3.3241E-05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82782" calcext:value-type="float">
            <text:p>8.2782E-05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22107" calcext:value-type="float">
            <text:p>0.000322107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54075" calcext:value-type="float">
            <text:p>0.000354075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25601" calcext:value-type="float">
            <text:p>0.000725601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295455" calcext:value-type="float">
            <text:p>0.001295455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484639" calcext:value-type="float">
            <text:p>0.002484639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582137" calcext:value-type="float">
            <text:p>0.004582137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9393515" calcext:value-type="float">
            <text:p>0.009393515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5841633" calcext:value-type="float">
            <text:p>0.035841633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9577254" calcext:value-type="float">
            <text:p>0.069577254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4347661" calcext:value-type="float">
            <text:p>0.144347661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16653719" calcext:value-type="float">
            <text:p>0.316653719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09" calcext:value-type="float">
            <text:p>1.109E-06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19" calcext:value-type="float">
            <text:p>1.019E-06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056" calcext:value-type="float">
            <text:p>2.056E-06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68" calcext:value-type="float">
            <text:p>4.968E-06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222" calcext:value-type="float">
            <text:p>7.222E-06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017" calcext:value-type="float">
            <text:p>2.017E-05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4496" calcext:value-type="float">
            <text:p>3.4496E-05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3693" calcext:value-type="float">
            <text:p>7.3693E-05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3935" calcext:value-type="float">
            <text:p>0.00023935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37284" calcext:value-type="float">
            <text:p>0.000337284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290794" calcext:value-type="float">
            <text:p>0.001290794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150128" calcext:value-type="float">
            <text:p>0.001150128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58112" calcext:value-type="float">
            <text:p>0.003358112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6009917" calcext:value-type="float">
            <text:p>0.006009917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097073" calcext:value-type="float">
            <text:p>0.020097073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5529163" calcext:value-type="float">
            <text:p>0.045529163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17228705" calcext:value-type="float">
            <text:p>0.117228705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87258507" calcext:value-type="float">
            <text:p>0.187258507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83458458" calcext:value-type="float">
            <text:p>0.383458458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831042844" calcext:value-type="float">
            <text:p>0.83104284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91" calcext:value-type="float">
            <text:p>1.391E-06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177" calcext:value-type="float">
            <text:p>1.177E-06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244" calcext:value-type="float">
            <text:p>2.244E-06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721" calcext:value-type="float">
            <text:p>4.721E-06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9308" calcext:value-type="float">
            <text:p>9.308E-06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7446" calcext:value-type="float">
            <text:p>1.7446E-05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37" calcext:value-type="float">
            <text:p>3.5837E-0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955" calcext:value-type="float">
            <text:p>7.0955E-05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45485" calcext:value-type="float">
            <text:p>0.000145485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08463" calcext:value-type="float">
            <text:p>0.000308463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9781" calcext:value-type="float">
            <text:p>0.000759781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4413457" calcext:value-type="float">
            <text:p>0.004413457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4367473" calcext:value-type="float">
            <text:p>0.004367473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211543" calcext:value-type="float">
            <text:p>0.012211543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35951244" calcext:value-type="float">
            <text:p>0.035951244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8484243" calcext:value-type="float">
            <text:p>0.088484243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2657561" calcext:value-type="float">
            <text:p>0.172657561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71193298" calcext:value-type="float">
            <text:p>0.371193298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659419008" calcext:value-type="float">
            <text:p>0.659419008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40213424" calcext:value-type="float">
            <text:p>1.40213424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617" calcext:value-type="float">
            <text:p>1.617E-0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52" calcext:value-type="float">
            <text:p>1.52E-06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988" calcext:value-type="float">
            <text:p>2.988E-06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0191" calcext:value-type="float">
            <text:p>1.0191E-05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0532" calcext:value-type="float">
            <text:p>2.0532E-05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40924" calcext:value-type="float">
            <text:p>4.0924E-0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75234" calcext:value-type="float">
            <text:p>7.5234E-05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59174" calcext:value-type="float">
            <text:p>0.000159174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313511" calcext:value-type="float">
            <text:p>0.000313511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1058137" calcext:value-type="float">
            <text:p>0.001058137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436779" calcext:value-type="float">
            <text:p>0.001436779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3087784" calcext:value-type="float">
            <text:p>0.003087784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9165537" calcext:value-type="float">
            <text:p>0.009165537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28772572" calcext:value-type="float">
            <text:p>0.028772572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3672996" calcext:value-type="float">
            <text:p>0.063672996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409134" calcext:value-type="float">
            <text:p>0.13409134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85985934" calcext:value-type="float">
            <text:p>0.285985934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67777749" calcext:value-type="float">
            <text:p>0.667777749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02490667" calcext:value-type="float">
            <text:p>1.302490667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689275466" calcext:value-type="float">
            <text:p>2.689275466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</table:table>
      <table:table table:name="Sheet10" table:style-name="ta1">
        <table:table-column table:style-name="co1" table:default-cell-style-name="Default"/>
        <table:table-column table:style-name="co1" table:number-columns-repeated="10" table:default-cell-style-name="ce5"/>
        <table:table-row table:style-name="ro1">
          <table:table-cell office:value-type="string" calcext:value-type="string">
            <text:p>test_py_tuple_string_to_vector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6" table:formula="of:=2*[.B1]" office:value-type="float" office:value="16" calcext:value-type="float">
            <text:p>16</text:p>
          </table:table-cell>
          <table:table-cell table:style-name="ce6" table:formula="of:=2*[.C1]" office:value-type="float" office:value="32" calcext:value-type="float">
            <text:p>32</text:p>
          </table:table-cell>
          <table:table-cell table:style-name="ce6" table:formula="of:=2*[.D1]" office:value-type="float" office:value="64" calcext:value-type="float">
            <text:p>64</text:p>
          </table:table-cell>
          <table:table-cell table:style-name="ce6" table:formula="of:=2*[.E1]" office:value-type="float" office:value="128" calcext:value-type="float">
            <text:p>128</text:p>
          </table:table-cell>
          <table:table-cell table:style-name="ce6" table:formula="of:=2*[.F1]" office:value-type="float" office:value="256" calcext:value-type="float">
            <text:p>256</text:p>
          </table:table-cell>
          <table:table-cell table:style-name="ce6" table:formula="of:=2*[.G1]" office:value-type="float" office:value="512" calcext:value-type="float">
            <text:p>512</text:p>
          </table:table-cell>
          <table:table-cell table:style-name="ce6" table:formula="of:=2*[.H1]" office:value-type="float" office:value="1024" calcext:value-type="float">
            <text:p>1024</text:p>
          </table:table-cell>
          <table:table-cell table:style-name="ce6" table:formula="of:=2*[.I1]" office:value-type="float" office:value="2048" calcext:value-type="float">
            <text:p>2048</text:p>
          </table:table-cell>
          <table:table-cell table:style-name="ce6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0.000001340</text:p>
          </table:table-cell>
          <table:table-cell office:value-type="float" office:value="0.00000076" calcext:value-type="float">
            <text:p>0.000000760</text:p>
          </table:table-cell>
          <table:table-cell office:value-type="float" office:value="0.000000745" calcext:value-type="float">
            <text:p>0.000000745</text:p>
          </table:table-cell>
          <table:table-cell office:value-type="float" office:value="0.000000817" calcext:value-type="float">
            <text:p>0.000000817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000001159" calcext:value-type="float">
            <text:p>0.000001159</text:p>
          </table:table-cell>
          <table:table-cell office:value-type="float" office:value="0.000001456" calcext:value-type="float">
            <text:p>0.000001456</text:p>
          </table:table-cell>
          <table:table-cell office:value-type="float" office:value="0.000001109" calcext:value-type="float">
            <text:p>0.000001109</text:p>
          </table:table-cell>
          <table:table-cell office:value-type="float" office:value="0.000001391" calcext:value-type="float">
            <text:p>0.000001391</text:p>
          </table:table-cell>
          <table:table-cell office:value-type="float" office:value="0.000001617" calcext:value-type="float">
            <text:p>0.000001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0.000000488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0649" calcext:value-type="float">
            <text:p>0.000000649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0835" calcext:value-type="float">
            <text:p>0.000000835</text:p>
          </table:table-cell>
          <table:table-cell office:value-type="float" office:value="0.000001024" calcext:value-type="float">
            <text:p>0.000001024</text:p>
          </table:table-cell>
          <table:table-cell office:value-type="float" office:value="0.000001081" calcext:value-type="float">
            <text:p>0.000001081</text:p>
          </table:table-cell>
          <table:table-cell office:value-type="float" office:value="0.000001019" calcext:value-type="float">
            <text:p>0.000001019</text:p>
          </table:table-cell>
          <table:table-cell office:value-type="float" office:value="0.000001177" calcext:value-type="float">
            <text:p>0.000001177</text:p>
          </table:table-cell>
          <table:table-cell office:value-type="float" office:value="0.00000152" calcext:value-type="float">
            <text:p>0.000001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0.000000641</text:p>
          </table:table-cell>
          <table:table-cell office:value-type="float" office:value="0.000000659" calcext:value-type="float">
            <text:p>0.000000659</text:p>
          </table:table-cell>
          <table:table-cell office:value-type="float" office:value="0.000000997" calcext:value-type="float">
            <text:p>0.000000997</text:p>
          </table:table-cell>
          <table:table-cell office:value-type="float" office:value="0.000001196" calcext:value-type="float">
            <text:p>0.000001196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1605" calcext:value-type="float">
            <text:p>0.000001605</text:p>
          </table:table-cell>
          <table:table-cell office:value-type="float" office:value="0.000001608" calcext:value-type="float">
            <text:p>0.000001608</text:p>
          </table:table-cell>
          <table:table-cell office:value-type="float" office:value="0.000002056" calcext:value-type="float">
            <text:p>0.000002056</text:p>
          </table:table-cell>
          <table:table-cell office:value-type="float" office:value="0.000002244" calcext:value-type="float">
            <text:p>0.000002244</text:p>
          </table:table-cell>
          <table:table-cell office:value-type="float" office:value="0.000002988" calcext:value-type="float">
            <text:p>0.0000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0891" calcext:value-type="float">
            <text:p>0.000000891</text:p>
          </table:table-cell>
          <table:table-cell office:value-type="float" office:value="0.000001639" calcext:value-type="float">
            <text:p>0.000001639</text:p>
          </table:table-cell>
          <table:table-cell office:value-type="float" office:value="0.00000167" calcext:value-type="float">
            <text:p>0.000001670</text:p>
          </table:table-cell>
          <table:table-cell office:value-type="float" office:value="0.000002131" calcext:value-type="float">
            <text:p>0.000002131</text:p>
          </table:table-cell>
          <table:table-cell office:value-type="float" office:value="0.000002595" calcext:value-type="float">
            <text:p>0.000002595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0.000004968" calcext:value-type="float">
            <text:p>0.000004968</text:p>
          </table:table-cell>
          <table:table-cell office:value-type="float" office:value="0.000004721" calcext:value-type="float">
            <text:p>0.000004721</text:p>
          </table:table-cell>
          <table:table-cell office:value-type="float" office:value="0.000010191" calcext:value-type="float">
            <text:p>0.000010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0.000001190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0.000002787" calcext:value-type="float">
            <text:p>0.000002787</text:p>
          </table:table-cell>
          <table:table-cell office:value-type="float" office:value="0.000002823" calcext:value-type="float">
            <text:p>0.000002823</text:p>
          </table:table-cell>
          <table:table-cell office:value-type="float" office:value="0.000003585" calcext:value-type="float">
            <text:p>0.000003585</text:p>
          </table:table-cell>
          <table:table-cell office:value-type="float" office:value="0.000004268" calcext:value-type="float">
            <text:p>0.000004268</text:p>
          </table:table-cell>
          <table:table-cell office:value-type="float" office:value="0.000004861" calcext:value-type="float">
            <text:p>0.000004861</text:p>
          </table:table-cell>
          <table:table-cell office:value-type="float" office:value="0.000007222" calcext:value-type="float">
            <text:p>0.000007222</text:p>
          </table:table-cell>
          <table:table-cell office:value-type="float" office:value="0.000009308" calcext:value-type="float">
            <text:p>0.000009308</text:p>
          </table:table-cell>
          <table:table-cell office:value-type="float" office:value="0.000020532" calcext:value-type="float">
            <text:p>0.000020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3068" calcext:value-type="float">
            <text:p>0.000003068</text:p>
          </table:table-cell>
          <table:table-cell office:value-type="float" office:value="0.000012169" calcext:value-type="float">
            <text:p>0.000012169</text:p>
          </table:table-cell>
          <table:table-cell office:value-type="float" office:value="0.000005919" calcext:value-type="float">
            <text:p>0.000005919</text:p>
          </table:table-cell>
          <table:table-cell office:value-type="float" office:value="0.00000921" calcext:value-type="float">
            <text:p>0.000009210</text:p>
          </table:table-cell>
          <table:table-cell office:value-type="float" office:value="0.000008501" calcext:value-type="float">
            <text:p>0.000008501</text:p>
          </table:table-cell>
          <table:table-cell office:value-type="float" office:value="0.000009903" calcext:value-type="float">
            <text:p>0.000009903</text:p>
          </table:table-cell>
          <table:table-cell office:value-type="float" office:value="0.00002017" calcext:value-type="float">
            <text:p>0.000020170</text:p>
          </table:table-cell>
          <table:table-cell office:value-type="float" office:value="0.000017446" calcext:value-type="float">
            <text:p>0.000017446</text:p>
          </table:table-cell>
          <table:table-cell office:value-type="float" office:value="0.000040924" calcext:value-type="float">
            <text:p>0.0000409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9012" calcext:value-type="float">
            <text:p>0.000009012</text:p>
          </table:table-cell>
          <table:table-cell office:value-type="float" office:value="0.000009371" calcext:value-type="float">
            <text:p>0.000009371</text:p>
          </table:table-cell>
          <table:table-cell office:value-type="float" office:value="0.000015084" calcext:value-type="float">
            <text:p>0.000015084</text:p>
          </table:table-cell>
          <table:table-cell office:value-type="float" office:value="0.000013838" calcext:value-type="float">
            <text:p>0.000013838</text:p>
          </table:table-cell>
          <table:table-cell office:value-type="float" office:value="0.000017392" calcext:value-type="float">
            <text:p>0.000017392</text:p>
          </table:table-cell>
          <table:table-cell office:value-type="float" office:value="0.000034496" calcext:value-type="float">
            <text:p>0.000034496</text:p>
          </table:table-cell>
          <table:table-cell office:value-type="float" office:value="0.000035837" calcext:value-type="float">
            <text:p>0.000035837</text:p>
          </table:table-cell>
          <table:table-cell office:value-type="float" office:value="0.000075234" calcext:value-type="float">
            <text:p>0.0000752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float" office:value="0.000004781" calcext:value-type="float">
            <text:p>0.000004781</text:p>
          </table:table-cell>
          <table:table-cell office:value-type="float" office:value="0.000022888" calcext:value-type="float">
            <text:p>0.000022888</text:p>
          </table:table-cell>
          <table:table-cell office:value-type="float" office:value="0.000017874" calcext:value-type="float">
            <text:p>0.000017874</text:p>
          </table:table-cell>
          <table:table-cell office:value-type="float" office:value="0.000025963" calcext:value-type="float">
            <text:p>0.000025963</text:p>
          </table:table-cell>
          <table:table-cell office:value-type="float" office:value="0.00002623" calcext:value-type="float">
            <text:p>0.000026230</text:p>
          </table:table-cell>
          <table:table-cell office:value-type="float" office:value="0.000033241" calcext:value-type="float">
            <text:p>0.000033241</text:p>
          </table:table-cell>
          <table:table-cell office:value-type="float" office:value="0.000073693" calcext:value-type="float">
            <text:p>0.000073693</text:p>
          </table:table-cell>
          <table:table-cell office:value-type="float" office:value="0.000070955" calcext:value-type="float">
            <text:p>0.000070955</text:p>
          </table:table-cell>
          <table:table-cell office:value-type="float" office:value="0.000159174" calcext:value-type="float">
            <text:p>0.0001591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0.000009227</text:p>
          </table:table-cell>
          <table:table-cell office:value-type="float" office:value="0.000008745" calcext:value-type="float">
            <text:p>0.000008745</text:p>
          </table:table-cell>
          <table:table-cell office:value-type="float" office:value="0.000039864" calcext:value-type="float">
            <text:p>0.000039864</text:p>
          </table:table-cell>
          <table:table-cell office:value-type="float" office:value="0.000033717" calcext:value-type="float">
            <text:p>0.000033717</text:p>
          </table:table-cell>
          <table:table-cell office:value-type="float" office:value="0.000051525" calcext:value-type="float">
            <text:p>0.000051525</text:p>
          </table:table-cell>
          <table:table-cell office:value-type="float" office:value="0.000050998" calcext:value-type="float">
            <text:p>0.000050998</text:p>
          </table:table-cell>
          <table:table-cell office:value-type="float" office:value="0.000082782" calcext:value-type="float">
            <text:p>0.000082782</text:p>
          </table:table-cell>
          <table:table-cell office:value-type="float" office:value="0.00023935" calcext:value-type="float">
            <text:p>0.000239350</text:p>
          </table:table-cell>
          <table:table-cell office:value-type="float" office:value="0.000145485" calcext:value-type="float">
            <text:p>0.000145485</text:p>
          </table:table-cell>
          <table:table-cell office:value-type="float" office:value="0.000313511" calcext:value-type="float">
            <text:p>0.0003135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0.000018592</text:p>
          </table:table-cell>
          <table:table-cell office:value-type="float" office:value="0.000016503" calcext:value-type="float">
            <text:p>0.000016503</text:p>
          </table:table-cell>
          <table:table-cell office:value-type="float" office:value="0.000081868" calcext:value-type="float">
            <text:p>0.000081868</text:p>
          </table:table-cell>
          <table:table-cell office:value-type="float" office:value="0.000067307" calcext:value-type="float">
            <text:p>0.000067307</text:p>
          </table:table-cell>
          <table:table-cell office:value-type="float" office:value="0.000101423" calcext:value-type="float">
            <text:p>0.000101423</text:p>
          </table:table-cell>
          <table:table-cell office:value-type="float" office:value="0.000101726" calcext:value-type="float">
            <text:p>0.000101726</text:p>
          </table:table-cell>
          <table:table-cell office:value-type="float" office:value="0.000322107" calcext:value-type="float">
            <text:p>0.000322107</text:p>
          </table:table-cell>
          <table:table-cell office:value-type="float" office:value="0.000337284" calcext:value-type="float">
            <text:p>0.000337284</text:p>
          </table:table-cell>
          <table:table-cell office:value-type="float" office:value="0.000308463" calcext:value-type="float">
            <text:p>0.000308463</text:p>
          </table:table-cell>
          <table:table-cell office:value-type="float" office:value="0.001058137" calcext:value-type="float">
            <text:p>0.0010581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0.000052948</text:p>
          </table:table-cell>
          <table:table-cell office:value-type="float" office:value="0.00005144" calcext:value-type="float">
            <text:p>0.000051440</text:p>
          </table:table-cell>
          <table:table-cell office:value-type="float" office:value="0.000174967" calcext:value-type="float">
            <text:p>0.000174967</text:p>
          </table:table-cell>
          <table:table-cell office:value-type="float" office:value="0.000158867" calcext:value-type="float">
            <text:p>0.000158867</text:p>
          </table:table-cell>
          <table:table-cell office:value-type="float" office:value="0.000222789" calcext:value-type="float">
            <text:p>0.000222789</text:p>
          </table:table-cell>
          <table:table-cell office:value-type="float" office:value="0.000229233" calcext:value-type="float">
            <text:p>0.000229233</text:p>
          </table:table-cell>
          <table:table-cell office:value-type="float" office:value="0.000354075" calcext:value-type="float">
            <text:p>0.000354075</text:p>
          </table:table-cell>
          <table:table-cell office:value-type="float" office:value="0.001290794" calcext:value-type="float">
            <text:p>0.001290794</text:p>
          </table:table-cell>
          <table:table-cell office:value-type="float" office:value="0.000759781" calcext:value-type="float">
            <text:p>0.000759781</text:p>
          </table:table-cell>
          <table:table-cell office:value-type="float" office:value="0.001436779" calcext:value-type="float">
            <text:p>0.0014367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float" office:value="0.000109134" calcext:value-type="float">
            <text:p>0.000109134</text:p>
          </table:table-cell>
          <table:table-cell office:value-type="float" office:value="0.000355108" calcext:value-type="float">
            <text:p>0.000355108</text:p>
          </table:table-cell>
          <table:table-cell office:value-type="float" office:value="0.000332119" calcext:value-type="float">
            <text:p>0.000332119</text:p>
          </table:table-cell>
          <table:table-cell office:value-type="float" office:value="0.000441601" calcext:value-type="float">
            <text:p>0.000441601</text:p>
          </table:table-cell>
          <table:table-cell office:value-type="float" office:value="0.000526119" calcext:value-type="float">
            <text:p>0.000526119</text:p>
          </table:table-cell>
          <table:table-cell office:value-type="float" office:value="0.000725601" calcext:value-type="float">
            <text:p>0.000725601</text:p>
          </table:table-cell>
          <table:table-cell office:value-type="float" office:value="0.001150128" calcext:value-type="float">
            <text:p>0.001150128</text:p>
          </table:table-cell>
          <table:table-cell office:value-type="float" office:value="0.004413457" calcext:value-type="float">
            <text:p>0.004413457</text:p>
          </table:table-cell>
          <table:table-cell office:value-type="float" office:value="0.003087784" calcext:value-type="float">
            <text:p>0.0030877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float" office:value="0.00015807" calcext:value-type="float">
            <text:p>0.000158070</text:p>
          </table:table-cell>
          <table:table-cell office:value-type="float" office:value="0.000596775" calcext:value-type="float">
            <text:p>0.000596775</text:p>
          </table:table-cell>
          <table:table-cell office:value-type="float" office:value="0.000536736" calcext:value-type="float">
            <text:p>0.000536736</text:p>
          </table:table-cell>
          <table:table-cell office:value-type="float" office:value="0.000766813" calcext:value-type="float">
            <text:p>0.000766813</text:p>
          </table:table-cell>
          <table:table-cell office:value-type="float" office:value="0.001435846" calcext:value-type="float">
            <text:p>0.001435846</text:p>
          </table:table-cell>
          <table:table-cell office:value-type="float" office:value="0.001295455" calcext:value-type="float">
            <text:p>0.001295455</text:p>
          </table:table-cell>
          <table:table-cell office:value-type="float" office:value="0.003358112" calcext:value-type="float">
            <text:p>0.003358112</text:p>
          </table:table-cell>
          <table:table-cell office:value-type="float" office:value="0.004367473" calcext:value-type="float">
            <text:p>0.004367473</text:p>
          </table:table-cell>
          <table:table-cell office:value-type="float" office:value="0.009165537" calcext:value-type="float">
            <text:p>0.0091655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float" office:value="0.000376691" calcext:value-type="float">
            <text:p>0.000376691</text:p>
          </table:table-cell>
          <table:table-cell office:value-type="float" office:value="0.001235128" calcext:value-type="float">
            <text:p>0.001235128</text:p>
          </table:table-cell>
          <table:table-cell office:value-type="float" office:value="0.001225865" calcext:value-type="float">
            <text:p>0.001225865</text:p>
          </table:table-cell>
          <table:table-cell office:value-type="float" office:value="0.003332112" calcext:value-type="float">
            <text:p>0.003332112</text:p>
          </table:table-cell>
          <table:table-cell office:value-type="float" office:value="0.002029059" calcext:value-type="float">
            <text:p>0.002029059</text:p>
          </table:table-cell>
          <table:table-cell office:value-type="float" office:value="0.002484639" calcext:value-type="float">
            <text:p>0.002484639</text:p>
          </table:table-cell>
          <table:table-cell office:value-type="float" office:value="0.006009917" calcext:value-type="float">
            <text:p>0.006009917</text:p>
          </table:table-cell>
          <table:table-cell office:value-type="float" office:value="0.012211543" calcext:value-type="float">
            <text:p>0.012211543</text:p>
          </table:table-cell>
          <table:table-cell office:value-type="float" office:value="0.028772572" calcext:value-type="float">
            <text:p>0.0287725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float" office:value="0.00086058" calcext:value-type="float">
            <text:p>0.000860580</text:p>
          </table:table-cell>
          <table:table-cell office:value-type="float" office:value="0.006333674" calcext:value-type="float">
            <text:p>0.006333674</text:p>
          </table:table-cell>
          <table:table-cell office:value-type="float" office:value="0.002631762" calcext:value-type="float">
            <text:p>0.002631762</text:p>
          </table:table-cell>
          <table:table-cell office:value-type="float" office:value="0.002748633" calcext:value-type="float">
            <text:p>0.002748633</text:p>
          </table:table-cell>
          <table:table-cell office:value-type="float" office:value="0.003899482" calcext:value-type="float">
            <text:p>0.003899482</text:p>
          </table:table-cell>
          <table:table-cell office:value-type="float" office:value="0.004582137" calcext:value-type="float">
            <text:p>0.004582137</text:p>
          </table:table-cell>
          <table:table-cell office:value-type="float" office:value="0.020097073" calcext:value-type="float">
            <text:p>0.020097073</text:p>
          </table:table-cell>
          <table:table-cell office:value-type="float" office:value="0.035951244" calcext:value-type="float">
            <text:p>0.035951244</text:p>
          </table:table-cell>
          <table:table-cell office:value-type="float" office:value="0.063672996" calcext:value-type="float">
            <text:p>0.06367299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float" office:value="0.002006362" calcext:value-type="float">
            <text:p>0.002006362</text:p>
          </table:table-cell>
          <table:table-cell office:value-type="float" office:value="0.006403217" calcext:value-type="float">
            <text:p>0.006403217</text:p>
          </table:table-cell>
          <table:table-cell office:value-type="float" office:value="0.005204765" calcext:value-type="float">
            <text:p>0.005204765</text:p>
          </table:table-cell>
          <table:table-cell office:value-type="float" office:value="0.005856447" calcext:value-type="float">
            <text:p>0.005856447</text:p>
          </table:table-cell>
          <table:table-cell office:value-type="float" office:value="0.007347795" calcext:value-type="float">
            <text:p>0.007347795</text:p>
          </table:table-cell>
          <table:table-cell office:value-type="float" office:value="0.009393515" calcext:value-type="float">
            <text:p>0.009393515</text:p>
          </table:table-cell>
          <table:table-cell office:value-type="float" office:value="0.045529163" calcext:value-type="float">
            <text:p>0.045529163</text:p>
          </table:table-cell>
          <table:table-cell office:value-type="float" office:value="0.088484243" calcext:value-type="float">
            <text:p>0.088484243</text:p>
          </table:table-cell>
          <table:table-cell office:value-type="float" office:value="0.13409134" calcext:value-type="float">
            <text:p>0.13409134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float" office:value="0.004025725" calcext:value-type="float">
            <text:p>0.004025725</text:p>
          </table:table-cell>
          <table:table-cell office:value-type="float" office:value="0.011930022" calcext:value-type="float">
            <text:p>0.011930022</text:p>
          </table:table-cell>
          <table:table-cell office:value-type="float" office:value="0.011526371" calcext:value-type="float">
            <text:p>0.011526371</text:p>
          </table:table-cell>
          <table:table-cell office:value-type="float" office:value="0.012612201" calcext:value-type="float">
            <text:p>0.012612201</text:p>
          </table:table-cell>
          <table:table-cell office:value-type="float" office:value="0.014428547" calcext:value-type="float">
            <text:p>0.014428547</text:p>
          </table:table-cell>
          <table:table-cell office:value-type="float" office:value="0.035841633" calcext:value-type="float">
            <text:p>0.035841633</text:p>
          </table:table-cell>
          <table:table-cell office:value-type="float" office:value="0.117228705" calcext:value-type="float">
            <text:p>0.117228705</text:p>
          </table:table-cell>
          <table:table-cell office:value-type="float" office:value="0.172657561" calcext:value-type="float">
            <text:p>0.172657561</text:p>
          </table:table-cell>
          <table:table-cell office:value-type="float" office:value="0.285985934" calcext:value-type="float">
            <text:p>0.28598593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float" office:value="0.007830972" calcext:value-type="float">
            <text:p>0.007830972</text:p>
          </table:table-cell>
          <table:table-cell office:value-type="float" office:value="0.022984984" calcext:value-type="float">
            <text:p>0.022984984</text:p>
          </table:table-cell>
          <table:table-cell office:value-type="float" office:value="0.0253136" calcext:value-type="float">
            <text:p>0.025313600</text:p>
          </table:table-cell>
          <table:table-cell office:value-type="float" office:value="0.024785683" calcext:value-type="float">
            <text:p>0.024785683</text:p>
          </table:table-cell>
          <table:table-cell office:value-type="float" office:value="0.031560431" calcext:value-type="float">
            <text:p>0.031560431</text:p>
          </table:table-cell>
          <table:table-cell office:value-type="float" office:value="0.069577254" calcext:value-type="float">
            <text:p>0.069577254</text:p>
          </table:table-cell>
          <table:table-cell office:value-type="float" office:value="0.187258507" calcext:value-type="float">
            <text:p>0.187258507</text:p>
          </table:table-cell>
          <table:table-cell office:value-type="float" office:value="0.371193298" calcext:value-type="float">
            <text:p>0.371193298</text:p>
          </table:table-cell>
          <table:table-cell office:value-type="float" office:value="0.667777749" calcext:value-type="float">
            <text:p>0.6677777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float" office:value="0.018973225" calcext:value-type="float">
            <text:p>0.018973225</text:p>
          </table:table-cell>
          <table:table-cell office:value-type="float" office:value="0.047337281" calcext:value-type="float">
            <text:p>0.047337281</text:p>
          </table:table-cell>
          <table:table-cell office:value-type="float" office:value="0.044371149" calcext:value-type="float">
            <text:p>0.044371149</text:p>
          </table:table-cell>
          <table:table-cell office:value-type="float" office:value="0.056737386" calcext:value-type="float">
            <text:p>0.056737386</text:p>
          </table:table-cell>
          <table:table-cell office:value-type="float" office:value="0.077116986" calcext:value-type="float">
            <text:p>0.077116986</text:p>
          </table:table-cell>
          <table:table-cell office:value-type="float" office:value="0.144347661" calcext:value-type="float">
            <text:p>0.144347661</text:p>
          </table:table-cell>
          <table:table-cell office:value-type="float" office:value="0.383458458" calcext:value-type="float">
            <text:p>0.383458458</text:p>
          </table:table-cell>
          <table:table-cell office:value-type="float" office:value="0.659419008" calcext:value-type="float">
            <text:p>0.659419008</text:p>
          </table:table-cell>
          <table:table-cell office:value-type="float" office:value="1.302490667" calcext:value-type="float">
            <text:p>1.3024906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float" office:value="0.034920795" calcext:value-type="float">
            <text:p>0.034920795</text:p>
          </table:table-cell>
          <table:table-cell office:value-type="float" office:value="0.094645693" calcext:value-type="float">
            <text:p>0.094645693</text:p>
          </table:table-cell>
          <table:table-cell office:value-type="float" office:value="0.104341442" calcext:value-type="float">
            <text:p>0.104341442</text:p>
          </table:table-cell>
          <table:table-cell office:value-type="float" office:value="0.124785277" calcext:value-type="float">
            <text:p>0.124785277</text:p>
          </table:table-cell>
          <table:table-cell office:value-type="float" office:value="0.170791829" calcext:value-type="float">
            <text:p>0.170791829</text:p>
          </table:table-cell>
          <table:table-cell office:value-type="float" office:value="0.316653719" calcext:value-type="float">
            <text:p>0.316653719</text:p>
          </table:table-cell>
          <table:table-cell office:value-type="float" office:value="0.831042844" calcext:value-type="float">
            <text:p>0.831042844</text:p>
          </table:table-cell>
          <table:table-cell office:value-type="float" office:value="1.40213424" calcext:value-type="float">
            <text:p>1.402134240</text:p>
          </table:table-cell>
          <table:table-cell office:value-type="float" office:value="2.689275466" calcext:value-type="float">
            <text:p>2.689275466</text:p>
          </table:table-cell>
        </table:table-row>
      </table:table>
      <table:table table:name="Sheet11" table:style-name="ta1">
        <table:table-column table:style-name="co1" table:default-cell-style-name="Default"/>
        <table:table-column table:style-name="co1" table:number-columns-repeated="8" table:default-cell-style-name="ce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_vector_string_to_py_tuple_multiple&lt;std::string[128]&gt;():[2]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.Dev.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 <text:s/>- SD</text:p>
          </table:table-cell>
          <table:table-cell table:style-name="Default" office:value-type="string" calcext:value-type="string">
            <text:p>Mean + SD</text:p>
          </table:table-cell>
          <table:table-cell table:style-name="Default" office:value-type="string" calcext:value-type="string">
            <text:p>Mean – Min</text:p>
          </table:table-cell>
          <table:table-cell table:style-name="Default" office:value-type="string" calcext:value-type="string">
            <text:p>Max – Me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 <text:s/>- SD</text:p>
          </table:table-cell>
          <table:table-cell office:value-type="string" calcext:value-type="string">
            <text:p>Mean + SD</text:p>
          </table:table-cell>
          <table:table-cell office:value-type="string" calcext:value-type="string">
            <text:p>Mean – Min</text:p>
          </table:table-cell>
          <table:table-cell office:value-type="string" calcext:value-type="string">
            <text:p>Max – M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409" calcext:value-type="float">
            <text:p>0.000000409</text:p>
          </table:table-cell>
          <table:table-cell office:value-type="float" office:value="0.000000973" calcext:value-type="float">
            <text:p>0.000000973</text:p>
          </table:table-cell>
          <table:table-cell office:value-type="float" office:value="0.000000077" calcext:value-type="float">
            <text:p>0.000000077</text:p>
          </table:table-cell>
          <table:table-cell office:value-type="float" office:value="0.000003326" calcext:value-type="float">
            <text:p>0.000003326</text:p>
          </table:table-cell>
          <table:table-cell table:formula="of:=[.B2]-[.C2]" office:value-type="float" office:value="-0.000000564" calcext:value-type="float">
            <text:p>-0.000000564</text:p>
          </table:table-cell>
          <table:table-cell table:formula="of:=[.B2]+[.C2]" office:value-type="float" office:value="0.000001382" calcext:value-type="float">
            <text:p>0.000001382</text:p>
          </table:table-cell>
          <table:table-cell table:formula="of:=[.B2]-[.D2]" office:value-type="float" office:value="0.000000332" calcext:value-type="float">
            <text:p>0.000000332</text:p>
          </table:table-cell>
          <table:table-cell table:formula="of:=[.E2]-[.B2]" office:value-type="float" office:value="0.000002917" calcext:value-type="float">
            <text:p>0.000002917</text:p>
          </table:table-cell>
          <table:table-cell table:formula="of:=[.B2]*1000000000" office:value-type="float" office:value="409" calcext:value-type="float">
            <text:p>409</text:p>
          </table:table-cell>
          <table:table-cell table:formula="of:=[.C2]*1000000000" office:value-type="float" office:value="973" calcext:value-type="float">
            <text:p>973</text:p>
          </table:table-cell>
          <table:table-cell table:formula="of:=[.D2]*1000000000" office:value-type="float" office:value="77" calcext:value-type="float">
            <text:p>77</text:p>
          </table:table-cell>
          <table:table-cell table:formula="of:=[.E2]*1000000000" office:value-type="float" office:value="3326" calcext:value-type="float">
            <text:p>3326</text:p>
          </table:table-cell>
          <table:table-cell table:formula="of:=[.F2]*1000000000" office:value-type="float" office:value="-564" calcext:value-type="float">
            <text:p>-564</text:p>
          </table:table-cell>
          <table:table-cell table:formula="of:=[.G2]*1000000000" office:value-type="float" office:value="1382" calcext:value-type="float">
            <text:p>1382</text:p>
          </table:table-cell>
          <table:table-cell table:formula="of:=[.H2]*1000000000" office:value-type="float" office:value="332" calcext:value-type="float">
            <text:p>332</text:p>
          </table:table-cell>
          <table:table-cell table:formula="of:=[.I2]*1000000000"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6" calcext:value-type="float">
            <text:p>0.000000160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102" calcext:value-type="float">
            <text:p>0.000000102</text:p>
          </table:table-cell>
          <table:table-cell office:value-type="float" office:value="0.000000591" calcext:value-type="float">
            <text:p>0.000000591</text:p>
          </table:table-cell>
          <table:table-cell table:formula="of:=[.B3]-[.C3]" office:value-type="float" office:value="0.000000016" calcext:value-type="float">
            <text:p>0.000000016</text:p>
          </table:table-cell>
          <table:table-cell table:formula="of:=[.B3]+[.C3]" office:value-type="float" office:value="0.000000304" calcext:value-type="float">
            <text:p>0.000000304</text:p>
          </table:table-cell>
          <table:table-cell table:formula="of:=[.B3]-[.D3]" office:value-type="float" office:value="0.000000058" calcext:value-type="float">
            <text:p>0.000000058</text:p>
          </table:table-cell>
          <table:table-cell table:formula="of:=[.E3]-[.B3]" office:value-type="float" office:value="0.000000431" calcext:value-type="float">
            <text:p>0.000000431</text:p>
          </table:table-cell>
          <table:table-cell table:formula="of:=[.B3]*1000000000" office:value-type="float" office:value="160" calcext:value-type="float">
            <text:p>160</text:p>
          </table:table-cell>
          <table:table-cell table:formula="of:=[.C3]*1000000000" office:value-type="float" office:value="144" calcext:value-type="float">
            <text:p>144</text:p>
          </table:table-cell>
          <table:table-cell table:formula="of:=[.D3]*1000000000" office:value-type="float" office:value="102" calcext:value-type="float">
            <text:p>102</text:p>
          </table:table-cell>
          <table:table-cell table:formula="of:=[.E3]*1000000000" office:value-type="float" office:value="591" calcext:value-type="float">
            <text:p>591</text:p>
          </table:table-cell>
          <table:table-cell table:formula="of:=[.F3]*1000000000" office:value-type="float" office:value="16" calcext:value-type="float">
            <text:p>16</text:p>
          </table:table-cell>
          <table:table-cell table:formula="of:=[.G3]*1000000000" office:value-type="float" office:value="304" calcext:value-type="float">
            <text:p>304</text:p>
          </table:table-cell>
          <table:table-cell table:formula="of:=[.H3]*1000000000" office:value-type="float" office:value="58" calcext:value-type="float">
            <text:p>58</text:p>
          </table:table-cell>
          <table:table-cell table:formula="of:=[.I3]*1000000000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253" calcext:value-type="float">
            <text:p>0.000000253</text:p>
          </table:table-cell>
          <table:table-cell office:value-type="float" office:value="0.000000164" calcext:value-type="float">
            <text:p>0.000000164</text:p>
          </table:table-cell>
          <table:table-cell office:value-type="float" office:value="0.000001024" calcext:value-type="float">
            <text:p>0.000001024</text:p>
          </table:table-cell>
          <table:table-cell table:formula="of:=[.B4]-[.C4]" office:value-type="float" office:value="0.000000014" calcext:value-type="float">
            <text:p>0.000000014</text:p>
          </table:table-cell>
          <table:table-cell table:formula="of:=[.B4]+[.C4]" office:value-type="float" office:value="0.00000052" calcext:value-type="float">
            <text:p>0.000000520</text:p>
          </table:table-cell>
          <table:table-cell table:formula="of:=[.B4]-[.D4]" office:value-type="float" office:value="0.000000103" calcext:value-type="float">
            <text:p>0.000000103</text:p>
          </table:table-cell>
          <table:table-cell table:formula="of:=[.E4]-[.B4]" office:value-type="float" office:value="0.000000757" calcext:value-type="float">
            <text:p>0.000000757</text:p>
          </table:table-cell>
          <table:table-cell table:formula="of:=[.B4]*1000000000" office:value-type="float" office:value="267" calcext:value-type="float">
            <text:p>267</text:p>
          </table:table-cell>
          <table:table-cell table:formula="of:=[.C4]*1000000000" office:value-type="float" office:value="253" calcext:value-type="float">
            <text:p>253</text:p>
          </table:table-cell>
          <table:table-cell table:formula="of:=[.D4]*1000000000" office:value-type="float" office:value="164" calcext:value-type="float">
            <text:p>164</text:p>
          </table:table-cell>
          <table:table-cell table:formula="of:=[.E4]*1000000000" office:value-type="float" office:value="1024" calcext:value-type="float">
            <text:p>1024</text:p>
          </table:table-cell>
          <table:table-cell table:formula="of:=[.F4]*1000000000" office:value-type="float" office:value="14" calcext:value-type="float">
            <text:p>14</text:p>
          </table:table-cell>
          <table:table-cell table:formula="of:=[.G4]*1000000000" office:value-type="float" office:value="520" calcext:value-type="float">
            <text:p>520</text:p>
          </table:table-cell>
          <table:table-cell table:formula="of:=[.H4]*1000000000" office:value-type="float" office:value="103" calcext:value-type="float">
            <text:p>103</text:p>
          </table:table-cell>
          <table:table-cell table:formula="of:=[.I4]*1000000000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308" calcext:value-type="float">
            <text:p>0.000000308</text:p>
          </table:table-cell>
          <table:table-cell office:value-type="float" office:value="0.000000047" calcext:value-type="float">
            <text:p>0.000000047</text:p>
          </table:table-cell>
          <table:table-cell office:value-type="float" office:value="0.000000281" calcext:value-type="float">
            <text:p>0.000000281</text:p>
          </table:table-cell>
          <table:table-cell office:value-type="float" office:value="0.000000446" calcext:value-type="float">
            <text:p>0.000000446</text:p>
          </table:table-cell>
          <table:table-cell table:formula="of:=[.B5]-[.C5]" office:value-type="float" office:value="0.000000261" calcext:value-type="float">
            <text:p>0.000000261</text:p>
          </table:table-cell>
          <table:table-cell table:formula="of:=[.B5]+[.C5]" office:value-type="float" office:value="0.000000355" calcext:value-type="float">
            <text:p>0.000000355</text:p>
          </table:table-cell>
          <table:table-cell table:formula="of:=[.B5]-[.D5]" office:value-type="float" office:value="0.000000027" calcext:value-type="float">
            <text:p>0.000000027</text:p>
          </table:table-cell>
          <table:table-cell table:formula="of:=[.E5]-[.B5]" office:value-type="float" office:value="0.000000138" calcext:value-type="float">
            <text:p>0.000000138</text:p>
          </table:table-cell>
          <table:table-cell table:formula="of:=[.B5]*1000000000" office:value-type="float" office:value="308" calcext:value-type="float">
            <text:p>308</text:p>
          </table:table-cell>
          <table:table-cell table:formula="of:=[.C5]*1000000000" office:value-type="float" office:value="47" calcext:value-type="float">
            <text:p>47</text:p>
          </table:table-cell>
          <table:table-cell table:formula="of:=[.D5]*1000000000" office:value-type="float" office:value="281" calcext:value-type="float">
            <text:p>281</text:p>
          </table:table-cell>
          <table:table-cell table:formula="of:=[.E5]*1000000000" office:value-type="float" office:value="446" calcext:value-type="float">
            <text:p>446</text:p>
          </table:table-cell>
          <table:table-cell table:formula="of:=[.F5]*1000000000" office:value-type="float" office:value="261" calcext:value-type="float">
            <text:p>261</text:p>
          </table:table-cell>
          <table:table-cell table:formula="of:=[.G5]*1000000000" office:value-type="float" office:value="355" calcext:value-type="float">
            <text:p>355</text:p>
          </table:table-cell>
          <table:table-cell table:formula="of:=[.H5]*1000000000" office:value-type="float" office:value="27" calcext:value-type="float">
            <text:p>27</text:p>
          </table:table-cell>
          <table:table-cell table:formula="of:=[.I5]*1000000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603" calcext:value-type="float">
            <text:p>0.000000603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00531" calcext:value-type="float">
            <text:p>0.000000531</text:p>
          </table:table-cell>
          <table:table-cell office:value-type="float" office:value="0.000001095" calcext:value-type="float">
            <text:p>0.000001095</text:p>
          </table:table-cell>
          <table:table-cell table:formula="of:=[.B6]-[.C6]" office:value-type="float" office:value="0.000000438" calcext:value-type="float">
            <text:p>0.000000438</text:p>
          </table:table-cell>
          <table:table-cell table:formula="of:=[.B6]+[.C6]" office:value-type="float" office:value="0.000000768" calcext:value-type="float">
            <text:p>0.000000768</text:p>
          </table:table-cell>
          <table:table-cell table:formula="of:=[.B6]-[.D6]" office:value-type="float" office:value="0.0000000719999999999999" calcext:value-type="float">
            <text:p>0.000000072</text:p>
          </table:table-cell>
          <table:table-cell table:formula="of:=[.E6]-[.B6]" office:value-type="float" office:value="0.000000492" calcext:value-type="float">
            <text:p>0.000000492</text:p>
          </table:table-cell>
          <table:table-cell table:formula="of:=[.B6]*1000000000" office:value-type="float" office:value="603" calcext:value-type="float">
            <text:p>603</text:p>
          </table:table-cell>
          <table:table-cell table:formula="of:=[.C6]*1000000000" office:value-type="float" office:value="165" calcext:value-type="float">
            <text:p>165</text:p>
          </table:table-cell>
          <table:table-cell table:formula="of:=[.D6]*1000000000" office:value-type="float" office:value="531" calcext:value-type="float">
            <text:p>531</text:p>
          </table:table-cell>
          <table:table-cell table:formula="of:=[.E6]*1000000000" office:value-type="float" office:value="1095" calcext:value-type="float">
            <text:p>1095</text:p>
          </table:table-cell>
          <table:table-cell table:formula="of:=[.F6]*1000000000" office:value-type="float" office:value="438" calcext:value-type="float">
            <text:p>438</text:p>
          </table:table-cell>
          <table:table-cell table:formula="of:=[.G6]*1000000000" office:value-type="float" office:value="768" calcext:value-type="float">
            <text:p>768</text:p>
          </table:table-cell>
          <table:table-cell table:formula="of:=[.H6]*1000000000" office:value-type="float" office:value="71.9999999999999" calcext:value-type="float">
            <text:p>71.9999999999999</text:p>
          </table:table-cell>
          <table:table-cell table:formula="of:=[.I6]*1000000000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76" calcext:value-type="float">
            <text:p>0.000001476</text:p>
          </table:table-cell>
          <table:table-cell office:value-type="float" office:value="0.000001037" calcext:value-type="float">
            <text:p>0.000001037</text:p>
          </table:table-cell>
          <table:table-cell office:value-type="float" office:value="0.000001038" calcext:value-type="float">
            <text:p>0.000001038</text:p>
          </table:table-cell>
          <table:table-cell office:value-type="float" office:value="0.000004501" calcext:value-type="float">
            <text:p>0.000004501</text:p>
          </table:table-cell>
          <table:table-cell table:formula="of:=[.B7]-[.C7]" office:value-type="float" office:value="0.000000439" calcext:value-type="float">
            <text:p>0.000000439</text:p>
          </table:table-cell>
          <table:table-cell table:formula="of:=[.B7]+[.C7]" office:value-type="float" office:value="0.000002513" calcext:value-type="float">
            <text:p>0.000002513</text:p>
          </table:table-cell>
          <table:table-cell table:formula="of:=[.B7]-[.D7]" office:value-type="float" office:value="0.000000438" calcext:value-type="float">
            <text:p>0.000000438</text:p>
          </table:table-cell>
          <table:table-cell table:formula="of:=[.E7]-[.B7]" office:value-type="float" office:value="0.000003025" calcext:value-type="float">
            <text:p>0.000003025</text:p>
          </table:table-cell>
          <table:table-cell table:formula="of:=[.B7]*1000000000" office:value-type="float" office:value="1476" calcext:value-type="float">
            <text:p>1476</text:p>
          </table:table-cell>
          <table:table-cell table:formula="of:=[.C7]*1000000000" office:value-type="float" office:value="1037" calcext:value-type="float">
            <text:p>1037</text:p>
          </table:table-cell>
          <table:table-cell table:formula="of:=[.D7]*1000000000" office:value-type="float" office:value="1038" calcext:value-type="float">
            <text:p>1038</text:p>
          </table:table-cell>
          <table:table-cell table:formula="of:=[.E7]*1000000000" office:value-type="float" office:value="4501" calcext:value-type="float">
            <text:p>4501</text:p>
          </table:table-cell>
          <table:table-cell table:formula="of:=[.F7]*1000000000" office:value-type="float" office:value="439" calcext:value-type="float">
            <text:p>439</text:p>
          </table:table-cell>
          <table:table-cell table:formula="of:=[.G7]*1000000000" office:value-type="float" office:value="2513" calcext:value-type="float">
            <text:p>2513</text:p>
          </table:table-cell>
          <table:table-cell table:formula="of:=[.H7]*1000000000" office:value-type="float" office:value="438" calcext:value-type="float">
            <text:p>438</text:p>
          </table:table-cell>
          <table:table-cell table:formula="of:=[.I7]*1000000000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199" calcext:value-type="float">
            <text:p>0.000002199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02103" calcext:value-type="float">
            <text:p>0.000002103</text:p>
          </table:table-cell>
          <table:table-cell office:value-type="float" office:value="0.000002749" calcext:value-type="float">
            <text:p>0.000002749</text:p>
          </table:table-cell>
          <table:table-cell table:formula="of:=[.B8]-[.C8]" office:value-type="float" office:value="0.000002015" calcext:value-type="float">
            <text:p>0.000002015</text:p>
          </table:table-cell>
          <table:table-cell table:formula="of:=[.B8]+[.C8]" office:value-type="float" office:value="0.000002383" calcext:value-type="float">
            <text:p>0.000002383</text:p>
          </table:table-cell>
          <table:table-cell table:formula="of:=[.B8]-[.D8]" office:value-type="float" office:value="0.000000096" calcext:value-type="float">
            <text:p>0.000000096</text:p>
          </table:table-cell>
          <table:table-cell table:formula="of:=[.E8]-[.B8]" office:value-type="float" office:value="0.00000055" calcext:value-type="float">
            <text:p>0.000000550</text:p>
          </table:table-cell>
          <table:table-cell table:formula="of:=[.B8]*1000000000" office:value-type="float" office:value="2199" calcext:value-type="float">
            <text:p>2199</text:p>
          </table:table-cell>
          <table:table-cell table:formula="of:=[.C8]*1000000000" office:value-type="float" office:value="184" calcext:value-type="float">
            <text:p>184</text:p>
          </table:table-cell>
          <table:table-cell table:formula="of:=[.D8]*1000000000" office:value-type="float" office:value="2103" calcext:value-type="float">
            <text:p>2103</text:p>
          </table:table-cell>
          <table:table-cell table:formula="of:=[.E8]*1000000000" office:value-type="float" office:value="2749" calcext:value-type="float">
            <text:p>2749</text:p>
          </table:table-cell>
          <table:table-cell table:formula="of:=[.F8]*1000000000" office:value-type="float" office:value="2015" calcext:value-type="float">
            <text:p>2015</text:p>
          </table:table-cell>
          <table:table-cell table:formula="of:=[.G8]*1000000000" office:value-type="float" office:value="2383" calcext:value-type="float">
            <text:p>2383</text:p>
          </table:table-cell>
          <table:table-cell table:formula="of:=[.H8]*1000000000" office:value-type="float" office:value="96" calcext:value-type="float">
            <text:p>96</text:p>
          </table:table-cell>
          <table:table-cell table:formula="of:=[.I8]*1000000000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397" calcext:value-type="float">
            <text:p>0.000004397</text:p>
          </table:table-cell>
          <table:table-cell office:value-type="float" office:value="0.000000346" calcext:value-type="float">
            <text:p>0.000000346</text:p>
          </table:table-cell>
          <table:table-cell office:value-type="float" office:value="0.000004256" calcext:value-type="float">
            <text:p>0.000004256</text:p>
          </table:table-cell>
          <table:table-cell office:value-type="float" office:value="0.000005433" calcext:value-type="float">
            <text:p>0.000005433</text:p>
          </table:table-cell>
          <table:table-cell table:formula="of:=[.B9]-[.C9]" office:value-type="float" office:value="0.000004051" calcext:value-type="float">
            <text:p>0.000004051</text:p>
          </table:table-cell>
          <table:table-cell table:formula="of:=[.B9]+[.C9]" office:value-type="float" office:value="0.000004743" calcext:value-type="float">
            <text:p>0.000004743</text:p>
          </table:table-cell>
          <table:table-cell table:formula="of:=[.B9]-[.D9]" office:value-type="float" office:value="0.000000141" calcext:value-type="float">
            <text:p>0.000000141</text:p>
          </table:table-cell>
          <table:table-cell table:formula="of:=[.E9]-[.B9]" office:value-type="float" office:value="0.000001036" calcext:value-type="float">
            <text:p>0.000001036</text:p>
          </table:table-cell>
          <table:table-cell table:formula="of:=[.B9]*1000000000" office:value-type="float" office:value="4397" calcext:value-type="float">
            <text:p>4397</text:p>
          </table:table-cell>
          <table:table-cell table:formula="of:=[.C9]*1000000000" office:value-type="float" office:value="346" calcext:value-type="float">
            <text:p>346</text:p>
          </table:table-cell>
          <table:table-cell table:formula="of:=[.D9]*1000000000" office:value-type="float" office:value="4256" calcext:value-type="float">
            <text:p>4256</text:p>
          </table:table-cell>
          <table:table-cell table:formula="of:=[.E9]*1000000000" office:value-type="float" office:value="5433" calcext:value-type="float">
            <text:p>5433</text:p>
          </table:table-cell>
          <table:table-cell table:formula="of:=[.F9]*1000000000" office:value-type="float" office:value="4051" calcext:value-type="float">
            <text:p>4051</text:p>
          </table:table-cell>
          <table:table-cell table:formula="of:=[.G9]*1000000000" office:value-type="float" office:value="4743" calcext:value-type="float">
            <text:p>4743</text:p>
          </table:table-cell>
          <table:table-cell table:formula="of:=[.H9]*1000000000" office:value-type="float" office:value="141" calcext:value-type="float">
            <text:p>141</text:p>
          </table:table-cell>
          <table:table-cell table:formula="of:=[.I9]*1000000000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818" calcext:value-type="float">
            <text:p>0.000009818</text:p>
          </table:table-cell>
          <table:table-cell office:value-type="float" office:value="0.0000007" calcext:value-type="float">
            <text:p>0.000000700</text:p>
          </table:table-cell>
          <table:table-cell office:value-type="float" office:value="0.000008924" calcext:value-type="float">
            <text:p>0.000008924</text:p>
          </table:table-cell>
          <table:table-cell office:value-type="float" office:value="0.000011527" calcext:value-type="float">
            <text:p>0.000011527</text:p>
          </table:table-cell>
          <table:table-cell table:formula="of:=[.B10]-[.C10]" office:value-type="float" office:value="0.000009118" calcext:value-type="float">
            <text:p>0.000009118</text:p>
          </table:table-cell>
          <table:table-cell table:formula="of:=[.B10]+[.C10]" office:value-type="float" office:value="0.000010518" calcext:value-type="float">
            <text:p>0.000010518</text:p>
          </table:table-cell>
          <table:table-cell table:formula="of:=[.B10]-[.D10]" office:value-type="float" office:value="0.000000893999999999999" calcext:value-type="float">
            <text:p>0.000000894</text:p>
          </table:table-cell>
          <table:table-cell table:formula="of:=[.E10]-[.B10]" office:value-type="float" office:value="0.000001709" calcext:value-type="float">
            <text:p>0.000001709</text:p>
          </table:table-cell>
          <table:table-cell table:formula="of:=[.B10]*1000000000" office:value-type="float" office:value="9818" calcext:value-type="float">
            <text:p>9818</text:p>
          </table:table-cell>
          <table:table-cell table:formula="of:=[.C10]*1000000000" office:value-type="float" office:value="700" calcext:value-type="float">
            <text:p>700</text:p>
          </table:table-cell>
          <table:table-cell table:formula="of:=[.D10]*1000000000" office:value-type="float" office:value="8924" calcext:value-type="float">
            <text:p>8924</text:p>
          </table:table-cell>
          <table:table-cell table:formula="of:=[.E10]*1000000000" office:value-type="float" office:value="11527" calcext:value-type="float">
            <text:p>11527</text:p>
          </table:table-cell>
          <table:table-cell table:formula="of:=[.F10]*1000000000" office:value-type="float" office:value="9118" calcext:value-type="float">
            <text:p>9118</text:p>
          </table:table-cell>
          <table:table-cell table:formula="of:=[.G10]*1000000000" office:value-type="float" office:value="10518" calcext:value-type="float">
            <text:p>10518</text:p>
          </table:table-cell>
          <table:table-cell table:formula="of:=[.H10]*1000000000" office:value-type="float" office:value="893.999999999999" calcext:value-type="float">
            <text:p>893.999999999999</text:p>
          </table:table-cell>
          <table:table-cell table:formula="of:=[.I10]*1000000000"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9984" calcext:value-type="float">
            <text:p>0.000019984</text:p>
          </table:table-cell>
          <table:table-cell office:value-type="float" office:value="0.000002579" calcext:value-type="float">
            <text:p>0.000002579</text:p>
          </table:table-cell>
          <table:table-cell office:value-type="float" office:value="0.000018393" calcext:value-type="float">
            <text:p>0.000018393</text:p>
          </table:table-cell>
          <table:table-cell office:value-type="float" office:value="0.000027556" calcext:value-type="float">
            <text:p>0.000027556</text:p>
          </table:table-cell>
          <table:table-cell table:formula="of:=[.B11]-[.C11]" office:value-type="float" office:value="0.000017405" calcext:value-type="float">
            <text:p>0.000017405</text:p>
          </table:table-cell>
          <table:table-cell table:formula="of:=[.B11]+[.C11]" office:value-type="float" office:value="0.000022563" calcext:value-type="float">
            <text:p>0.000022563</text:p>
          </table:table-cell>
          <table:table-cell table:formula="of:=[.B11]-[.D11]" office:value-type="float" office:value="0.000001591" calcext:value-type="float">
            <text:p>0.000001591</text:p>
          </table:table-cell>
          <table:table-cell table:formula="of:=[.E11]-[.B11]" office:value-type="float" office:value="0.000007572" calcext:value-type="float">
            <text:p>0.000007572</text:p>
          </table:table-cell>
          <table:table-cell table:formula="of:=[.B11]*1000000000" office:value-type="float" office:value="19984" calcext:value-type="float">
            <text:p>19984</text:p>
          </table:table-cell>
          <table:table-cell table:formula="of:=[.C11]*1000000000" office:value-type="float" office:value="2579" calcext:value-type="float">
            <text:p>2579</text:p>
          </table:table-cell>
          <table:table-cell table:formula="of:=[.D11]*1000000000" office:value-type="float" office:value="18393" calcext:value-type="float">
            <text:p>18393</text:p>
          </table:table-cell>
          <table:table-cell table:formula="of:=[.E11]*1000000000" office:value-type="float" office:value="27556" calcext:value-type="float">
            <text:p>27556</text:p>
          </table:table-cell>
          <table:table-cell table:formula="of:=[.F11]*1000000000" office:value-type="float" office:value="17405" calcext:value-type="float">
            <text:p>17405</text:p>
          </table:table-cell>
          <table:table-cell table:formula="of:=[.G11]*1000000000" office:value-type="float" office:value="22563" calcext:value-type="float">
            <text:p>22563</text:p>
          </table:table-cell>
          <table:table-cell table:formula="of:=[.H11]*1000000000" office:value-type="float" office:value="1591" calcext:value-type="float">
            <text:p>1591</text:p>
          </table:table-cell>
          <table:table-cell table:formula="of:=[.I11]*1000000000"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45438" calcext:value-type="float">
            <text:p>0.000045438</text:p>
          </table:table-cell>
          <table:table-cell office:value-type="float" office:value="0.000017259" calcext:value-type="float">
            <text:p>0.000017259</text:p>
          </table:table-cell>
          <table:table-cell office:value-type="float" office:value="0.000038307" calcext:value-type="float">
            <text:p>0.000038307</text:p>
          </table:table-cell>
          <table:table-cell office:value-type="float" office:value="0.000097111" calcext:value-type="float">
            <text:p>0.000097111</text:p>
          </table:table-cell>
          <table:table-cell table:formula="of:=[.B12]-[.C12]" office:value-type="float" office:value="0.000028179" calcext:value-type="float">
            <text:p>0.000028179</text:p>
          </table:table-cell>
          <table:table-cell table:formula="of:=[.B12]+[.C12]" office:value-type="float" office:value="0.000062697" calcext:value-type="float">
            <text:p>0.000062697</text:p>
          </table:table-cell>
          <table:table-cell table:formula="of:=[.B12]-[.D12]" office:value-type="float" office:value="0.000007131" calcext:value-type="float">
            <text:p>0.000007131</text:p>
          </table:table-cell>
          <table:table-cell table:formula="of:=[.E12]-[.B12]" office:value-type="float" office:value="0.000051673" calcext:value-type="float">
            <text:p>0.000051673</text:p>
          </table:table-cell>
          <table:table-cell table:formula="of:=[.B12]*1000000000" office:value-type="float" office:value="45438" calcext:value-type="float">
            <text:p>45438</text:p>
          </table:table-cell>
          <table:table-cell table:formula="of:=[.C12]*1000000000" office:value-type="float" office:value="17259" calcext:value-type="float">
            <text:p>17259</text:p>
          </table:table-cell>
          <table:table-cell table:formula="of:=[.D12]*1000000000" office:value-type="float" office:value="38307" calcext:value-type="float">
            <text:p>38307</text:p>
          </table:table-cell>
          <table:table-cell table:formula="of:=[.E12]*1000000000" office:value-type="float" office:value="97111" calcext:value-type="float">
            <text:p>97111</text:p>
          </table:table-cell>
          <table:table-cell table:formula="of:=[.F12]*1000000000" office:value-type="float" office:value="28179" calcext:value-type="float">
            <text:p>28179</text:p>
          </table:table-cell>
          <table:table-cell table:formula="of:=[.G12]*1000000000" office:value-type="float" office:value="62697" calcext:value-type="float">
            <text:p>62697</text:p>
          </table:table-cell>
          <table:table-cell table:formula="of:=[.H12]*1000000000" office:value-type="float" office:value="7131" calcext:value-type="float">
            <text:p>7131</text:p>
          </table:table-cell>
          <table:table-cell table:formula="of:=[.I12]*1000000000" office:value-type="float" office:value="51673" calcext:value-type="float">
            <text:p>516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83379" calcext:value-type="float">
            <text:p>0.000083379</text:p>
          </table:table-cell>
          <table:table-cell office:value-type="float" office:value="0.000018229" calcext:value-type="float">
            <text:p>0.000018229</text:p>
          </table:table-cell>
          <table:table-cell office:value-type="float" office:value="0.00007503" calcext:value-type="float">
            <text:p>0.000075030</text:p>
          </table:table-cell>
          <table:table-cell office:value-type="float" office:value="0.000136359" calcext:value-type="float">
            <text:p>0.000136359</text:p>
          </table:table-cell>
          <table:table-cell table:formula="of:=[.B13]-[.C13]" office:value-type="float" office:value="0.00006515" calcext:value-type="float">
            <text:p>0.000065150</text:p>
          </table:table-cell>
          <table:table-cell table:formula="of:=[.B13]+[.C13]" office:value-type="float" office:value="0.000101608" calcext:value-type="float">
            <text:p>0.000101608</text:p>
          </table:table-cell>
          <table:table-cell table:formula="of:=[.B13]-[.D13]" office:value-type="float" office:value="0.000008349" calcext:value-type="float">
            <text:p>0.000008349</text:p>
          </table:table-cell>
          <table:table-cell table:formula="of:=[.E13]-[.B13]" office:value-type="float" office:value="0.00005298" calcext:value-type="float">
            <text:p>0.000052980</text:p>
          </table:table-cell>
          <table:table-cell table:formula="of:=[.B13]*1000000000" office:value-type="float" office:value="83379" calcext:value-type="float">
            <text:p>83379</text:p>
          </table:table-cell>
          <table:table-cell table:formula="of:=[.C13]*1000000000" office:value-type="float" office:value="18229" calcext:value-type="float">
            <text:p>18229</text:p>
          </table:table-cell>
          <table:table-cell table:formula="of:=[.D13]*1000000000" office:value-type="float" office:value="75030" calcext:value-type="float">
            <text:p>75030</text:p>
          </table:table-cell>
          <table:table-cell table:formula="of:=[.E13]*1000000000" office:value-type="float" office:value="136359" calcext:value-type="float">
            <text:p>136359</text:p>
          </table:table-cell>
          <table:table-cell table:formula="of:=[.F13]*1000000000" office:value-type="float" office:value="65150" calcext:value-type="float">
            <text:p>65150</text:p>
          </table:table-cell>
          <table:table-cell table:formula="of:=[.G13]*1000000000" office:value-type="float" office:value="101608" calcext:value-type="float">
            <text:p>101608</text:p>
          </table:table-cell>
          <table:table-cell table:formula="of:=[.H13]*1000000000" office:value-type="float" office:value="8349" calcext:value-type="float">
            <text:p>8349</text:p>
          </table:table-cell>
          <table:table-cell table:formula="of:=[.I13]*1000000000" office:value-type="float" office:value="52980" calcext:value-type="float">
            <text:p>529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8091" calcext:value-type="float">
            <text:p>0.000168091</text:p>
          </table:table-cell>
          <table:table-cell office:value-type="float" office:value="0.000017582" calcext:value-type="float">
            <text:p>0.000017582</text:p>
          </table:table-cell>
          <table:table-cell office:value-type="float" office:value="0.000152847" calcext:value-type="float">
            <text:p>0.000152847</text:p>
          </table:table-cell>
          <table:table-cell office:value-type="float" office:value="0.000206666" calcext:value-type="float">
            <text:p>0.000206666</text:p>
          </table:table-cell>
          <table:table-cell table:formula="of:=[.B14]-[.C14]" office:value-type="float" office:value="0.000150509" calcext:value-type="float">
            <text:p>0.000150509</text:p>
          </table:table-cell>
          <table:table-cell table:formula="of:=[.B14]+[.C14]" office:value-type="float" office:value="0.000185673" calcext:value-type="float">
            <text:p>0.000185673</text:p>
          </table:table-cell>
          <table:table-cell table:formula="of:=[.B14]-[.D14]" office:value-type="float" office:value="0.000015244" calcext:value-type="float">
            <text:p>0.000015244</text:p>
          </table:table-cell>
          <table:table-cell table:formula="of:=[.E14]-[.B14]" office:value-type="float" office:value="0.000038575" calcext:value-type="float">
            <text:p>0.000038575</text:p>
          </table:table-cell>
          <table:table-cell table:formula="of:=[.B14]*1000000000" office:value-type="float" office:value="168091" calcext:value-type="float">
            <text:p>168091</text:p>
          </table:table-cell>
          <table:table-cell table:formula="of:=[.C14]*1000000000" office:value-type="float" office:value="17582" calcext:value-type="float">
            <text:p>17582</text:p>
          </table:table-cell>
          <table:table-cell table:formula="of:=[.D14]*1000000000" office:value-type="float" office:value="152847" calcext:value-type="float">
            <text:p>152847</text:p>
          </table:table-cell>
          <table:table-cell table:formula="of:=[.E14]*1000000000" office:value-type="float" office:value="206666" calcext:value-type="float">
            <text:p>206666</text:p>
          </table:table-cell>
          <table:table-cell table:formula="of:=[.F14]*1000000000" office:value-type="float" office:value="150509" calcext:value-type="float">
            <text:p>150509</text:p>
          </table:table-cell>
          <table:table-cell table:formula="of:=[.G14]*1000000000" office:value-type="float" office:value="185673" calcext:value-type="float">
            <text:p>185673</text:p>
          </table:table-cell>
          <table:table-cell table:formula="of:=[.H14]*1000000000" office:value-type="float" office:value="15244" calcext:value-type="float">
            <text:p>15244</text:p>
          </table:table-cell>
          <table:table-cell table:formula="of:=[.I14]*1000000000" office:value-type="float" office:value="38575" calcext:value-type="float">
            <text:p>385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409231" calcext:value-type="float">
            <text:p>0.000409231</text:p>
          </table:table-cell>
          <table:table-cell office:value-type="float" office:value="0.000081778" calcext:value-type="float">
            <text:p>0.000081778</text:p>
          </table:table-cell>
          <table:table-cell office:value-type="float" office:value="0.000329671" calcext:value-type="float">
            <text:p>0.000329671</text:p>
          </table:table-cell>
          <table:table-cell office:value-type="float" office:value="0.00056721" calcext:value-type="float">
            <text:p>0.000567210</text:p>
          </table:table-cell>
          <table:table-cell table:formula="of:=[.B15]-[.C15]" office:value-type="float" office:value="0.000327453" calcext:value-type="float">
            <text:p>0.000327453</text:p>
          </table:table-cell>
          <table:table-cell table:formula="of:=[.B15]+[.C15]" office:value-type="float" office:value="0.000491009" calcext:value-type="float">
            <text:p>0.000491009</text:p>
          </table:table-cell>
          <table:table-cell table:formula="of:=[.B15]-[.D15]" office:value-type="float" office:value="0.00007956" calcext:value-type="float">
            <text:p>0.000079560</text:p>
          </table:table-cell>
          <table:table-cell table:formula="of:=[.E15]-[.B15]" office:value-type="float" office:value="0.000157979" calcext:value-type="float">
            <text:p>0.000157979</text:p>
          </table:table-cell>
          <table:table-cell table:formula="of:=[.B15]*1000000000" office:value-type="float" office:value="409231" calcext:value-type="float">
            <text:p>409231</text:p>
          </table:table-cell>
          <table:table-cell table:formula="of:=[.C15]*1000000000" office:value-type="float" office:value="81778" calcext:value-type="float">
            <text:p>81778</text:p>
          </table:table-cell>
          <table:table-cell table:formula="of:=[.D15]*1000000000" office:value-type="float" office:value="329671" calcext:value-type="float">
            <text:p>329671</text:p>
          </table:table-cell>
          <table:table-cell table:formula="of:=[.E15]*1000000000" office:value-type="float" office:value="567210" calcext:value-type="float">
            <text:p>567210</text:p>
          </table:table-cell>
          <table:table-cell table:formula="of:=[.F15]*1000000000" office:value-type="float" office:value="327453" calcext:value-type="float">
            <text:p>327453</text:p>
          </table:table-cell>
          <table:table-cell table:formula="of:=[.G15]*1000000000" office:value-type="float" office:value="491009" calcext:value-type="float">
            <text:p>491009</text:p>
          </table:table-cell>
          <table:table-cell table:formula="of:=[.H15]*1000000000" office:value-type="float" office:value="79560" calcext:value-type="float">
            <text:p>79560</text:p>
          </table:table-cell>
          <table:table-cell table:formula="of:=[.I15]*1000000000" office:value-type="float" office:value="157979" calcext:value-type="float">
            <text:p>1579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355574" calcext:value-type="float">
            <text:p>0.001355574</text:p>
          </table:table-cell>
          <table:table-cell office:value-type="float" office:value="0.000142142" calcext:value-type="float">
            <text:p>0.000142142</text:p>
          </table:table-cell>
          <table:table-cell office:value-type="float" office:value="0.001172773" calcext:value-type="float">
            <text:p>0.001172773</text:p>
          </table:table-cell>
          <table:table-cell office:value-type="float" office:value="0.001553147" calcext:value-type="float">
            <text:p>0.001553147</text:p>
          </table:table-cell>
          <table:table-cell table:formula="of:=[.B16]-[.C16]" office:value-type="float" office:value="0.001213432" calcext:value-type="float">
            <text:p>0.001213432</text:p>
          </table:table-cell>
          <table:table-cell table:formula="of:=[.B16]+[.C16]" office:value-type="float" office:value="0.001497716" calcext:value-type="float">
            <text:p>0.001497716</text:p>
          </table:table-cell>
          <table:table-cell table:formula="of:=[.B16]-[.D16]" office:value-type="float" office:value="0.000182801" calcext:value-type="float">
            <text:p>0.000182801</text:p>
          </table:table-cell>
          <table:table-cell table:formula="of:=[.E16]-[.B16]" office:value-type="float" office:value="0.000197573" calcext:value-type="float">
            <text:p>0.000197573</text:p>
          </table:table-cell>
          <table:table-cell table:formula="of:=[.B16]*1000000000" office:value-type="float" office:value="1355574" calcext:value-type="float">
            <text:p>1355574</text:p>
          </table:table-cell>
          <table:table-cell table:formula="of:=[.C16]*1000000000" office:value-type="float" office:value="142142" calcext:value-type="float">
            <text:p>142142</text:p>
          </table:table-cell>
          <table:table-cell table:formula="of:=[.D16]*1000000000" office:value-type="float" office:value="1172773" calcext:value-type="float">
            <text:p>1172773</text:p>
          </table:table-cell>
          <table:table-cell table:formula="of:=[.E16]*1000000000" office:value-type="float" office:value="1553147" calcext:value-type="float">
            <text:p>1553147</text:p>
          </table:table-cell>
          <table:table-cell table:formula="of:=[.F16]*1000000000" office:value-type="float" office:value="1213432" calcext:value-type="float">
            <text:p>1213432</text:p>
          </table:table-cell>
          <table:table-cell table:formula="of:=[.G16]*1000000000" office:value-type="float" office:value="1497716" calcext:value-type="float">
            <text:p>1497716</text:p>
          </table:table-cell>
          <table:table-cell table:formula="of:=[.H16]*1000000000" office:value-type="float" office:value="182801" calcext:value-type="float">
            <text:p>182801</text:p>
          </table:table-cell>
          <table:table-cell table:formula="of:=[.I16]*1000000000" office:value-type="float" office:value="197573" calcext:value-type="float">
            <text:p>19757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390718" calcext:value-type="float">
            <text:p>0.004390718</text:p>
          </table:table-cell>
          <table:table-cell office:value-type="float" office:value="0.000731073" calcext:value-type="float">
            <text:p>0.000731073</text:p>
          </table:table-cell>
          <table:table-cell office:value-type="float" office:value="0.003848316" calcext:value-type="float">
            <text:p>0.003848316</text:p>
          </table:table-cell>
          <table:table-cell office:value-type="float" office:value="0.006229605" calcext:value-type="float">
            <text:p>0.006229605</text:p>
          </table:table-cell>
          <table:table-cell table:formula="of:=[.B17]-[.C17]" office:value-type="float" office:value="0.003659645" calcext:value-type="float">
            <text:p>0.003659645</text:p>
          </table:table-cell>
          <table:table-cell table:formula="of:=[.B17]+[.C17]" office:value-type="float" office:value="0.005121791" calcext:value-type="float">
            <text:p>0.005121791</text:p>
          </table:table-cell>
          <table:table-cell table:formula="of:=[.B17]-[.D17]" office:value-type="float" office:value="0.000542402" calcext:value-type="float">
            <text:p>0.000542402</text:p>
          </table:table-cell>
          <table:table-cell table:formula="of:=[.E17]-[.B17]" office:value-type="float" office:value="0.001838887" calcext:value-type="float">
            <text:p>0.001838887</text:p>
          </table:table-cell>
          <table:table-cell table:formula="of:=[.B17]*1000000000" office:value-type="float" office:value="4390718" calcext:value-type="float">
            <text:p>4390718</text:p>
          </table:table-cell>
          <table:table-cell table:formula="of:=[.C17]*1000000000" office:value-type="float" office:value="731073" calcext:value-type="float">
            <text:p>731073</text:p>
          </table:table-cell>
          <table:table-cell table:formula="of:=[.D17]*1000000000" office:value-type="float" office:value="3848316" calcext:value-type="float">
            <text:p>3848316</text:p>
          </table:table-cell>
          <table:table-cell table:formula="of:=[.E17]*1000000000" office:value-type="float" office:value="6229605" calcext:value-type="float">
            <text:p>6229605</text:p>
          </table:table-cell>
          <table:table-cell table:formula="of:=[.F17]*1000000000" office:value-type="float" office:value="3659645" calcext:value-type="float">
            <text:p>3659645</text:p>
          </table:table-cell>
          <table:table-cell table:formula="of:=[.G17]*1000000000" office:value-type="float" office:value="5121791" calcext:value-type="float">
            <text:p>5121791</text:p>
          </table:table-cell>
          <table:table-cell table:formula="of:=[.H17]*1000000000" office:value-type="float" office:value="542402" calcext:value-type="float">
            <text:p>542402</text:p>
          </table:table-cell>
          <table:table-cell table:formula="of:=[.I17]*1000000000" office:value-type="float" office:value="1838887" calcext:value-type="float">
            <text:p>183888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9120001" calcext:value-type="float">
            <text:p>0.009120001</text:p>
          </table:table-cell>
          <table:table-cell office:value-type="float" office:value="0.00035892" calcext:value-type="float">
            <text:p>0.000358920</text:p>
          </table:table-cell>
          <table:table-cell office:value-type="float" office:value="0.008755084" calcext:value-type="float">
            <text:p>0.008755084</text:p>
          </table:table-cell>
          <table:table-cell office:value-type="float" office:value="0.009889294" calcext:value-type="float">
            <text:p>0.009889294</text:p>
          </table:table-cell>
          <table:table-cell table:formula="of:=[.B18]-[.C18]" office:value-type="float" office:value="0.008761081" calcext:value-type="float">
            <text:p>0.008761081</text:p>
          </table:table-cell>
          <table:table-cell table:formula="of:=[.B18]+[.C18]" office:value-type="float" office:value="0.009478921" calcext:value-type="float">
            <text:p>0.009478921</text:p>
          </table:table-cell>
          <table:table-cell table:formula="of:=[.B18]-[.D18]" office:value-type="float" office:value="0.000364917000000001" calcext:value-type="float">
            <text:p>0.000364917</text:p>
          </table:table-cell>
          <table:table-cell table:formula="of:=[.E18]-[.B18]" office:value-type="float" office:value="0.000769292999999999" calcext:value-type="float">
            <text:p>0.000769293</text:p>
          </table:table-cell>
          <table:table-cell table:formula="of:=[.B18]*1000000000" office:value-type="float" office:value="9120001" calcext:value-type="float">
            <text:p>9120001</text:p>
          </table:table-cell>
          <table:table-cell table:formula="of:=[.C18]*1000000000" office:value-type="float" office:value="358920" calcext:value-type="float">
            <text:p>358920</text:p>
          </table:table-cell>
          <table:table-cell table:formula="of:=[.D18]*1000000000" office:value-type="float" office:value="8755084" calcext:value-type="float">
            <text:p>8755084</text:p>
          </table:table-cell>
          <table:table-cell table:formula="of:=[.E18]*1000000000" office:value-type="float" office:value="9889294" calcext:value-type="float">
            <text:p>9889294</text:p>
          </table:table-cell>
          <table:table-cell table:formula="of:=[.F18]*1000000000" office:value-type="float" office:value="8761081" calcext:value-type="float">
            <text:p>8761081</text:p>
          </table:table-cell>
          <table:table-cell table:formula="of:=[.G18]*1000000000" office:value-type="float" office:value="9478921" calcext:value-type="float">
            <text:p>9478921</text:p>
          </table:table-cell>
          <table:table-cell table:formula="of:=[.H18]*1000000000" office:value-type="float" office:value="364917.000000001" calcext:value-type="float">
            <text:p>364917.000000001</text:p>
          </table:table-cell>
          <table:table-cell table:formula="of:=[.I18]*1000000000" office:value-type="float" office:value="769292.999999999" calcext:value-type="float">
            <text:p>769292.99999999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0294821" calcext:value-type="float">
            <text:p>0.020294821</text:p>
          </table:table-cell>
          <table:table-cell office:value-type="float" office:value="0.002935998" calcext:value-type="float">
            <text:p>0.002935998</text:p>
          </table:table-cell>
          <table:table-cell office:value-type="float" office:value="0.018339554" calcext:value-type="float">
            <text:p>0.018339554</text:p>
          </table:table-cell>
          <table:table-cell office:value-type="float" office:value="0.028950073" calcext:value-type="float">
            <text:p>0.028950073</text:p>
          </table:table-cell>
          <table:table-cell table:formula="of:=[.B19]-[.C19]" office:value-type="float" office:value="0.017358823" calcext:value-type="float">
            <text:p>0.017358823</text:p>
          </table:table-cell>
          <table:table-cell table:formula="of:=[.B19]+[.C19]" office:value-type="float" office:value="0.023230819" calcext:value-type="float">
            <text:p>0.023230819</text:p>
          </table:table-cell>
          <table:table-cell table:formula="of:=[.B19]-[.D19]" office:value-type="float" office:value="0.001955267" calcext:value-type="float">
            <text:p>0.001955267</text:p>
          </table:table-cell>
          <table:table-cell table:formula="of:=[.E19]-[.B19]" office:value-type="float" office:value="0.008655252" calcext:value-type="float">
            <text:p>0.008655252</text:p>
          </table:table-cell>
          <table:table-cell table:formula="of:=[.B19]*1000000000" office:value-type="float" office:value="20294821" calcext:value-type="float">
            <text:p>20294821</text:p>
          </table:table-cell>
          <table:table-cell table:formula="of:=[.C19]*1000000000" office:value-type="float" office:value="2935998" calcext:value-type="float">
            <text:p>2935998</text:p>
          </table:table-cell>
          <table:table-cell table:formula="of:=[.D19]*1000000000" office:value-type="float" office:value="18339554" calcext:value-type="float">
            <text:p>18339554</text:p>
          </table:table-cell>
          <table:table-cell table:formula="of:=[.E19]*1000000000" office:value-type="float" office:value="28950073" calcext:value-type="float">
            <text:p>28950073</text:p>
          </table:table-cell>
          <table:table-cell table:formula="of:=[.F19]*1000000000" office:value-type="float" office:value="17358823" calcext:value-type="float">
            <text:p>17358823</text:p>
          </table:table-cell>
          <table:table-cell table:formula="of:=[.G19]*1000000000" office:value-type="float" office:value="23230819" calcext:value-type="float">
            <text:p>23230819</text:p>
          </table:table-cell>
          <table:table-cell table:formula="of:=[.H19]*1000000000" office:value-type="float" office:value="1955267" calcext:value-type="float">
            <text:p>1955267</text:p>
          </table:table-cell>
          <table:table-cell table:formula="of:=[.I19]*1000000000" office:value-type="float" office:value="8655252" calcext:value-type="float">
            <text:p>865525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2760227" calcext:value-type="float">
            <text:p>0.052760227</text:p>
          </table:table-cell>
          <table:table-cell office:value-type="float" office:value="0.003125196" calcext:value-type="float">
            <text:p>0.003125196</text:p>
          </table:table-cell>
          <table:table-cell office:value-type="float" office:value="0.047319365" calcext:value-type="float">
            <text:p>0.047319365</text:p>
          </table:table-cell>
          <table:table-cell office:value-type="float" office:value="0.058032843" calcext:value-type="float">
            <text:p>0.058032843</text:p>
          </table:table-cell>
          <table:table-cell table:formula="of:=[.B20]-[.C20]" office:value-type="float" office:value="0.049635031" calcext:value-type="float">
            <text:p>0.049635031</text:p>
          </table:table-cell>
          <table:table-cell table:formula="of:=[.B20]+[.C20]" office:value-type="float" office:value="0.055885423" calcext:value-type="float">
            <text:p>0.055885423</text:p>
          </table:table-cell>
          <table:table-cell table:formula="of:=[.B20]-[.D20]" office:value-type="float" office:value="0.005440862" calcext:value-type="float">
            <text:p>0.005440862</text:p>
          </table:table-cell>
          <table:table-cell table:formula="of:=[.E20]-[.B20]" office:value-type="float" office:value="0.005272616" calcext:value-type="float">
            <text:p>0.005272616</text:p>
          </table:table-cell>
          <table:table-cell table:formula="of:=[.B20]*1000000000" office:value-type="float" office:value="52760227" calcext:value-type="float">
            <text:p>52760227</text:p>
          </table:table-cell>
          <table:table-cell table:formula="of:=[.C20]*1000000000" office:value-type="float" office:value="3125196" calcext:value-type="float">
            <text:p>3125196</text:p>
          </table:table-cell>
          <table:table-cell table:formula="of:=[.D20]*1000000000" office:value-type="float" office:value="47319365" calcext:value-type="float">
            <text:p>47319365</text:p>
          </table:table-cell>
          <table:table-cell table:formula="of:=[.E20]*1000000000" office:value-type="float" office:value="58032843" calcext:value-type="float">
            <text:p>58032843</text:p>
          </table:table-cell>
          <table:table-cell table:formula="of:=[.F20]*1000000000" office:value-type="float" office:value="49635031" calcext:value-type="float">
            <text:p>49635031</text:p>
          </table:table-cell>
          <table:table-cell table:formula="of:=[.G20]*1000000000" office:value-type="float" office:value="55885423" calcext:value-type="float">
            <text:p>55885423</text:p>
          </table:table-cell>
          <table:table-cell table:formula="of:=[.H20]*1000000000" office:value-type="float" office:value="5440862" calcext:value-type="float">
            <text:p>5440862</text:p>
          </table:table-cell>
          <table:table-cell table:formula="of:=[.I20]*1000000000" office:value-type="float" office:value="5272616" calcext:value-type="float">
            <text:p>52726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8395646" calcext:value-type="float">
            <text:p>0.098395646</text:p>
          </table:table-cell>
          <table:table-cell office:value-type="float" office:value="0.005865191" calcext:value-type="float">
            <text:p>0.005865191</text:p>
          </table:table-cell>
          <table:table-cell office:value-type="float" office:value="0.088778834" calcext:value-type="float">
            <text:p>0.088778834</text:p>
          </table:table-cell>
          <table:table-cell office:value-type="float" office:value="0.108427206" calcext:value-type="float">
            <text:p>0.108427206</text:p>
          </table:table-cell>
          <table:table-cell table:formula="of:=[.B21]-[.C21]" office:value-type="float" office:value="0.092530455" calcext:value-type="float">
            <text:p>0.092530455</text:p>
          </table:table-cell>
          <table:table-cell table:formula="of:=[.B21]+[.C21]" office:value-type="float" office:value="0.104260837" calcext:value-type="float">
            <text:p>0.104260837</text:p>
          </table:table-cell>
          <table:table-cell table:formula="of:=[.B21]-[.D21]" office:value-type="float" office:value="0.009616812" calcext:value-type="float">
            <text:p>0.009616812</text:p>
          </table:table-cell>
          <table:table-cell table:formula="of:=[.E21]-[.B21]" office:value-type="float" office:value="0.01003156" calcext:value-type="float">
            <text:p>0.010031560</text:p>
          </table:table-cell>
          <table:table-cell table:formula="of:=[.B21]*1000000000" office:value-type="float" office:value="98395646" calcext:value-type="float">
            <text:p>98395646</text:p>
          </table:table-cell>
          <table:table-cell table:formula="of:=[.C21]*1000000000" office:value-type="float" office:value="5865191" calcext:value-type="float">
            <text:p>5865191</text:p>
          </table:table-cell>
          <table:table-cell table:formula="of:=[.D21]*1000000000" office:value-type="float" office:value="88778834" calcext:value-type="float">
            <text:p>88778834</text:p>
          </table:table-cell>
          <table:table-cell table:formula="of:=[.E21]*1000000000" office:value-type="float" office:value="108427206" calcext:value-type="float">
            <text:p>108427206</text:p>
          </table:table-cell>
          <table:table-cell table:formula="of:=[.F21]*1000000000" office:value-type="float" office:value="92530455" calcext:value-type="float">
            <text:p>92530455</text:p>
          </table:table-cell>
          <table:table-cell table:formula="of:=[.G21]*1000000000" office:value-type="float" office:value="104260837" calcext:value-type="float">
            <text:p>104260837</text:p>
          </table:table-cell>
          <table:table-cell table:formula="of:=[.H21]*1000000000" office:value-type="float" office:value="9616812" calcext:value-type="float">
            <text:p>9616812</text:p>
          </table:table-cell>
          <table:table-cell table:formula="of:=[.I21]*1000000000" office:value-type="float" office:value="10031560" calcext:value-type="float">
            <text:p>10031560</text:p>
          </table:table-cell>
        </table:table-row>
      </table:table>
      <table:table table:name="vector.reserve()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ecking vector.reserve()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_py_tuple_to_vector&lt;bool&gt; NO reserve()</text:p>
          </table:table-cell>
          <table:table-cell table:number-columns-repeated="2"/>
          <table:table-cell office:value-type="string" calcext:value-type="string">
            <text:p>test_py_tuple_to_vector&lt;bool&gt; WITH reserve()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doubl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6281" calcext:value-type="float">
            <text:p>6.281E-06</text:p>
          </table:table-cell>
          <table:table-cell office:value-type="float" office:value="0.000013128" calcext:value-type="float">
            <text:p>1.3128E-05</text:p>
          </table:table-cell>
          <table:table-cell office:value-type="float" office:value="0.000001405" calcext:value-type="float">
            <text:p>1.405E-06</text:p>
          </table:table-cell>
          <table:table-cell office:value-type="float" office:value="0.000002453" calcext:value-type="float">
            <text:p>2.453E-06</text:p>
          </table:table-cell>
          <table:table-cell office:value-type="float" office:value="0.000005307" calcext:value-type="float">
            <text:p>5.307E-06</text:p>
          </table:table-cell>
          <table:table-cell office:value-type="float" office:value="0.000001106" calcext:value-type="float">
            <text:p>1.106E-06</text:p>
          </table:table-cell>
          <table:table-cell table:style-name="ce3" table:formula="of:=[.E4]/[.B4]" office:value-type="percentage" office:value="0.390542907180385" calcext:value-type="percentage">
            <text:p>39%</text:p>
          </table:table-cell>
          <table:table-cell table:style-name="ce3" table:formula="of:=[.F4]/[.C4]" office:value-type="percentage" office:value="0.404250457038391" calcext:value-type="percentage">
            <text:p>40%</text:p>
          </table:table-cell>
          <table:table-cell table:formula="of:=[.G4]/[.D4]" office:value-type="percentage" office:value="0.787188612099644" calcext:value-type="percentage">
            <text:p>79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9" calcext:value-type="float">
            <text:p>1.9E-07</text:p>
          </table:table-cell>
          <table:table-cell office:value-type="float" office:value="0.000000465" calcext:value-type="float">
            <text:p>4.65E-07</text:p>
          </table:table-cell>
          <table:table-cell office:value-type="float" office:value="0.000000382" calcext:value-type="float">
            <text:p>3.82E-07</text:p>
          </table:table-cell>
          <table:table-cell office:value-type="float" office:value="0.000000189" calcext:value-type="float">
            <text:p>1.89E-07</text:p>
          </table:table-cell>
          <table:table-cell office:value-type="float" office:value="0.000000153" calcext:value-type="float">
            <text:p>1.53E-07</text:p>
          </table:table-cell>
          <table:table-cell office:value-type="float" office:value="0.000000158" calcext:value-type="float">
            <text:p>1.58E-07</text:p>
          </table:table-cell>
          <table:table-cell table:style-name="ce3" table:formula="of:=[.E5]/[.B5]" office:value-type="percentage" office:value="0.994736842105263" calcext:value-type="percentage">
            <text:p>99%</text:p>
          </table:table-cell>
          <table:table-cell table:style-name="ce3" table:formula="of:=[.F5]/[.C5]" office:value-type="percentage" office:value="0.329032258064516" calcext:value-type="percentage">
            <text:p>33%</text:p>
          </table:table-cell>
          <table:table-cell table:formula="of:=[.G5]/[.D5]" office:value-type="percentage" office:value="0.413612565445026" calcext:value-type="percentage">
            <text:p>41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2" calcext:value-type="float">
            <text:p>1.82E-07</text:p>
          </table:table-cell>
          <table:table-cell office:value-type="float" office:value="0.000000542" calcext:value-type="float">
            <text:p>5.42E-07</text:p>
          </table:table-cell>
          <table:table-cell office:value-type="float" office:value="0.000000532" calcext:value-type="float">
            <text:p>5.32E-07</text:p>
          </table:table-cell>
          <table:table-cell office:value-type="float" office:value="0.000000163" calcext:value-type="float">
            <text:p>1.63E-07</text:p>
          </table:table-cell>
          <table:table-cell office:value-type="float" office:value="0.000000365" calcext:value-type="float">
            <text:p>3.65E-07</text:p>
          </table:table-cell>
          <table:table-cell office:value-type="float" office:value="0.000000211" calcext:value-type="float">
            <text:p>2.11E-07</text:p>
          </table:table-cell>
          <table:table-cell table:style-name="ce3" table:formula="of:=[.E6]/[.B6]" office:value-type="percentage" office:value="0.895604395604396" calcext:value-type="percentage">
            <text:p>90%</text:p>
          </table:table-cell>
          <table:table-cell table:style-name="ce3" table:formula="of:=[.F6]/[.C6]" office:value-type="percentage" office:value="0.673431734317343" calcext:value-type="percentage">
            <text:p>67%</text:p>
          </table:table-cell>
          <table:table-cell table:formula="of:=[.G6]/[.D6]" office:value-type="percentage" office:value="0.396616541353383" calcext:value-type="percentage">
            <text:p>40%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28" calcext:value-type="float">
            <text:p>2.28E-07</text:p>
          </table:table-cell>
          <table:table-cell office:value-type="float" office:value="0.000000766" calcext:value-type="float">
            <text:p>7.66E-07</text:p>
          </table:table-cell>
          <table:table-cell office:value-type="float" office:value="0.000000738" calcext:value-type="float">
            <text:p>7.38E-07</text:p>
          </table:table-cell>
          <table:table-cell office:value-type="float" office:value="0.000000214" calcext:value-type="float">
            <text:p>2.14E-07</text:p>
          </table:table-cell>
          <table:table-cell office:value-type="float" office:value="0.000000344" calcext:value-type="float">
            <text:p>3.44E-07</text:p>
          </table:table-cell>
          <table:table-cell office:value-type="float" office:value="0.000000244" calcext:value-type="float">
            <text:p>2.44E-07</text:p>
          </table:table-cell>
          <table:table-cell table:style-name="ce3" table:formula="of:=[.E7]/[.B7]" office:value-type="percentage" office:value="0.93859649122807" calcext:value-type="percentage">
            <text:p>94%</text:p>
          </table:table-cell>
          <table:table-cell table:style-name="ce3" table:formula="of:=[.F7]/[.C7]" office:value-type="percentage" office:value="0.449086161879896" calcext:value-type="percentage">
            <text:p>45%</text:p>
          </table:table-cell>
          <table:table-cell table:formula="of:=[.G7]/[.D7]" office:value-type="percentage" office:value="0.330623306233062" calcext:value-type="percentage">
            <text:p>33%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0.00000112" calcext:value-type="float">
            <text:p>1.12E-06</text:p>
          </table:table-cell>
          <table:table-cell office:value-type="float" office:value="0.000000988" calcext:value-type="float">
            <text:p>9.88E-07</text:p>
          </table:table-cell>
          <table:table-cell office:value-type="float" office:value="0.000000305" calcext:value-type="float">
            <text:p>3.05E-07</text:p>
          </table:table-cell>
          <table:table-cell office:value-type="float" office:value="0.000000453" calcext:value-type="float">
            <text:p>4.53E-07</text:p>
          </table:table-cell>
          <table:table-cell office:value-type="float" office:value="0.000000455" calcext:value-type="float">
            <text:p>4.55E-07</text:p>
          </table:table-cell>
          <table:table-cell table:style-name="ce3" table:formula="of:=[.E8]/[.B8]" office:value-type="percentage" office:value="0.927051671732523" calcext:value-type="percentage">
            <text:p>93%</text:p>
          </table:table-cell>
          <table:table-cell table:style-name="ce3" table:formula="of:=[.F8]/[.C8]" office:value-type="percentage" office:value="0.404464285714286" calcext:value-type="percentage">
            <text:p>40%</text:p>
          </table:table-cell>
          <table:table-cell table:formula="of:=[.G8]/[.D8]" office:value-type="percentage" office:value="0.460526315789474" calcext:value-type="percentage">
            <text:p>46%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53" calcext:value-type="float">
            <text:p>5.53E-07</text:p>
          </table:table-cell>
          <table:table-cell office:value-type="float" office:value="0.000001608" calcext:value-type="float">
            <text:p>1.608E-06</text:p>
          </table:table-cell>
          <table:table-cell office:value-type="float" office:value="0.000001334" calcext:value-type="float">
            <text:p>1.334E-06</text:p>
          </table:table-cell>
          <table:table-cell office:value-type="float" office:value="0.000000505" calcext:value-type="float">
            <text:p>5.05E-07</text:p>
          </table:table-cell>
          <table:table-cell office:value-type="float" office:value="0.000000852" calcext:value-type="float">
            <text:p>8.52E-07</text:p>
          </table:table-cell>
          <table:table-cell office:value-type="float" office:value="0.000000703" calcext:value-type="float">
            <text:p>7.03E-07</text:p>
          </table:table-cell>
          <table:table-cell table:style-name="ce3" table:formula="of:=[.E9]/[.B9]" office:value-type="percentage" office:value="0.913200723327306" calcext:value-type="percentage">
            <text:p>91%</text:p>
          </table:table-cell>
          <table:table-cell table:style-name="ce3" table:formula="of:=[.F9]/[.C9]" office:value-type="percentage" office:value="0.529850746268657" calcext:value-type="percentage">
            <text:p>53%</text:p>
          </table:table-cell>
          <table:table-cell table:formula="of:=[.G9]/[.D9]" office:value-type="percentage" office:value="0.526986506746627" calcext:value-type="percentage">
            <text:p>53%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553" calcext:value-type="float">
            <text:p>5.53E-06</text:p>
          </table:table-cell>
          <table:table-cell office:value-type="float" office:value="0.00000262" calcext:value-type="float">
            <text:p>2.62E-06</text:p>
          </table:table-cell>
          <table:table-cell office:value-type="float" office:value="0.000002212" calcext:value-type="float">
            <text:p>2.212E-06</text:p>
          </table:table-cell>
          <table:table-cell office:value-type="float" office:value="0.000000911" calcext:value-type="float">
            <text:p>9.11E-07</text:p>
          </table:table-cell>
          <table:table-cell office:value-type="float" office:value="0.000001625" calcext:value-type="float">
            <text:p>1.625E-06</text:p>
          </table:table-cell>
          <table:table-cell office:value-type="float" office:value="0.0000013" calcext:value-type="float">
            <text:p>1.3E-06</text:p>
          </table:table-cell>
          <table:table-cell table:style-name="ce3" table:formula="of:=[.E10]/[.B10]" office:value-type="percentage" office:value="0.164737793851718" calcext:value-type="percentage">
            <text:p>16%</text:p>
          </table:table-cell>
          <table:table-cell table:style-name="ce3" table:formula="of:=[.F10]/[.C10]" office:value-type="percentage" office:value="0.620229007633588" calcext:value-type="percentage">
            <text:p>62%</text:p>
          </table:table-cell>
          <table:table-cell table:formula="of:=[.G10]/[.D10]" office:value-type="percentage" office:value="0.587703435804702" calcext:value-type="percentage">
            <text:p>59%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2222" calcext:value-type="float">
            <text:p>2.222E-06</text:p>
          </table:table-cell>
          <table:table-cell office:value-type="float" office:value="0.000004066" calcext:value-type="float">
            <text:p>4.066E-06</text:p>
          </table:table-cell>
          <table:table-cell office:value-type="float" office:value="0.000003298" calcext:value-type="float">
            <text:p>3.298E-06</text:p>
          </table:table-cell>
          <table:table-cell office:value-type="float" office:value="0.000001681" calcext:value-type="float">
            <text:p>1.681E-06</text:p>
          </table:table-cell>
          <table:table-cell office:value-type="float" office:value="0.000002984" calcext:value-type="float">
            <text:p>2.984E-06</text:p>
          </table:table-cell>
          <table:table-cell office:value-type="float" office:value="0.000002379" calcext:value-type="float">
            <text:p>2.379E-06</text:p>
          </table:table-cell>
          <table:table-cell table:style-name="ce3" table:formula="of:=[.E11]/[.B11]" office:value-type="percentage" office:value="0.756525652565257" calcext:value-type="percentage">
            <text:p>76%</text:p>
          </table:table-cell>
          <table:table-cell table:style-name="ce3" table:formula="of:=[.F11]/[.C11]" office:value-type="percentage" office:value="0.733890801770782" calcext:value-type="percentage">
            <text:p>73%</text:p>
          </table:table-cell>
          <table:table-cell table:formula="of:=[.G11]/[.D11]" office:value-type="percentage" office:value="0.72134627046695" calcext:value-type="percentage">
            <text:p>72%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4027" calcext:value-type="float">
            <text:p>4.027E-06</text:p>
          </table:table-cell>
          <table:table-cell office:value-type="float" office:value="0.000009646" calcext:value-type="float">
            <text:p>9.646E-06</text:p>
          </table:table-cell>
          <table:table-cell office:value-type="float" office:value="0.00000613" calcext:value-type="float">
            <text:p>6.13E-06</text:p>
          </table:table-cell>
          <table:table-cell office:value-type="float" office:value="0.000003297" calcext:value-type="float">
            <text:p>3.297E-06</text:p>
          </table:table-cell>
          <table:table-cell office:value-type="float" office:value="0.000005736" calcext:value-type="float">
            <text:p>5.736E-06</text:p>
          </table:table-cell>
          <table:table-cell office:value-type="float" office:value="0.000005666" calcext:value-type="float">
            <text:p>5.666E-06</text:p>
          </table:table-cell>
          <table:table-cell table:style-name="ce3" table:formula="of:=[.E12]/[.B12]" office:value-type="percentage" office:value="0.818723615594736" calcext:value-type="percentage">
            <text:p>82%</text:p>
          </table:table-cell>
          <table:table-cell table:style-name="ce3" table:formula="of:=[.F12]/[.C12]" office:value-type="percentage" office:value="0.594650632386482" calcext:value-type="percentage">
            <text:p>59%</text:p>
          </table:table-cell>
          <table:table-cell table:formula="of:=[.G12]/[.D12]" office:value-type="percentage" office:value="0.924306688417618" calcext:value-type="percentage">
            <text:p>92%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7777" calcext:value-type="float">
            <text:p>7.777E-06</text:p>
          </table:table-cell>
          <table:table-cell office:value-type="float" office:value="0.000037028" calcext:value-type="float">
            <text:p>3.7028E-05</text:p>
          </table:table-cell>
          <table:table-cell office:value-type="float" office:value="0.000010276" calcext:value-type="float">
            <text:p>1.0276E-05</text:p>
          </table:table-cell>
          <table:table-cell office:value-type="float" office:value="0.000006449" calcext:value-type="float">
            <text:p>6.449E-06</text:p>
          </table:table-cell>
          <table:table-cell office:value-type="float" office:value="0.000015141" calcext:value-type="float">
            <text:p>1.5141E-05</text:p>
          </table:table-cell>
          <table:table-cell office:value-type="float" office:value="0.000012213" calcext:value-type="float">
            <text:p>1.2213E-05</text:p>
          </table:table-cell>
          <table:table-cell table:style-name="ce3" table:formula="of:=[.E13]/[.B13]" office:value-type="percentage" office:value="0.829240066863829" calcext:value-type="percentage">
            <text:p>83%</text:p>
          </table:table-cell>
          <table:table-cell table:style-name="ce3" table:formula="of:=[.F13]/[.C13]" office:value-type="percentage" office:value="0.408906773252674" calcext:value-type="percentage">
            <text:p>41%</text:p>
          </table:table-cell>
          <table:table-cell table:formula="of:=[.G13]/[.D13]" office:value-type="percentage" office:value="1.18849746983262" calcext:value-type="percentage">
            <text:p>119%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14835" calcext:value-type="float">
            <text:p>1.4835E-05</text:p>
          </table:table-cell>
          <table:table-cell office:value-type="float" office:value="0.000066202" calcext:value-type="float">
            <text:p>6.6202E-05</text:p>
          </table:table-cell>
          <table:table-cell office:value-type="float" office:value="0.000018877" calcext:value-type="float">
            <text:p>1.8877E-05</text:p>
          </table:table-cell>
          <table:table-cell office:value-type="float" office:value="0.000012862" calcext:value-type="float">
            <text:p>1.2862E-05</text:p>
          </table:table-cell>
          <table:table-cell office:value-type="float" office:value="0.000027474" calcext:value-type="float">
            <text:p>2.7474E-05</text:p>
          </table:table-cell>
          <table:table-cell office:value-type="float" office:value="0.000023795" calcext:value-type="float">
            <text:p>2.3795E-05</text:p>
          </table:table-cell>
          <table:table-cell table:style-name="ce3" table:formula="of:=[.E14]/[.B14]" office:value-type="percentage" office:value="0.867003707448601" calcext:value-type="percentage">
            <text:p>87%</text:p>
          </table:table-cell>
          <table:table-cell table:style-name="ce3" table:formula="of:=[.F14]/[.C14]" office:value-type="percentage" office:value="0.415002567898251" calcext:value-type="percentage">
            <text:p>42%</text:p>
          </table:table-cell>
          <table:table-cell table:formula="of:=[.G14]/[.D14]" office:value-type="percentage" office:value="1.26052868570218" calcext:value-type="percentage">
            <text:p>126%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28508" calcext:value-type="float">
            <text:p>2.8508E-05</text:p>
          </table:table-cell>
          <table:table-cell office:value-type="float" office:value="0.000059513" calcext:value-type="float">
            <text:p>5.9513E-05</text:p>
          </table:table-cell>
          <table:table-cell office:value-type="float" office:value="0.00003691" calcext:value-type="float">
            <text:p>3.691E-05</text:p>
          </table:table-cell>
          <table:table-cell office:value-type="float" office:value="0.000025544" calcext:value-type="float">
            <text:p>2.5544E-05</text:p>
          </table:table-cell>
          <table:table-cell office:value-type="float" office:value="0.000053598" calcext:value-type="float">
            <text:p>5.3598E-05</text:p>
          </table:table-cell>
          <table:table-cell office:value-type="float" office:value="0.000035512" calcext:value-type="float">
            <text:p>3.5512E-05</text:p>
          </table:table-cell>
          <table:table-cell table:style-name="ce3" table:formula="of:=[.E15]/[.B15]" office:value-type="percentage" office:value="0.896029184790234" calcext:value-type="percentage">
            <text:p>90%</text:p>
          </table:table-cell>
          <table:table-cell table:style-name="ce3" table:formula="of:=[.F15]/[.C15]" office:value-type="percentage" office:value="0.900609950767059" calcext:value-type="percentage">
            <text:p>90%</text:p>
          </table:table-cell>
          <table:table-cell table:formula="of:=[.G15]/[.D15]" office:value-type="percentage" office:value="0.962124085613655" calcext:value-type="percentage">
            <text:p>96%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56781" calcext:value-type="float">
            <text:p>5.6781E-05</text:p>
          </table:table-cell>
          <table:table-cell office:value-type="float" office:value="0.000122353" calcext:value-type="float">
            <text:p>0.000122353</text:p>
          </table:table-cell>
          <table:table-cell office:value-type="float" office:value="0.000098693" calcext:value-type="float">
            <text:p>9.8693E-05</text:p>
          </table:table-cell>
          <table:table-cell office:value-type="float" office:value="0.000050788" calcext:value-type="float">
            <text:p>5.0788E-05</text:p>
          </table:table-cell>
          <table:table-cell office:value-type="float" office:value="0.000114456" calcext:value-type="float">
            <text:p>0.000114456</text:p>
          </table:table-cell>
          <table:table-cell office:value-type="float" office:value="0.000098395" calcext:value-type="float">
            <text:p>9.8395E-05</text:p>
          </table:table-cell>
          <table:table-cell table:style-name="ce3" table:formula="of:=[.E16]/[.B16]" office:value-type="percentage" office:value="0.894454130783184" calcext:value-type="percentage">
            <text:p>89%</text:p>
          </table:table-cell>
          <table:table-cell table:style-name="ce3" table:formula="of:=[.F16]/[.C16]" office:value-type="percentage" office:value="0.935457242568633" calcext:value-type="percentage">
            <text:p>94%</text:p>
          </table:table-cell>
          <table:table-cell table:formula="of:=[.G16]/[.D16]" office:value-type="percentage" office:value="0.996980535600296" calcext:value-type="percentage">
            <text:p>100%</text:p>
          </table:table-cell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13557" calcext:value-type="float">
            <text:p>0.000113557</text:p>
          </table:table-cell>
          <table:table-cell office:value-type="float" office:value="0.000237332" calcext:value-type="float">
            <text:p>0.000237332</text:p>
          </table:table-cell>
          <table:table-cell office:value-type="float" office:value="0.000194712" calcext:value-type="float">
            <text:p>0.000194712</text:p>
          </table:table-cell>
          <table:table-cell office:value-type="float" office:value="0.0001015" calcext:value-type="float">
            <text:p>0.0001015</text:p>
          </table:table-cell>
          <table:table-cell office:value-type="float" office:value="0.000216304" calcext:value-type="float">
            <text:p>0.000216304</text:p>
          </table:table-cell>
          <table:table-cell office:value-type="float" office:value="0.000191489" calcext:value-type="float">
            <text:p>0.000191489</text:p>
          </table:table-cell>
          <table:table-cell table:style-name="ce3" table:formula="of:=[.E17]/[.B17]" office:value-type="percentage" office:value="0.893824246854003" calcext:value-type="percentage">
            <text:p>89%</text:p>
          </table:table-cell>
          <table:table-cell table:style-name="ce3" table:formula="of:=[.F17]/[.C17]" office:value-type="percentage" office:value="0.911398378642577" calcext:value-type="percentage">
            <text:p>91%</text:p>
          </table:table-cell>
          <table:table-cell table:formula="of:=[.G17]/[.D17]" office:value-type="percentage" office:value="0.983447347877891" calcext:value-type="percentage">
            <text:p>98%</text:p>
          </table:table-cell>
          <table:table-cell table:number-columns-repeated="3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24337" calcext:value-type="float">
            <text:p>0.000224337</text:p>
          </table:table-cell>
          <table:table-cell office:value-type="float" office:value="0.000477481" calcext:value-type="float">
            <text:p>0.000477481</text:p>
          </table:table-cell>
          <table:table-cell office:value-type="float" office:value="0.000284027" calcext:value-type="float">
            <text:p>0.000284027</text:p>
          </table:table-cell>
          <table:table-cell office:value-type="float" office:value="0.000202786" calcext:value-type="float">
            <text:p>0.000202786</text:p>
          </table:table-cell>
          <table:table-cell office:value-type="float" office:value="0.00045431" calcext:value-type="float">
            <text:p>0.00045431</text:p>
          </table:table-cell>
          <table:table-cell office:value-type="float" office:value="0.000302775" calcext:value-type="float">
            <text:p>0.000302775</text:p>
          </table:table-cell>
          <table:table-cell table:style-name="ce3" table:formula="of:=[.E18]/[.B18]" office:value-type="percentage" office:value="0.903934705376287" calcext:value-type="percentage">
            <text:p>90%</text:p>
          </table:table-cell>
          <table:table-cell table:style-name="ce3" table:formula="of:=[.F18]/[.C18]" office:value-type="percentage" office:value="0.951472414609168" calcext:value-type="percentage">
            <text:p>95%</text:p>
          </table:table-cell>
          <table:table-cell table:formula="of:=[.G18]/[.D18]" office:value-type="percentage" office:value="1.06600780911674" calcext:value-type="percentage">
            <text:p>107%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583511" calcext:value-type="float">
            <text:p>0.000583511</text:p>
          </table:table-cell>
          <table:table-cell office:value-type="float" office:value="0.001053554" calcext:value-type="float">
            <text:p>0.001053554</text:p>
          </table:table-cell>
          <table:table-cell office:value-type="float" office:value="0.000764736" calcext:value-type="float">
            <text:p>0.000764736</text:p>
          </table:table-cell>
          <table:table-cell office:value-type="float" office:value="0.000415026" calcext:value-type="float">
            <text:p>0.000415026</text:p>
          </table:table-cell>
          <table:table-cell office:value-type="float" office:value="0.000889651" calcext:value-type="float">
            <text:p>0.000889651</text:p>
          </table:table-cell>
          <table:table-cell office:value-type="float" office:value="0.000800317" calcext:value-type="float">
            <text:p>0.000800317</text:p>
          </table:table-cell>
          <table:table-cell table:style-name="ce3" table:formula="of:=[.E19]/[.B19]" office:value-type="percentage" office:value="0.711256514444458" calcext:value-type="percentage">
            <text:p>71%</text:p>
          </table:table-cell>
          <table:table-cell table:style-name="ce3" table:formula="of:=[.F19]/[.C19]" office:value-type="percentage" office:value="0.84442847732532" calcext:value-type="percentage">
            <text:p>84%</text:p>
          </table:table-cell>
          <table:table-cell table:formula="of:=[.G19]/[.D19]" office:value-type="percentage" office:value="1.0465271675454" calcext:value-type="percentage">
            <text:p>105%</text:p>
          </table:table-cell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901184" calcext:value-type="float">
            <text:p>0.000901184</text:p>
          </table:table-cell>
          <table:table-cell office:value-type="float" office:value="0.002042891" calcext:value-type="float">
            <text:p>0.002042891</text:p>
          </table:table-cell>
          <table:table-cell office:value-type="float" office:value="0.001665197" calcext:value-type="float">
            <text:p>0.001665197</text:p>
          </table:table-cell>
          <table:table-cell office:value-type="float" office:value="0.000812589" calcext:value-type="float">
            <text:p>0.000812589</text:p>
          </table:table-cell>
          <table:table-cell office:value-type="float" office:value="0.001753985" calcext:value-type="float">
            <text:p>0.001753985</text:p>
          </table:table-cell>
          <table:table-cell office:value-type="float" office:value="0.001812236" calcext:value-type="float">
            <text:p>0.001812236</text:p>
          </table:table-cell>
          <table:table-cell table:style-name="ce3" table:formula="of:=[.E20]/[.B20]" office:value-type="percentage" office:value="0.901690442795256" calcext:value-type="percentage">
            <text:p>90%</text:p>
          </table:table-cell>
          <table:table-cell table:style-name="ce3" table:formula="of:=[.F20]/[.C20]" office:value-type="percentage" office:value="0.858579826334347" calcext:value-type="percentage">
            <text:p>86%</text:p>
          </table:table-cell>
          <table:table-cell table:formula="of:=[.G20]/[.D20]" office:value-type="percentage" office:value="1.08830126405464" calcext:value-type="percentage">
            <text:p>109%</text:p>
          </table:table-cell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774472" calcext:value-type="float">
            <text:p>0.001774472</text:p>
          </table:table-cell>
          <table:table-cell office:value-type="float" office:value="0.004967501" calcext:value-type="float">
            <text:p>0.004967501</text:p>
          </table:table-cell>
          <table:table-cell office:value-type="float" office:value="0.003550874" calcext:value-type="float">
            <text:p>0.003550874</text:p>
          </table:table-cell>
          <table:table-cell office:value-type="float" office:value="0.00160184" calcext:value-type="float">
            <text:p>0.00160184</text:p>
          </table:table-cell>
          <table:table-cell office:value-type="float" office:value="0.003559219" calcext:value-type="float">
            <text:p>0.003559219</text:p>
          </table:table-cell>
          <table:table-cell office:value-type="float" office:value="0.004627867" calcext:value-type="float">
            <text:p>0.004627867</text:p>
          </table:table-cell>
          <table:table-cell table:style-name="ce3" table:formula="of:=[.E21]/[.B21]" office:value-type="percentage" office:value="0.902713595931635" calcext:value-type="percentage">
            <text:p>90%</text:p>
          </table:table-cell>
          <table:table-cell table:style-name="ce3" table:formula="of:=[.F21]/[.C21]" office:value-type="percentage" office:value="0.716500912631925" calcext:value-type="percentage">
            <text:p>72%</text:p>
          </table:table-cell>
          <table:table-cell table:formula="of:=[.G21]/[.D21]" office:value-type="percentage" office:value="1.30330363735801" calcext:value-type="percentage">
            <text:p>130%</text:p>
          </table:table-cell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407371" calcext:value-type="float">
            <text:p>0.003407371</text:p>
          </table:table-cell>
          <table:table-cell office:value-type="float" office:value="0.009206516" calcext:value-type="float">
            <text:p>0.009206516</text:p>
          </table:table-cell>
          <table:table-cell office:value-type="float" office:value="0.007244248" calcext:value-type="float">
            <text:p>0.007244248</text:p>
          </table:table-cell>
          <table:table-cell office:value-type="float" office:value="0.003330975" calcext:value-type="float">
            <text:p>0.003330975</text:p>
          </table:table-cell>
          <table:table-cell office:value-type="float" office:value="0.008312738" calcext:value-type="float">
            <text:p>0.008312738</text:p>
          </table:table-cell>
          <table:table-cell office:value-type="float" office:value="0.007741354" calcext:value-type="float">
            <text:p>0.007741354</text:p>
          </table:table-cell>
          <table:table-cell table:style-name="ce3" table:formula="of:=[.E22]/[.B22]" office:value-type="percentage" office:value="0.977579195221184" calcext:value-type="percentage">
            <text:p>98%</text:p>
          </table:table-cell>
          <table:table-cell table:style-name="ce3" table:formula="of:=[.F22]/[.C22]" office:value-type="percentage" office:value="0.902918976081723" calcext:value-type="percentage">
            <text:p>90%</text:p>
          </table:table-cell>
          <table:table-cell table:formula="of:=[.G22]/[.D22]" office:value-type="percentage" office:value="1.06862078714036" calcext:value-type="percentage">
            <text:p>107%</text:p>
          </table:table-cell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70341" calcext:value-type="float">
            <text:p>0.00670341</text:p>
          </table:table-cell>
          <table:table-cell office:value-type="float" office:value="0.020765729" calcext:value-type="float">
            <text:p>0.020765729</text:p>
          </table:table-cell>
          <table:table-cell office:value-type="float" office:value="0.017798897" calcext:value-type="float">
            <text:p>0.017798897</text:p>
          </table:table-cell>
          <table:table-cell office:value-type="float" office:value="0.006429692" calcext:value-type="float">
            <text:p>0.006429692</text:p>
          </table:table-cell>
          <table:table-cell office:value-type="float" office:value="0.01819391" calcext:value-type="float">
            <text:p>0.01819391</text:p>
          </table:table-cell>
          <table:table-cell office:value-type="float" office:value="0.013148801" calcext:value-type="float">
            <text:p>0.013148801</text:p>
          </table:table-cell>
          <table:table-cell table:style-name="ce3" table:formula="of:=[.E23]/[.B23]" office:value-type="percentage" office:value="0.959167349155131" calcext:value-type="percentage">
            <text:p>96%</text:p>
          </table:table-cell>
          <table:table-cell table:style-name="ce3" table:formula="of:=[.F23]/[.C23]" office:value-type="percentage" office:value="0.876150796343341" calcext:value-type="percentage">
            <text:p>88%</text:p>
          </table:table-cell>
          <table:table-cell table:formula="of:=[.G23]/[.D23]" office:value-type="percentage" office:value="0.738742462524504" calcext:value-type="percentage">
            <text:p>74%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an (16k+)</text:p>
          </table:table-cell>
          <table:table-cell table:style-name="ce3" table:formula="of:=MEDIAN([.H17:.H23])" office:value-type="percentage" office:value="0.902713595931635" calcext:value-type="percentage">
            <text:p>90%</text:p>
          </table:table-cell>
          <table:table-cell table:style-name="ce3" table:formula="of:=MEDIAN([.I17:.I23])" office:value-type="percentage" office:value="0.876150796343341" calcext:value-type="percentage">
            <text:p>88%</text:p>
          </table:table-cell>
          <table:table-cell table:formula="of:=MEDIAN([.J17:.J23])" office:value-type="percentage" office:value="1.06600780911674" calcext:value-type="percentage">
            <text:p>107%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ith strings</text:p>
          </table:table-cell>
          <table:table-cell office:value-type="string" calcext:value-type="string">
            <text:p>NO reserve()</text:p>
          </table:table-cell>
          <table:table-cell table:number-columns-repeated="3"/>
          <table:table-cell office:value-type="string" calcext:value-type="string">
            <text:p>WITH reserve()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cale → string size</text:p>
          </table:table-cell>
          <table:table-cell office:value-type="float" office:value="8" calcext:value-type="float">
            <text:p>8</text:p>
          </table:table-cell>
          <table:table-cell table:formula="of:=[.B27]*8" office:value-type="float" office:value="64" calcext:value-type="float">
            <text:p>64</text:p>
          </table:table-cell>
          <table:table-cell table:formula="of:=[.C27]*8" office:value-type="float" office:value="512" calcext:value-type="float">
            <text:p>512</text:p>
          </table:table-cell>
          <table:table-cell table:formula="of:=[.D27]*8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table:formula="of:=[.F27]*8" office:value-type="float" office:value="64" calcext:value-type="float">
            <text:p>64</text:p>
          </table:table-cell>
          <table:table-cell table:formula="of:=[.G27]*8" office:value-type="float" office:value="512" calcext:value-type="float">
            <text:p>512</text:p>
          </table:table-cell>
          <table:table-cell table:formula="of:=[.H27]*8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formula="of:=[.J27]*8" office:value-type="float" office:value="64" calcext:value-type="float">
            <text:p>64</text:p>
          </table:table-cell>
          <table:table-cell table:formula="of:=[.K27]*8" office:value-type="float" office:value="512" calcext:value-type="float">
            <text:p>512</text:p>
          </table:table-cell>
          <table:table-cell table:formula="of:=[.L27]*8" office:value-type="float" office:value="4096" calcext:value-type="float">
            <text:p>40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010412" calcext:value-type="float">
            <text:p>1.0412E-05</text:p>
          </table:table-cell>
          <table:table-cell office:value-type="float" office:value="0.000000797" calcext:value-type="float">
            <text:p>7.97E-07</text:p>
          </table:table-cell>
          <table:table-cell office:value-type="float" office:value="0.00000114" calcext:value-type="float">
            <text:p>1.14E-06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0.000006396" calcext:value-type="float">
            <text:p>6.396E-06</text:p>
          </table:table-cell>
          <table:table-cell office:value-type="float" office:value="0.00000069" calcext:value-type="float">
            <text:p>6.9E-07</text:p>
          </table:table-cell>
          <table:table-cell office:value-type="float" office:value="0.00000078" calcext:value-type="float">
            <text:p>7.8E-07</text:p>
          </table:table-cell>
          <table:table-cell office:value-type="float" office:value="0.000001225" calcext:value-type="float">
            <text:p>1.225E-06</text:p>
          </table:table-cell>
          <table:table-cell table:formula="of:=[.F28]/[.B28]" office:value-type="percentage" office:value="0.614291202458702" calcext:value-type="percentage">
            <text:p>61%</text:p>
          </table:table-cell>
          <table:table-cell table:style-name="ce3" table:formula="of:=[.G28]/[.C28]" office:value-type="percentage" office:value="0.865746549560853" calcext:value-type="percentage">
            <text:p>87%</text:p>
          </table:table-cell>
          <table:table-cell table:style-name="ce3" table:formula="of:=[.H28]/[.D28]" office:value-type="percentage" office:value="0.68421052631579" calcext:value-type="percentage">
            <text:p>68%</text:p>
          </table:table-cell>
          <table:table-cell table:style-name="ce3" table:formula="of:=[.I28]/[.E28]" office:value-type="percentage" office:value="0.879396984924623" calcext:value-type="percentage">
            <text:p>88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000543" calcext:value-type="float">
            <text:p>5.43E-07</text:p>
          </table:table-cell>
          <table:table-cell office:value-type="float" office:value="0.000000794" calcext:value-type="float">
            <text:p>7.94E-07</text:p>
          </table:table-cell>
          <table:table-cell office:value-type="float" office:value="0.000000997" calcext:value-type="float">
            <text:p>9.97E-07</text:p>
          </table:table-cell>
          <table:table-cell office:value-type="float" office:value="0.000001538" calcext:value-type="float">
            <text:p>1.538E-06</text:p>
          </table:table-cell>
          <table:table-cell office:value-type="float" office:value="0.00000023" calcext:value-type="float">
            <text:p>2.3E-07</text:p>
          </table:table-cell>
          <table:table-cell office:value-type="float" office:value="0.000000437" calcext:value-type="float">
            <text:p>4.37E-07</text:p>
          </table:table-cell>
          <table:table-cell office:value-type="float" office:value="0.000000649" calcext:value-type="float">
            <text:p>6.49E-07</text:p>
          </table:table-cell>
          <table:table-cell office:value-type="float" office:value="0.000001278" calcext:value-type="float">
            <text:p>1.278E-06</text:p>
          </table:table-cell>
          <table:table-cell table:formula="of:=[.F29]/[.B29]" office:value-type="percentage" office:value="0.423572744014733" calcext:value-type="percentage">
            <text:p>42%</text:p>
          </table:table-cell>
          <table:table-cell table:style-name="ce3" table:formula="of:=[.G29]/[.C29]" office:value-type="percentage" office:value="0.550377833753149" calcext:value-type="percentage">
            <text:p>55%</text:p>
          </table:table-cell>
          <table:table-cell table:style-name="ce3" table:formula="of:=[.H29]/[.D29]" office:value-type="percentage" office:value="0.650952858575727" calcext:value-type="percentage">
            <text:p>65%</text:p>
          </table:table-cell>
          <table:table-cell table:style-name="ce3" table:formula="of:=[.I29]/[.E29]" office:value-type="percentage" office:value="0.830949284785436" calcext:value-type="percentage">
            <text:p>8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000726" calcext:value-type="float">
            <text:p>7.26E-07</text:p>
          </table:table-cell>
          <table:table-cell office:value-type="float" office:value="0.000001261" calcext:value-type="float">
            <text:p>1.261E-06</text:p>
          </table:table-cell>
          <table:table-cell office:value-type="float" office:value="0.000001507" calcext:value-type="float">
            <text:p>1.507E-06</text:p>
          </table:table-cell>
          <table:table-cell office:value-type="float" office:value="0.000003422" calcext:value-type="float">
            <text:p>3.422E-06</text:p>
          </table:table-cell>
          <table:table-cell office:value-type="float" office:value="0.000000244" calcext:value-type="float">
            <text:p>2.44E-07</text:p>
          </table:table-cell>
          <table:table-cell office:value-type="float" office:value="0.00000067" calcext:value-type="float">
            <text:p>6.7E-07</text:p>
          </table:table-cell>
          <table:table-cell office:value-type="float" office:value="0.000001064" calcext:value-type="float">
            <text:p>1.064E-06</text:p>
          </table:table-cell>
          <table:table-cell office:value-type="float" office:value="0.000002839" calcext:value-type="float">
            <text:p>2.839E-06</text:p>
          </table:table-cell>
          <table:table-cell table:formula="of:=[.F30]/[.B30]" office:value-type="percentage" office:value="0.336088154269972" calcext:value-type="percentage">
            <text:p>34%</text:p>
          </table:table-cell>
          <table:table-cell table:style-name="ce3" table:formula="of:=[.G30]/[.C30]" office:value-type="percentage" office:value="0.531324345757335" calcext:value-type="percentage">
            <text:p>53%</text:p>
          </table:table-cell>
          <table:table-cell table:style-name="ce3" table:formula="of:=[.H30]/[.D30]" office:value-type="percentage" office:value="0.706038487060385" calcext:value-type="percentage">
            <text:p>71%</text:p>
          </table:table-cell>
          <table:table-cell table:style-name="ce3" table:formula="of:=[.I30]/[.E30]" office:value-type="percentage" office:value="0.829631794272355" calcext:value-type="percentage">
            <text:p>83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000894" calcext:value-type="float">
            <text:p>8.94E-07</text:p>
          </table:table-cell>
          <table:table-cell office:value-type="float" office:value="0.00000198" calcext:value-type="float">
            <text:p>1.98E-06</text:p>
          </table:table-cell>
          <table:table-cell office:value-type="float" office:value="0.000002558" calcext:value-type="float">
            <text:p>2.558E-06</text:p>
          </table:table-cell>
          <table:table-cell office:value-type="float" office:value="0.000006247" calcext:value-type="float">
            <text:p>6.247E-06</text:p>
          </table:table-cell>
          <table:table-cell office:value-type="float" office:value="0.000000683" calcext:value-type="float">
            <text:p>6.83E-07</text:p>
          </table:table-cell>
          <table:table-cell office:value-type="float" office:value="0.000001489" calcext:value-type="float">
            <text:p>1.489E-06</text:p>
          </table:table-cell>
          <table:table-cell office:value-type="float" office:value="0.000002056" calcext:value-type="float">
            <text:p>2.056E-06</text:p>
          </table:table-cell>
          <table:table-cell office:value-type="float" office:value="0.000005457" calcext:value-type="float">
            <text:p>5.457E-06</text:p>
          </table:table-cell>
          <table:table-cell table:formula="of:=[.F31]/[.B31]" office:value-type="percentage" office:value="0.763982102908277" calcext:value-type="percentage">
            <text:p>76%</text:p>
          </table:table-cell>
          <table:table-cell table:style-name="ce3" table:formula="of:=[.G31]/[.C31]" office:value-type="percentage" office:value="0.752020202020202" calcext:value-type="percentage">
            <text:p>75%</text:p>
          </table:table-cell>
          <table:table-cell table:style-name="ce3" table:formula="of:=[.H31]/[.D31]" office:value-type="percentage" office:value="0.803752931978108" calcext:value-type="percentage">
            <text:p>80%</text:p>
          </table:table-cell>
          <table:table-cell table:style-name="ce3" table:formula="of:=[.I31]/[.E31]" office:value-type="percentage" office:value="0.873539298863454" calcext:value-type="percentage">
            <text:p>87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0001183" calcext:value-type="float">
            <text:p>1.183E-06</text:p>
          </table:table-cell>
          <table:table-cell office:value-type="float" office:value="0.000003539" calcext:value-type="float">
            <text:p>3.539E-06</text:p>
          </table:table-cell>
          <table:table-cell office:value-type="float" office:value="0.000004363" calcext:value-type="float">
            <text:p>4.363E-06</text:p>
          </table:table-cell>
          <table:table-cell office:value-type="float" office:value="0.000012923" calcext:value-type="float">
            <text:p>1.2923E-05</text:p>
          </table:table-cell>
          <table:table-cell office:value-type="float" office:value="0.000000638" calcext:value-type="float">
            <text:p>6.38E-07</text:p>
          </table:table-cell>
          <table:table-cell office:value-type="float" office:value="0.000003717" calcext:value-type="float">
            <text:p>3.717E-06</text:p>
          </table:table-cell>
          <table:table-cell office:value-type="float" office:value="0.000003405" calcext:value-type="float">
            <text:p>3.405E-06</text:p>
          </table:table-cell>
          <table:table-cell office:value-type="float" office:value="0.000011979" calcext:value-type="float">
            <text:p>1.1979E-05</text:p>
          </table:table-cell>
          <table:table-cell table:formula="of:=[.F32]/[.B32]" office:value-type="percentage" office:value="0.539306846999155" calcext:value-type="percentage">
            <text:p>54%</text:p>
          </table:table-cell>
          <table:table-cell table:style-name="ce3" table:formula="of:=[.G32]/[.C32]" office:value-type="percentage" office:value="1.05029669398135" calcext:value-type="percentage">
            <text:p>105%</text:p>
          </table:table-cell>
          <table:table-cell table:style-name="ce3" table:formula="of:=[.H32]/[.D32]" office:value-type="percentage" office:value="0.780426312170525" calcext:value-type="percentage">
            <text:p>78%</text:p>
          </table:table-cell>
          <table:table-cell table:style-name="ce3" table:formula="of:=[.I32]/[.E32]" office:value-type="percentage" office:value="0.926951946142536" calcext:value-type="percentage">
            <text:p>93%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00196" calcext:value-type="float">
            <text:p>1.96E-06</text:p>
          </table:table-cell>
          <table:table-cell office:value-type="float" office:value="0.000007001" calcext:value-type="float">
            <text:p>7.001E-06</text:p>
          </table:table-cell>
          <table:table-cell office:value-type="float" office:value="0.000008595" calcext:value-type="float">
            <text:p>8.595E-06</text:p>
          </table:table-cell>
          <table:table-cell office:value-type="float" office:value="0.000025682" calcext:value-type="float">
            <text:p>2.5682E-05</text:p>
          </table:table-cell>
          <table:table-cell office:value-type="float" office:value="0.000001262" calcext:value-type="float">
            <text:p>1.262E-06</text:p>
          </table:table-cell>
          <table:table-cell office:value-type="float" office:value="0.000005995" calcext:value-type="float">
            <text:p>5.995E-06</text:p>
          </table:table-cell>
          <table:table-cell office:value-type="float" office:value="0.000019356" calcext:value-type="float">
            <text:p>1.9356E-05</text:p>
          </table:table-cell>
          <table:table-cell office:value-type="float" office:value="0.000024662" calcext:value-type="float">
            <text:p>2.4662E-05</text:p>
          </table:table-cell>
          <table:table-cell table:formula="of:=[.F33]/[.B33]" office:value-type="percentage" office:value="0.643877551020408" calcext:value-type="percentage">
            <text:p>64%</text:p>
          </table:table-cell>
          <table:table-cell table:style-name="ce3" table:formula="of:=[.G33]/[.C33]" office:value-type="percentage" office:value="0.856306241965434" calcext:value-type="percentage">
            <text:p>86%</text:p>
          </table:table-cell>
          <table:table-cell table:style-name="ce3" table:formula="of:=[.H33]/[.D33]" office:value-type="percentage" office:value="2.25200698080279" calcext:value-type="percentage">
            <text:p>225%</text:p>
          </table:table-cell>
          <table:table-cell table:style-name="ce3" table:formula="of:=[.I33]/[.E33]" office:value-type="percentage" office:value="0.960283467019702" calcext:value-type="percentage">
            <text:p>96%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00002898" calcext:value-type="float">
            <text:p>2.898E-06</text:p>
          </table:table-cell>
          <table:table-cell office:value-type="float" office:value="0.000011126" calcext:value-type="float">
            <text:p>1.1126E-05</text:p>
          </table:table-cell>
          <table:table-cell office:value-type="float" office:value="0.000015703" calcext:value-type="float">
            <text:p>1.5703E-05</text:p>
          </table:table-cell>
          <table:table-cell office:value-type="float" office:value="0.000051426" calcext:value-type="float">
            <text:p>5.1426E-05</text:p>
          </table:table-cell>
          <table:table-cell office:value-type="float" office:value="0.000001898" calcext:value-type="float">
            <text:p>1.898E-06</text:p>
          </table:table-cell>
          <table:table-cell office:value-type="float" office:value="0.000009397" calcext:value-type="float">
            <text:p>9.397E-06</text:p>
          </table:table-cell>
          <table:table-cell office:value-type="float" office:value="0.000016072" calcext:value-type="float">
            <text:p>1.6072E-05</text:p>
          </table:table-cell>
          <table:table-cell office:value-type="float" office:value="0.000052112" calcext:value-type="float">
            <text:p>5.2112E-05</text:p>
          </table:table-cell>
          <table:table-cell table:formula="of:=[.F34]/[.B34]" office:value-type="percentage" office:value="0.654934437543133" calcext:value-type="percentage">
            <text:p>65%</text:p>
          </table:table-cell>
          <table:table-cell table:style-name="ce3" table:formula="of:=[.G34]/[.C34]" office:value-type="percentage" office:value="0.844598238360597" calcext:value-type="percentage">
            <text:p>84%</text:p>
          </table:table-cell>
          <table:table-cell table:style-name="ce3" table:formula="of:=[.H34]/[.D34]" office:value-type="percentage" office:value="1.02349869451697" calcext:value-type="percentage">
            <text:p>102%</text:p>
          </table:table-cell>
          <table:table-cell table:style-name="ce3" table:formula="of:=[.I34]/[.E34]" office:value-type="percentage" office:value="1.01333955586668" calcext:value-type="percentage">
            <text:p>101%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00006277" calcext:value-type="float">
            <text:p>6.277E-06</text:p>
          </table:table-cell>
          <table:table-cell office:value-type="float" office:value="0.000027584" calcext:value-type="float">
            <text:p>2.7584E-05</text:p>
          </table:table-cell>
          <table:table-cell office:value-type="float" office:value="0.000030305" calcext:value-type="float">
            <text:p>3.0305E-05</text:p>
          </table:table-cell>
          <table:table-cell office:value-type="float" office:value="0.000104788" calcext:value-type="float">
            <text:p>0.000104788</text:p>
          </table:table-cell>
          <table:table-cell office:value-type="float" office:value="0.000003831" calcext:value-type="float">
            <text:p>3.831E-06</text:p>
          </table:table-cell>
          <table:table-cell office:value-type="float" office:value="0.000017693" calcext:value-type="float">
            <text:p>1.7693E-05</text:p>
          </table:table-cell>
          <table:table-cell office:value-type="float" office:value="0.000035983" calcext:value-type="float">
            <text:p>3.5983E-05</text:p>
          </table:table-cell>
          <table:table-cell office:value-type="float" office:value="0.000341399" calcext:value-type="float">
            <text:p>0.000341399</text:p>
          </table:table-cell>
          <table:table-cell table:formula="of:=[.F35]/[.B35]" office:value-type="percentage" office:value="0.610323402899474" calcext:value-type="percentage">
            <text:p>61%</text:p>
          </table:table-cell>
          <table:table-cell table:style-name="ce3" table:formula="of:=[.G35]/[.C35]" office:value-type="percentage" office:value="0.641422563805104" calcext:value-type="percentage">
            <text:p>64%</text:p>
          </table:table-cell>
          <table:table-cell table:style-name="ce3" table:formula="of:=[.H35]/[.D35]" office:value-type="percentage" office:value="1.1873618214816" calcext:value-type="percentage">
            <text:p>119%</text:p>
          </table:table-cell>
          <table:table-cell table:style-name="ce3" table:formula="of:=[.I35]/[.E35]" office:value-type="percentage" office:value="3.25799709890446" calcext:value-type="percentage">
            <text:p>326%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00014476" calcext:value-type="float">
            <text:p>1.4476E-05</text:p>
          </table:table-cell>
          <table:table-cell office:value-type="float" office:value="0.000049352" calcext:value-type="float">
            <text:p>4.9352E-05</text:p>
          </table:table-cell>
          <table:table-cell office:value-type="float" office:value="0.000060816" calcext:value-type="float">
            <text:p>6.0816E-05</text:p>
          </table:table-cell>
          <table:table-cell office:value-type="float" office:value="0.000213145" calcext:value-type="float">
            <text:p>0.000213145</text:p>
          </table:table-cell>
          <table:table-cell office:value-type="float" office:value="0.000013046" calcext:value-type="float">
            <text:p>1.3046E-05</text:p>
          </table:table-cell>
          <table:table-cell office:value-type="float" office:value="0.000035389" calcext:value-type="float">
            <text:p>3.5389E-05</text:p>
          </table:table-cell>
          <table:table-cell office:value-type="float" office:value="0.000130656" calcext:value-type="float">
            <text:p>0.000130656</text:p>
          </table:table-cell>
          <table:table-cell office:value-type="float" office:value="0.000702094" calcext:value-type="float">
            <text:p>0.000702094</text:p>
          </table:table-cell>
          <table:table-cell table:formula="of:=[.F36]/[.B36]" office:value-type="percentage" office:value="0.901215805471125" calcext:value-type="percentage">
            <text:p>90%</text:p>
          </table:table-cell>
          <table:table-cell table:style-name="ce3" table:formula="of:=[.G36]/[.C36]" office:value-type="percentage" office:value="0.717073269573675" calcext:value-type="percentage">
            <text:p>72%</text:p>
          </table:table-cell>
          <table:table-cell table:style-name="ce3" table:formula="of:=[.H36]/[.D36]" office:value-type="percentage" office:value="2.1483820047356" calcext:value-type="percentage">
            <text:p>215%</text:p>
          </table:table-cell>
          <table:table-cell table:style-name="ce3" table:formula="of:=[.I36]/[.E36]" office:value-type="percentage" office:value="3.29397358605644" calcext:value-type="percentage">
            <text:p>329%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002663" calcext:value-type="float">
            <text:p>2.663E-05</text:p>
          </table:table-cell>
          <table:table-cell office:value-type="float" office:value="0.000092408" calcext:value-type="float">
            <text:p>9.2408E-05</text:p>
          </table:table-cell>
          <table:table-cell office:value-type="float" office:value="0.00019329" calcext:value-type="float">
            <text:p>0.00019329</text:p>
          </table:table-cell>
          <table:table-cell office:value-type="float" office:value="0.001230893" calcext:value-type="float">
            <text:p>0.001230893</text:p>
          </table:table-cell>
          <table:table-cell office:value-type="float" office:value="0.000022648" calcext:value-type="float">
            <text:p>2.2648E-05</text:p>
          </table:table-cell>
          <table:table-cell office:value-type="float" office:value="0.000092753" calcext:value-type="float">
            <text:p>9.2753E-05</text:p>
          </table:table-cell>
          <table:table-cell office:value-type="float" office:value="0.000310803" calcext:value-type="float">
            <text:p>0.000310803</text:p>
          </table:table-cell>
          <table:table-cell office:value-type="float" office:value="0.001421268" calcext:value-type="float">
            <text:p>0.001421268</text:p>
          </table:table-cell>
          <table:table-cell table:formula="of:=[.F37]/[.B37]" office:value-type="percentage" office:value="0.850469395418701" calcext:value-type="percentage">
            <text:p>85%</text:p>
          </table:table-cell>
          <table:table-cell table:style-name="ce3" table:formula="of:=[.G37]/[.C37]" office:value-type="percentage" office:value="1.00373344299195" calcext:value-type="percentage">
            <text:p>100%</text:p>
          </table:table-cell>
          <table:table-cell table:style-name="ce3" table:formula="of:=[.H37]/[.D37]" office:value-type="percentage" office:value="1.60796212944281" calcext:value-type="percentage">
            <text:p>161%</text:p>
          </table:table-cell>
          <table:table-cell table:style-name="ce3" table:formula="of:=[.I37]/[.E37]" office:value-type="percentage" office:value="1.15466413408802" calcext:value-type="percentage">
            <text:p>115%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0003169" calcext:value-type="float">
            <text:p>3.169E-05</text:p>
          </table:table-cell>
          <table:table-cell office:value-type="float" office:value="0.000206277" calcext:value-type="float">
            <text:p>0.000206277</text:p>
          </table:table-cell>
          <table:table-cell office:value-type="float" office:value="0.000322332" calcext:value-type="float">
            <text:p>0.000322332</text:p>
          </table:table-cell>
          <table:table-cell office:value-type="float" office:value="0.001476904" calcext:value-type="float">
            <text:p>0.001476904</text:p>
          </table:table-cell>
          <table:table-cell office:value-type="float" office:value="0.000028617" calcext:value-type="float">
            <text:p>2.8617E-05</text:p>
          </table:table-cell>
          <table:table-cell office:value-type="float" office:value="0.000182312" calcext:value-type="float">
            <text:p>0.000182312</text:p>
          </table:table-cell>
          <table:table-cell office:value-type="float" office:value="0.000321626" calcext:value-type="float">
            <text:p>0.000321626</text:p>
          </table:table-cell>
          <table:table-cell office:value-type="float" office:value="0.001139824" calcext:value-type="float">
            <text:p>0.001139824</text:p>
          </table:table-cell>
          <table:table-cell table:formula="of:=[.F38]/[.B38]" office:value-type="percentage" office:value="0.903029346797097" calcext:value-type="percentage">
            <text:p>90%</text:p>
          </table:table-cell>
          <table:table-cell table:style-name="ce3" table:formula="of:=[.G38]/[.C38]" office:value-type="percentage" office:value="0.883821269458059" calcext:value-type="percentage">
            <text:p>88%</text:p>
          </table:table-cell>
          <table:table-cell table:style-name="ce3" table:formula="of:=[.H38]/[.D38]" office:value-type="percentage" office:value="0.997809711725798" calcext:value-type="percentage">
            <text:p>100%</text:p>
          </table:table-cell>
          <table:table-cell table:style-name="ce3" table:formula="of:=[.I38]/[.E38]" office:value-type="percentage" office:value="0.771765801974942" calcext:value-type="percentage">
            <text:p>77%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0.000093848" calcext:value-type="float">
            <text:p>9.3848E-05</text:p>
          </table:table-cell>
          <table:table-cell office:value-type="float" office:value="0.000438459" calcext:value-type="float">
            <text:p>0.000438459</text:p>
          </table:table-cell>
          <table:table-cell office:value-type="float" office:value="0.000615116" calcext:value-type="float">
            <text:p>0.000615116</text:p>
          </table:table-cell>
          <table:table-cell office:value-type="float" office:value="0.002525909" calcext:value-type="float">
            <text:p>0.002525909</text:p>
          </table:table-cell>
          <table:table-cell office:value-type="float" office:value="0.000096965" calcext:value-type="float">
            <text:p>9.6965E-05</text:p>
          </table:table-cell>
          <table:table-cell office:value-type="float" office:value="0.000381013" calcext:value-type="float">
            <text:p>0.000381013</text:p>
          </table:table-cell>
          <table:table-cell office:value-type="float" office:value="0.000594907" calcext:value-type="float">
            <text:p>0.000594907</text:p>
          </table:table-cell>
          <table:table-cell office:value-type="float" office:value="0.002412467" calcext:value-type="float">
            <text:p>0.002412467</text:p>
          </table:table-cell>
          <table:table-cell table:formula="of:=[.F39]/[.B39]" office:value-type="percentage" office:value="1.03321328105021" calcext:value-type="percentage">
            <text:p>103%</text:p>
          </table:table-cell>
          <table:table-cell table:style-name="ce3" table:formula="of:=[.G39]/[.C39]" office:value-type="percentage" office:value="0.868982048492561" calcext:value-type="percentage">
            <text:p>87%</text:p>
          </table:table-cell>
          <table:table-cell table:style-name="ce3" table:formula="of:=[.H39]/[.D39]" office:value-type="percentage" office:value="0.967146034243947" calcext:value-type="percentage">
            <text:p>97%</text:p>
          </table:table-cell>
          <table:table-cell table:style-name="ce3" table:formula="of:=[.I39]/[.E39]" office:value-type="percentage" office:value="0.955088643335924" calcext:value-type="percentage">
            <text:p>96%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0.000200393" calcext:value-type="float">
            <text:p>0.000200393</text:p>
          </table:table-cell>
          <table:table-cell office:value-type="float" office:value="0.000765915" calcext:value-type="float">
            <text:p>0.000765915</text:p>
          </table:table-cell>
          <table:table-cell office:value-type="float" office:value="0.001294758" calcext:value-type="float">
            <text:p>0.001294758</text:p>
          </table:table-cell>
          <table:table-cell office:value-type="float" office:value="0.008628267" calcext:value-type="float">
            <text:p>0.008628267</text:p>
          </table:table-cell>
          <table:table-cell office:value-type="float" office:value="0.000202417" calcext:value-type="float">
            <text:p>0.000202417</text:p>
          </table:table-cell>
          <table:table-cell office:value-type="float" office:value="0.000585468" calcext:value-type="float">
            <text:p>0.000585468</text:p>
          </table:table-cell>
          <table:table-cell office:value-type="float" office:value="0.001086135" calcext:value-type="float">
            <text:p>0.001086135</text:p>
          </table:table-cell>
          <table:table-cell office:value-type="float" office:value="0.006114451" calcext:value-type="float">
            <text:p>0.006114451</text:p>
          </table:table-cell>
          <table:table-cell table:formula="of:=[.F40]/[.B40]" office:value-type="percentage" office:value="1.01010015319896" calcext:value-type="percentage">
            <text:p>101%</text:p>
          </table:table-cell>
          <table:table-cell table:style-name="ce3" table:formula="of:=[.G40]/[.C40]" office:value-type="percentage" office:value="0.764403360686238" calcext:value-type="percentage">
            <text:p>76%</text:p>
          </table:table-cell>
          <table:table-cell table:style-name="ce3" table:formula="of:=[.H40]/[.D40]" office:value-type="percentage" office:value="0.838871047717025" calcext:value-type="percentage">
            <text:p>84%</text:p>
          </table:table-cell>
          <table:table-cell table:style-name="ce3" table:formula="of:=[.I40]/[.E40]" office:value-type="percentage" office:value="0.708653429477785" calcext:value-type="percentage">
            <text:p>71%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587759" calcext:value-type="float">
            <text:p>0.000587759</text:p>
          </table:table-cell>
          <table:table-cell office:value-type="float" office:value="0.001467589" calcext:value-type="float">
            <text:p>0.001467589</text:p>
          </table:table-cell>
          <table:table-cell office:value-type="float" office:value="0.002379742" calcext:value-type="float">
            <text:p>0.002379742</text:p>
          </table:table-cell>
          <table:table-cell office:value-type="float" office:value="0.024849073" calcext:value-type="float">
            <text:p>0.024849073</text:p>
          </table:table-cell>
          <table:table-cell office:value-type="float" office:value="0.000358843" calcext:value-type="float">
            <text:p>0.000358843</text:p>
          </table:table-cell>
          <table:table-cell office:value-type="float" office:value="0.001611091" calcext:value-type="float">
            <text:p>0.001611091</text:p>
          </table:table-cell>
          <table:table-cell office:value-type="float" office:value="0.002327357" calcext:value-type="float">
            <text:p>0.002327357</text:p>
          </table:table-cell>
          <table:table-cell office:value-type="float" office:value="0.025138265" calcext:value-type="float">
            <text:p>0.025138265</text:p>
          </table:table-cell>
          <table:table-cell table:formula="of:=[.F41]/[.B41]" office:value-type="percentage" office:value="0.610527444071465" calcext:value-type="percentage">
            <text:p>61%</text:p>
          </table:table-cell>
          <table:table-cell table:style-name="ce3" table:formula="of:=[.G41]/[.C41]" office:value-type="percentage" office:value="1.09778078194917" calcext:value-type="percentage">
            <text:p>110%</text:p>
          </table:table-cell>
          <table:table-cell table:style-name="ce3" table:formula="of:=[.H41]/[.D41]" office:value-type="percentage" office:value="0.977987109526999" calcext:value-type="percentage">
            <text:p>98%</text:p>
          </table:table-cell>
          <table:table-cell table:style-name="ce3" table:formula="of:=[.I41]/[.E41]" office:value-type="percentage" office:value="1.0116379391698" calcext:value-type="percentage">
            <text:p>101%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office:value-type="float" office:value="0.000852562" calcext:value-type="float">
            <text:p>0.000852562</text:p>
          </table:table-cell>
          <table:table-cell office:value-type="float" office:value="0.002983251" calcext:value-type="float">
            <text:p>0.002983251</text:p>
          </table:table-cell>
          <table:table-cell office:value-type="float" office:value="0.00691709" calcext:value-type="float">
            <text:p>0.00691709</text:p>
          </table:table-cell>
          <table:table-cell office:value-type="float" office:value="0.068575748" calcext:value-type="float">
            <text:p>0.068575748</text:p>
          </table:table-cell>
          <table:table-cell office:value-type="float" office:value="0.00076578" calcext:value-type="float">
            <text:p>0.00076578</text:p>
          </table:table-cell>
          <table:table-cell office:value-type="float" office:value="0.002537656" calcext:value-type="float">
            <text:p>0.002537656</text:p>
          </table:table-cell>
          <table:table-cell office:value-type="float" office:value="0.006411483" calcext:value-type="float">
            <text:p>0.006411483</text:p>
          </table:table-cell>
          <table:table-cell office:value-type="float" office:value="0.058088043" calcext:value-type="float">
            <text:p>0.058088043</text:p>
          </table:table-cell>
          <table:table-cell table:formula="of:=[.F42]/[.B42]" office:value-type="percentage" office:value="0.898210335436015" calcext:value-type="percentage">
            <text:p>90%</text:p>
          </table:table-cell>
          <table:table-cell table:style-name="ce3" table:formula="of:=[.G42]/[.C42]" office:value-type="percentage" office:value="0.85063442532995" calcext:value-type="percentage">
            <text:p>85%</text:p>
          </table:table-cell>
          <table:table-cell table:style-name="ce3" table:formula="of:=[.H42]/[.D42]" office:value-type="percentage" office:value="0.926904666557758" calcext:value-type="percentage">
            <text:p>93%</text:p>
          </table:table-cell>
          <table:table-cell table:style-name="ce3" table:formula="of:=[.I42]/[.E42]" office:value-type="percentage" office:value="0.847063935780912" calcext:value-type="percentage">
            <text:p>85%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2053172" calcext:value-type="float">
            <text:p>0.002053172</text:p>
          </table:table-cell>
          <table:table-cell office:value-type="float" office:value="0.005445366" calcext:value-type="float">
            <text:p>0.005445366</text:p>
          </table:table-cell>
          <table:table-cell office:value-type="float" office:value="0.018589345" calcext:value-type="float">
            <text:p>0.018589345</text:p>
          </table:table-cell>
          <table:table-cell office:value-type="float" office:value="0.133775398" calcext:value-type="float">
            <text:p>0.133775398</text:p>
          </table:table-cell>
          <table:table-cell office:value-type="float" office:value="0.00152181" calcext:value-type="float">
            <text:p>0.00152181</text:p>
          </table:table-cell>
          <table:table-cell office:value-type="float" office:value="0.005072351" calcext:value-type="float">
            <text:p>0.005072351</text:p>
          </table:table-cell>
          <table:table-cell office:value-type="float" office:value="0.018039619" calcext:value-type="float">
            <text:p>0.018039619</text:p>
          </table:table-cell>
          <table:table-cell office:value-type="float" office:value="0.128392997" calcext:value-type="float">
            <text:p>0.128392997</text:p>
          </table:table-cell>
          <table:table-cell table:formula="of:=[.F43]/[.B43]" office:value-type="percentage" office:value="0.741199470867516" calcext:value-type="percentage">
            <text:p>74%</text:p>
          </table:table-cell>
          <table:table-cell table:style-name="ce3" table:formula="of:=[.G43]/[.C43]" office:value-type="percentage" office:value="0.931498635720721" calcext:value-type="percentage">
            <text:p>93%</text:p>
          </table:table-cell>
          <table:table-cell table:style-name="ce3" table:formula="of:=[.H43]/[.D43]" office:value-type="percentage" office:value="0.970427898347145" calcext:value-type="percentage">
            <text:p>97%</text:p>
          </table:table-cell>
          <table:table-cell table:style-name="ce3" table:formula="of:=[.I43]/[.E43]" office:value-type="percentage" office:value="0.959765389746775" calcext:value-type="percentage">
            <text:p>96%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office:value-type="float" office:value="0.003955103" calcext:value-type="float">
            <text:p>0.003955103</text:p>
          </table:table-cell>
          <table:table-cell office:value-type="float" office:value="0.011273167" calcext:value-type="float">
            <text:p>0.011273167</text:p>
          </table:table-cell>
          <table:table-cell office:value-type="float" office:value="0.036890249" calcext:value-type="float">
            <text:p>0.036890249</text:p>
          </table:table-cell>
          <table:table-cell office:value-type="float" office:value="0.29552853" calcext:value-type="float">
            <text:p>0.29552853</text:p>
          </table:table-cell>
          <table:table-cell office:value-type="float" office:value="0.003018528" calcext:value-type="float">
            <text:p>0.003018528</text:p>
          </table:table-cell>
          <table:table-cell office:value-type="float" office:value="0.009657101" calcext:value-type="float">
            <text:p>0.009657101</text:p>
          </table:table-cell>
          <table:table-cell office:value-type="float" office:value="0.036894494" calcext:value-type="float">
            <text:p>0.036894494</text:p>
          </table:table-cell>
          <table:table-cell office:value-type="float" office:value="0.265416565" calcext:value-type="float">
            <text:p>0.265416565</text:p>
          </table:table-cell>
          <table:table-cell table:formula="of:=[.F44]/[.B44]" office:value-type="percentage" office:value="0.76319832884251" calcext:value-type="percentage">
            <text:p>76%</text:p>
          </table:table-cell>
          <table:table-cell table:style-name="ce3" table:formula="of:=[.G44]/[.C44]" office:value-type="percentage" office:value="0.856644898456663" calcext:value-type="percentage">
            <text:p>86%</text:p>
          </table:table-cell>
          <table:table-cell table:style-name="ce3" table:formula="of:=[.H44]/[.D44]" office:value-type="percentage" office:value="1.00011507105848" calcext:value-type="percentage">
            <text:p>100%</text:p>
          </table:table-cell>
          <table:table-cell table:style-name="ce3" table:formula="of:=[.I44]/[.E44]" office:value-type="percentage" office:value="0.898108094673634" calcext:value-type="percentage">
            <text:p>90%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7718486" calcext:value-type="float">
            <text:p>0.007718486</text:p>
          </table:table-cell>
          <table:table-cell office:value-type="float" office:value="0.024915592" calcext:value-type="float">
            <text:p>0.024915592</text:p>
          </table:table-cell>
          <table:table-cell office:value-type="float" office:value="0.072334731" calcext:value-type="float">
            <text:p>0.072334731</text:p>
          </table:table-cell>
          <table:table-cell office:value-type="float" office:value="0.620252258" calcext:value-type="float">
            <text:p>0.620252258</text:p>
          </table:table-cell>
          <table:table-cell office:value-type="float" office:value="0.005636517" calcext:value-type="float">
            <text:p>0.005636517</text:p>
          </table:table-cell>
          <table:table-cell office:value-type="float" office:value="0.022652199" calcext:value-type="float">
            <text:p>0.022652199</text:p>
          </table:table-cell>
          <table:table-cell office:value-type="float" office:value="0.072812213" calcext:value-type="float">
            <text:p>0.072812213</text:p>
          </table:table-cell>
          <table:table-cell office:value-type="float" office:value="0.562739708" calcext:value-type="float">
            <text:p>0.562739708</text:p>
          </table:table-cell>
          <table:table-cell table:formula="of:=[.F45]/[.B45]" office:value-type="percentage" office:value="0.730261996977127" calcext:value-type="percentage">
            <text:p>73%</text:p>
          </table:table-cell>
          <table:table-cell table:style-name="ce3" table:formula="of:=[.G45]/[.C45]" office:value-type="percentage" office:value="0.909157566876196" calcext:value-type="percentage">
            <text:p>91%</text:p>
          </table:table-cell>
          <table:table-cell table:style-name="ce3" table:formula="of:=[.H45]/[.D45]" office:value-type="percentage" office:value="1.00660100609208" calcext:value-type="percentage">
            <text:p>101%</text:p>
          </table:table-cell>
          <table:table-cell table:style-name="ce3" table:formula="of:=[.I45]/[.E45]" office:value-type="percentage" office:value="0.907275549168577" calcext:value-type="percentage">
            <text:p>91%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office:value-type="float" office:value="0.016450388" calcext:value-type="float">
            <text:p>0.016450388</text:p>
          </table:table-cell>
          <table:table-cell office:value-type="float" office:value="0.051833364" calcext:value-type="float">
            <text:p>0.051833364</text:p>
          </table:table-cell>
          <table:table-cell office:value-type="float" office:value="0.145350398" calcext:value-type="float">
            <text:p>0.145350398</text:p>
          </table:table-cell>
          <table:table-cell office:value-type="float" office:value="1.24618171" calcext:value-type="float">
            <text:p>1.24618171</text:p>
          </table:table-cell>
          <table:table-cell office:value-type="float" office:value="0.013432593" calcext:value-type="float">
            <text:p>0.013432593</text:p>
          </table:table-cell>
          <table:table-cell office:value-type="float" office:value="0.048142546" calcext:value-type="float">
            <text:p>0.048142546</text:p>
          </table:table-cell>
          <table:table-cell office:value-type="float" office:value="0.153630757" calcext:value-type="float">
            <text:p>0.153630757</text:p>
          </table:table-cell>
          <table:table-cell office:value-type="float" office:value="1.195256567" calcext:value-type="float">
            <text:p>1.195256567</text:p>
          </table:table-cell>
          <table:table-cell table:formula="of:=[.F46]/[.B46]" office:value-type="percentage" office:value="0.81655174333882" calcext:value-type="percentage">
            <text:p>82%</text:p>
          </table:table-cell>
          <table:table-cell table:style-name="ce3" table:formula="of:=[.G46]/[.C46]" office:value-type="percentage" office:value="0.928794550166568" calcext:value-type="percentage">
            <text:p>93%</text:p>
          </table:table-cell>
          <table:table-cell table:style-name="ce3" table:formula="of:=[.H46]/[.D46]" office:value-type="percentage" office:value="1.05696825818117" calcext:value-type="percentage">
            <text:p>106%</text:p>
          </table:table-cell>
          <table:table-cell table:style-name="ce3" table:formula="of:=[.I46]/[.E46]" office:value-type="percentage" office:value="0.959135058241225" calcext:value-type="percentage">
            <text:p>96%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39054546" calcext:value-type="float">
            <text:p>0.039054546</text:p>
          </table:table-cell>
          <table:table-cell office:value-type="float" office:value="0.109736445" calcext:value-type="float">
            <text:p>0.109736445</text:p>
          </table:table-cell>
          <table:table-cell office:value-type="float" office:value="0.302812395" calcext:value-type="float">
            <text:p>0.302812395</text:p>
          </table:table-cell>
          <table:table-cell office:value-type="float" office:value="4.604623227" calcext:value-type="float">
            <text:p>4.604623227</text:p>
          </table:table-cell>
          <table:table-cell office:value-type="float" office:value="0.025518006" calcext:value-type="float">
            <text:p>0.025518006</text:p>
          </table:table-cell>
          <table:table-cell office:value-type="float" office:value="0.097042434" calcext:value-type="float">
            <text:p>0.097042434</text:p>
          </table:table-cell>
          <table:table-cell office:value-type="float" office:value="0.403880136" calcext:value-type="float">
            <text:p>0.403880136</text:p>
          </table:table-cell>
          <table:table-cell office:value-type="float" office:value="3.261295668" calcext:value-type="float">
            <text:p>3.261295668</text:p>
          </table:table-cell>
          <table:table-cell table:formula="of:=[.F47]/[.B47]" office:value-type="percentage" office:value="0.653393999254274" calcext:value-type="percentage">
            <text:p>65%</text:p>
          </table:table-cell>
          <table:table-cell table:style-name="ce3" table:formula="of:=[.G47]/[.C47]" office:value-type="percentage" office:value="0.884322742549205" calcext:value-type="percentage">
            <text:p>88%</text:p>
          </table:table-cell>
          <table:table-cell table:style-name="ce3" table:formula="of:=[.H47]/[.D47]" office:value-type="percentage" office:value="1.33376355350315" calcext:value-type="percentage">
            <text:p>133%</text:p>
          </table:table-cell>
          <table:table-cell table:style-name="ce3" table:formula="of:=[.I47]/[.E47]" office:value-type="percentage" office:value="0.708265477374312" calcext:value-type="percentage">
            <text:p>71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an (16k+)</text:p>
          </table:table-cell>
          <table:table-cell table:formula="of:=MEDIAN([.J41:.J47])" office:value-type="percentage" office:value="0.741199470867516" calcext:value-type="percentage">
            <text:p>74%</text:p>
          </table:table-cell>
          <table:table-cell table:style-name="ce3" table:formula="of:=MEDIAN([.K41:.K47])" office:value-type="percentage" office:value="0.909157566876196" calcext:value-type="percentage">
            <text:p>91%</text:p>
          </table:table-cell>
          <table:table-cell table:style-name="ce3" table:formula="of:=MEDIAN([.L41:.L47])" office:value-type="percentage" office:value="1.00011507105848" calcext:value-type="percentage">
            <text:p>100%</text:p>
          </table:table-cell>
          <table:table-cell table:style-name="ce3" table:formula="of:=MEDIAN([.M41:.M47])" office:value-type="percentage" office:value="0.907275549168577" calcext:value-type="percentage">
            <text:p>9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2:08:15.086855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6-18T12:37:34.019914101</dc:date>
    <meta:editing-duration>P3DT21H42M6S</meta:editing-duration>
    <meta:editing-cycles>36</meta:editing-cycles>
    <meta:generator>LibreOffice/6.1.4.2$MacOSX_X86_64 LibreOffice_project/9d0f32d1f0b509096fd65e0d4bec26ddd1938fd3</meta:generator>
    <meta:document-statistic meta:table-count="11" meta:cell-count="6294" meta:object-count="0"/>
  </office:meta>
</office:document-meta>
</file>